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shapes>
          <draw:frame draw:z-index="0" draw:style-name="gr1" draw:text-style-name="P1" svg:width="1080.51pt" svg:height="607.78pt" svg:x="0.77pt" svg:y="652.79pt">
            <draw:object draw:notify-on-update-of-ranges="temp.N1:temp.N1 temp.N2:temp.N48 temp.O1:temp.O1 temp.O2:temp.O48 temp.P1:temp.P1 temp.P2:temp.P48 temp.Q1:temp.Q1 temp.Q2:temp.Q48 temp.R1:temp.R1 temp.R2:temp.R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82.07pt" svg:height="608.63pt" svg:x="0pt" svg:y="1278.34pt">
            <draw:object draw:notify-on-update-of-ranges="temp.T2:temp.KN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89" table:default-cell-style-name="Default"/>
        <table:table-row table:style-name="ro1">
          <table:table-cell table:number-columns-repeated="13"/>
          <table:table-cell office:value-type="string" calcext:value-type="string">
            <text:p>Start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End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7289" calcext:value-type="float">
            <text:p>3.877289</text:p>
          </table:table-cell>
          <table:table-cell office:value-type="float" office:value="10785" calcext:value-type="float">
            <text:p>10785</text:p>
          </table:table-cell>
          <table:table-cell office:value-type="float" office:value="3.883028" calcext:value-type="float">
            <text:p>3.883028</text:p>
          </table:table-cell>
          <table:table-cell office:value-type="float" office:value="20719" calcext:value-type="float">
            <text:p>20719</text:p>
          </table:table-cell>
          <table:table-cell office:value-type="float" office:value="3.879487" calcext:value-type="float">
            <text:p>3.879487</text:p>
          </table:table-cell>
          <table:table-cell office:value-type="float" office:value="48187" calcext:value-type="float">
            <text:p>48187</text:p>
          </table:table-cell>
          <table:table-cell office:value-type="float" office:value="3.878999" calcext:value-type="float">
            <text:p>3.878999</text:p>
          </table:table-cell>
          <table:table-cell office:value-type="float" office:value="48201" calcext:value-type="float">
            <text:p>48201</text:p>
          </table:table-cell>
          <table:table-cell office:value-type="float" office:value="3.879853" calcext:value-type="float">
            <text:p>3.879853</text:p>
          </table:table-cell>
          <table:table-cell office:value-type="string" calcext:value-type="string">
            <text:p><text:s/>15.9.2020 12:50</text:p>
          </table:table-cell>
          <table:table-cell table:number-columns-repeated="2"/>
          <table:table-cell table:formula="of:=[.B2]" office:value-type="float" office:value="3.877289" calcext:value-type="float">
            <text:p>3.877289</text:p>
          </table:table-cell>
          <table:table-cell table:formula="of:=[.D2]" office:value-type="float" office:value="3.883028" calcext:value-type="float">
            <text:p>3.883028</text:p>
          </table:table-cell>
          <table:table-cell table:formula="of:=[.F2]" office:value-type="float" office:value="3.879487" calcext:value-type="float">
            <text:p>3.879487</text:p>
          </table:table-cell>
          <table:table-cell table:formula="of:=[.H2]" office:value-type="float" office:value="3.878999" calcext:value-type="float">
            <text:p>3.878999</text:p>
          </table:table-cell>
          <table:table-cell table:formula="of:=[.J2]" office:value-type="float" office:value="3.879853" calcext:value-type="float">
            <text:p>3.879853</text:p>
          </table:table-cell>
          <table:table-cell/>
          <table:table-cell table:formula="of:=[.N2]" office:value-type="float" office:value="3.877289" calcext:value-type="float">
            <text:p>3.877289</text:p>
          </table:table-cell>
          <table:table-cell table:formula="of:=[.O2]" office:value-type="float" office:value="3.883028" calcext:value-type="float">
            <text:p>3.883028</text:p>
          </table:table-cell>
          <table:table-cell table:formula="of:=[.P2]" office:value-type="float" office:value="3.879487" calcext:value-type="float">
            <text:p>3.879487</text:p>
          </table:table-cell>
          <table:table-cell table:formula="of:=[.Q2]" office:value-type="float" office:value="3.878999" calcext:value-type="float">
            <text:p>3.878999</text:p>
          </table:table-cell>
          <table:table-cell table:formula="of:=[.R2]" office:value-type="float" office:value="3.879853" calcext:value-type="float">
            <text:p>3.879853</text:p>
          </table:table-cell>
          <table:table-cell/>
          <table:table-cell table:formula="of:=[.N3]" office:value-type="float" office:value="3.880953" calcext:value-type="float">
            <text:p>3.880953</text:p>
          </table:table-cell>
          <table:table-cell table:formula="of:=[.O3]" office:value-type="float" office:value="3.857509" calcext:value-type="float">
            <text:p>3.857509</text:p>
          </table:table-cell>
          <table:table-cell table:formula="of:=[.P3]" office:value-type="float" office:value="3.878022" calcext:value-type="float">
            <text:p>3.878022</text:p>
          </table:table-cell>
          <table:table-cell table:formula="of:=[.Q3]" office:value-type="float" office:value="3.884615" calcext:value-type="float">
            <text:p>3.884615</text:p>
          </table:table-cell>
          <table:table-cell table:formula="of:=[.R3]" office:value-type="float" office:value="3.881197" calcext:value-type="float">
            <text:p>3.881197</text:p>
          </table:table-cell>
          <table:table-cell/>
          <table:table-cell table:formula="of:=[.N4]" office:value-type="float" office:value="3.880953" calcext:value-type="float">
            <text:p>3.880953</text:p>
          </table:table-cell>
          <table:table-cell table:formula="of:=[.O4]" office:value-type="float" office:value="3.876679" calcext:value-type="float">
            <text:p>3.876679</text:p>
          </table:table-cell>
          <table:table-cell table:formula="of:=[.P4]" office:value-type="float" office:value="3.876434" calcext:value-type="float">
            <text:p>3.876434</text:p>
          </table:table-cell>
          <table:table-cell table:formula="of:=[.Q4]" office:value-type="float" office:value="3.878144" calcext:value-type="float">
            <text:p>3.878144</text:p>
          </table:table-cell>
          <table:table-cell table:formula="of:=[.R4]" office:value-type="float" office:value="3.877778" calcext:value-type="float">
            <text:p>3.877778</text:p>
          </table:table-cell>
          <table:table-cell/>
          <table:table-cell table:formula="of:=[.N5]" office:value-type="float" office:value="3.877656" calcext:value-type="float">
            <text:p>3.877656</text:p>
          </table:table-cell>
          <table:table-cell table:formula="of:=[.O5]" office:value-type="float" office:value="3.855678" calcext:value-type="float">
            <text:p>3.855678</text:p>
          </table:table-cell>
          <table:table-cell table:formula="of:=[.P5]" office:value-type="float" office:value="3.877167" calcext:value-type="float">
            <text:p>3.877167</text:p>
          </table:table-cell>
          <table:table-cell table:formula="of:=[.Q5]" office:value-type="float" office:value="3.877411" calcext:value-type="float">
            <text:p>3.877411</text:p>
          </table:table-cell>
          <table:table-cell table:formula="of:=[.R5]" office:value-type="float" office:value="3.878877" calcext:value-type="float">
            <text:p>3.878877</text:p>
          </table:table-cell>
          <table:table-cell/>
          <table:table-cell table:formula="of:=[.N6]" office:value-type="float" office:value="3.876557" calcext:value-type="float">
            <text:p>3.876557</text:p>
          </table:table-cell>
          <table:table-cell table:formula="of:=[.O6]" office:value-type="float" office:value="3.859097" calcext:value-type="float">
            <text:p>3.859097</text:p>
          </table:table-cell>
          <table:table-cell table:formula="of:=[.P6]" office:value-type="float" office:value="3.875702" calcext:value-type="float">
            <text:p>3.875702</text:p>
          </table:table-cell>
          <table:table-cell table:formula="of:=[.Q6]" office:value-type="float" office:value="3.879853" calcext:value-type="float">
            <text:p>3.879853</text:p>
          </table:table-cell>
          <table:table-cell table:formula="of:=[.R6]" office:value-type="float" office:value="3.87851" calcext:value-type="float">
            <text:p>3.87851</text:p>
          </table:table-cell>
          <table:table-cell/>
          <table:table-cell table:formula="of:=[.N7]" office:value-type="float" office:value="3.876557" calcext:value-type="float">
            <text:p>3.876557</text:p>
          </table:table-cell>
          <table:table-cell table:formula="of:=[.O7]" office:value-type="float" office:value="3.874115" calcext:value-type="float">
            <text:p>3.874115</text:p>
          </table:table-cell>
          <table:table-cell table:formula="of:=[.P7]" office:value-type="float" office:value="3.873871" calcext:value-type="float">
            <text:p>3.873871</text:p>
          </table:table-cell>
          <table:table-cell table:formula="of:=[.Q7]" office:value-type="float" office:value="3.860195" calcext:value-type="float">
            <text:p>3.860195</text:p>
          </table:table-cell>
          <table:table-cell table:formula="of:=[.R7]" office:value-type="float" office:value="3.877045" calcext:value-type="float">
            <text:p>3.877045</text:p>
          </table:table-cell>
          <table:table-cell/>
          <table:table-cell table:formula="of:=[.N8]" office:value-type="float" office:value="3.8779" calcext:value-type="float">
            <text:p>3.8779</text:p>
          </table:table-cell>
          <table:table-cell table:formula="of:=[.O8]" office:value-type="float" office:value="3.854457" calcext:value-type="float">
            <text:p>3.854457</text:p>
          </table:table-cell>
          <table:table-cell table:formula="of:=[.P8]" office:value-type="float" office:value="3.872772" calcext:value-type="float">
            <text:p>3.872772</text:p>
          </table:table-cell>
          <table:table-cell table:formula="of:=[.Q8]" office:value-type="float" office:value="3.875336" calcext:value-type="float">
            <text:p>3.875336</text:p>
          </table:table-cell>
          <table:table-cell table:formula="of:=[.R8]" office:value-type="float" office:value="3.876435" calcext:value-type="float">
            <text:p>3.876435</text:p>
          </table:table-cell>
          <table:table-cell/>
          <table:table-cell table:formula="of:=[.N9]" office:value-type="float" office:value="3.874603" calcext:value-type="float">
            <text:p>3.874603</text:p>
          </table:table-cell>
          <table:table-cell table:formula="of:=[.O9]" office:value-type="float" office:value="3.853602" calcext:value-type="float">
            <text:p>3.853602</text:p>
          </table:table-cell>
          <table:table-cell table:formula="of:=[.P9]" office:value-type="float" office:value="3.852503" calcext:value-type="float">
            <text:p>3.852503</text:p>
          </table:table-cell>
          <table:table-cell table:formula="of:=[.Q9]" office:value-type="float" office:value="3.874847" calcext:value-type="float">
            <text:p>3.874847</text:p>
          </table:table-cell>
          <table:table-cell table:formula="of:=[.R9]" office:value-type="float" office:value="3.874847" calcext:value-type="float">
            <text:p>3.874847</text:p>
          </table:table-cell>
          <table:table-cell/>
          <table:table-cell table:formula="of:=[.N10]" office:value-type="float" office:value="3.874725" calcext:value-type="float">
            <text:p>3.874725</text:p>
          </table:table-cell>
          <table:table-cell table:formula="of:=[.O10]" office:value-type="float" office:value="3.853235" calcext:value-type="float">
            <text:p>3.853235</text:p>
          </table:table-cell>
          <table:table-cell table:formula="of:=[.P10]" office:value-type="float" office:value="3.856533" calcext:value-type="float">
            <text:p>3.856533</text:p>
          </table:table-cell>
          <table:table-cell table:formula="of:=[.Q10]" office:value-type="float" office:value="3.873138" calcext:value-type="float">
            <text:p>3.873138</text:p>
          </table:table-cell>
          <table:table-cell table:formula="of:=[.R10]" office:value-type="float" office:value="3.872894" calcext:value-type="float">
            <text:p>3.872894</text:p>
          </table:table-cell>
          <table:table-cell/>
          <table:table-cell table:formula="of:=[.N11]" office:value-type="float" office:value="3.874237" calcext:value-type="float">
            <text:p>3.874237</text:p>
          </table:table-cell>
          <table:table-cell table:formula="of:=[.O11]" office:value-type="float" office:value="3.850427" calcext:value-type="float">
            <text:p>3.850427</text:p>
          </table:table-cell>
          <table:table-cell table:formula="of:=[.P11]" office:value-type="float" office:value="3.853846" calcext:value-type="float">
            <text:p>3.853846</text:p>
          </table:table-cell>
          <table:table-cell table:formula="of:=[.Q11]" office:value-type="float" office:value="3.874969" calcext:value-type="float">
            <text:p>3.874969</text:p>
          </table:table-cell>
          <table:table-cell table:formula="of:=[.R11]" office:value-type="float" office:value="3.871795" calcext:value-type="float">
            <text:p>3.871795</text:p>
          </table:table-cell>
          <table:table-cell/>
          <table:table-cell table:formula="of:=[.N12]" office:value-type="float" office:value="3.875824" calcext:value-type="float">
            <text:p>3.875824</text:p>
          </table:table-cell>
          <table:table-cell table:formula="of:=[.O12]" office:value-type="float" office:value="3.84652" calcext:value-type="float">
            <text:p>3.84652</text:p>
          </table:table-cell>
          <table:table-cell table:formula="of:=[.P12]" office:value-type="float" office:value="3.87265" calcext:value-type="float">
            <text:p>3.87265</text:p>
          </table:table-cell>
          <table:table-cell table:formula="of:=[.Q12]" office:value-type="float" office:value="3.873871" calcext:value-type="float">
            <text:p>3.873871</text:p>
          </table:table-cell>
          <table:table-cell table:formula="of:=[.R12]" office:value-type="float" office:value="3.871673" calcext:value-type="float">
            <text:p>3.871673</text:p>
          </table:table-cell>
          <table:table-cell/>
          <table:table-cell table:formula="of:=[.N13]" office:value-type="float" office:value="3.874115" calcext:value-type="float">
            <text:p>3.874115</text:p>
          </table:table-cell>
          <table:table-cell table:formula="of:=[.O13]" office:value-type="float" office:value="3.857021" calcext:value-type="float">
            <text:p>3.857021</text:p>
          </table:table-cell>
          <table:table-cell table:formula="of:=[.P13]" office:value-type="float" office:value="3.873749" calcext:value-type="float">
            <text:p>3.873749</text:p>
          </table:table-cell>
          <table:table-cell table:formula="of:=[.Q13]" office:value-type="float" office:value="3.874481" calcext:value-type="float">
            <text:p>3.874481</text:p>
          </table:table-cell>
          <table:table-cell table:formula="of:=[.R13]" office:value-type="float" office:value="3.872649" calcext:value-type="float">
            <text:p>3.872649</text:p>
          </table:table-cell>
          <table:table-cell/>
          <table:table-cell table:formula="of:=[.N14]" office:value-type="float" office:value="3.869841" calcext:value-type="float">
            <text:p>3.869841</text:p>
          </table:table-cell>
          <table:table-cell table:formula="of:=[.O14]" office:value-type="float" office:value="3.870574" calcext:value-type="float">
            <text:p>3.870574</text:p>
          </table:table-cell>
          <table:table-cell table:formula="of:=[.P14]" office:value-type="float" office:value="3.86569" calcext:value-type="float">
            <text:p>3.86569</text:p>
          </table:table-cell>
          <table:table-cell table:formula="of:=[.Q14]" office:value-type="float" office:value="3.868864" calcext:value-type="float">
            <text:p>3.868864</text:p>
          </table:table-cell>
          <table:table-cell table:formula="of:=[.R14]" office:value-type="float" office:value="3.865446" calcext:value-type="float">
            <text:p>3.865446</text:p>
          </table:table-cell>
          <table:table-cell/>
          <table:table-cell table:formula="of:=[.N15]" office:value-type="float" office:value="3.871673" calcext:value-type="float">
            <text:p>3.871673</text:p>
          </table:table-cell>
          <table:table-cell table:formula="of:=[.O15]" office:value-type="float" office:value="3.871062" calcext:value-type="float">
            <text:p>3.871062</text:p>
          </table:table-cell>
          <table:table-cell table:formula="of:=[.P15]" office:value-type="float" office:value="3.866545" calcext:value-type="float">
            <text:p>3.866545</text:p>
          </table:table-cell>
          <table:table-cell table:formula="of:=[.Q15]" office:value-type="float" office:value="3.86923" calcext:value-type="float">
            <text:p>3.86923</text:p>
          </table:table-cell>
          <table:table-cell table:formula="of:=[.R15]" office:value-type="float" office:value="3.868254" calcext:value-type="float">
            <text:p>3.868254</text:p>
          </table:table-cell>
          <table:table-cell/>
          <table:table-cell table:formula="of:=[.N16]" office:value-type="float" office:value="3.86862" calcext:value-type="float">
            <text:p>3.86862</text:p>
          </table:table-cell>
          <table:table-cell table:formula="of:=[.O16]" office:value-type="float" office:value="3.86862" calcext:value-type="float">
            <text:p>3.86862</text:p>
          </table:table-cell>
          <table:table-cell table:formula="of:=[.P16]" office:value-type="float" office:value="3.869108" calcext:value-type="float">
            <text:p>3.869108</text:p>
          </table:table-cell>
          <table:table-cell table:formula="of:=[.Q16]" office:value-type="float" office:value="3.865079" calcext:value-type="float">
            <text:p>3.865079</text:p>
          </table:table-cell>
          <table:table-cell table:formula="of:=[.R16]" office:value-type="float" office:value="3.864957" calcext:value-type="float">
            <text:p>3.864957</text:p>
          </table:table-cell>
          <table:table-cell/>
          <table:table-cell table:formula="of:=[.N17]" office:value-type="float" office:value="3.873016" calcext:value-type="float">
            <text:p>3.873016</text:p>
          </table:table-cell>
          <table:table-cell table:formula="of:=[.O17]" office:value-type="float" office:value="3.870818" calcext:value-type="float">
            <text:p>3.870818</text:p>
          </table:table-cell>
          <table:table-cell table:formula="of:=[.P17]" office:value-type="float" office:value="3.864225" calcext:value-type="float">
            <text:p>3.864225</text:p>
          </table:table-cell>
          <table:table-cell table:formula="of:=[.Q17]" office:value-type="float" office:value="3.868254" calcext:value-type="float">
            <text:p>3.868254</text:p>
          </table:table-cell>
          <table:table-cell table:formula="of:=[.R17]" office:value-type="float" office:value="3.869109" calcext:value-type="float">
            <text:p>3.869109</text:p>
          </table:table-cell>
          <table:table-cell/>
          <table:table-cell table:formula="of:=[.N18]" office:value-type="float" office:value="3.866423" calcext:value-type="float">
            <text:p>3.866423</text:p>
          </table:table-cell>
          <table:table-cell table:formula="of:=[.O18]" office:value-type="float" office:value="3.863126" calcext:value-type="float">
            <text:p>3.863126</text:p>
          </table:table-cell>
          <table:table-cell table:formula="of:=[.P18]" office:value-type="float" office:value="3.849207" calcext:value-type="float">
            <text:p>3.849207</text:p>
          </table:table-cell>
          <table:table-cell table:formula="of:=[.Q18]" office:value-type="float" office:value="3.865934" calcext:value-type="float">
            <text:p>3.865934</text:p>
          </table:table-cell>
          <table:table-cell table:formula="of:=[.R18]" office:value-type="float" office:value="3.866178" calcext:value-type="float">
            <text:p>3.866178</text:p>
          </table:table-cell>
          <table:table-cell/>
          <table:table-cell table:formula="of:=[.N19]" office:value-type="float" office:value="3.866545" calcext:value-type="float">
            <text:p>3.866545</text:p>
          </table:table-cell>
          <table:table-cell table:formula="of:=[.O19]" office:value-type="float" office:value="3.844078" calcext:value-type="float">
            <text:p>3.844078</text:p>
          </table:table-cell>
          <table:table-cell table:formula="of:=[.P19]" office:value-type="float" office:value="3.866667" calcext:value-type="float">
            <text:p>3.866667</text:p>
          </table:table-cell>
          <table:table-cell table:formula="of:=[.Q19]" office:value-type="float" office:value="3.867643" calcext:value-type="float">
            <text:p>3.867643</text:p>
          </table:table-cell>
          <table:table-cell table:formula="of:=[.R19]" office:value-type="float" office:value="3.868498" calcext:value-type="float">
            <text:p>3.868498</text:p>
          </table:table-cell>
          <table:table-cell/>
          <table:table-cell table:formula="of:=[.N20]" office:value-type="float" office:value="3.86801" calcext:value-type="float">
            <text:p>3.86801</text:p>
          </table:table-cell>
          <table:table-cell table:formula="of:=[.O20]" office:value-type="float" office:value="3.848351" calcext:value-type="float">
            <text:p>3.848351</text:p>
          </table:table-cell>
          <table:table-cell table:formula="of:=[.P20]" office:value-type="float" office:value="3.861172" calcext:value-type="float">
            <text:p>3.861172</text:p>
          </table:table-cell>
          <table:table-cell table:formula="of:=[.Q20]" office:value-type="float" office:value="3.860439" calcext:value-type="float">
            <text:p>3.860439</text:p>
          </table:table-cell>
          <table:table-cell table:formula="of:=[.R20]" office:value-type="float" office:value="3.859707" calcext:value-type="float">
            <text:p>3.859707</text:p>
          </table:table-cell>
          <table:table-cell/>
          <table:table-cell table:formula="of:=[.N21]" office:value-type="float" office:value="3.865812" calcext:value-type="float">
            <text:p>3.865812</text:p>
          </table:table-cell>
          <table:table-cell table:formula="of:=[.O21]" office:value-type="float" office:value="3.865201" calcext:value-type="float">
            <text:p>3.865201</text:p>
          </table:table-cell>
          <table:table-cell table:formula="of:=[.P21]" office:value-type="float" office:value="3.862881" calcext:value-type="float">
            <text:p>3.862881</text:p>
          </table:table-cell>
          <table:table-cell table:formula="of:=[.Q21]" office:value-type="float" office:value="3.866667" calcext:value-type="float">
            <text:p>3.866667</text:p>
          </table:table-cell>
          <table:table-cell table:formula="of:=[.R21]" office:value-type="float" office:value="3.865934" calcext:value-type="float">
            <text:p>3.865934</text:p>
          </table:table-cell>
          <table:table-cell/>
          <table:table-cell table:formula="of:=[.N22]" office:value-type="float" office:value="3.866056" calcext:value-type="float">
            <text:p>3.866056</text:p>
          </table:table-cell>
          <table:table-cell table:formula="of:=[.O22]" office:value-type="float" office:value="3.841636" calcext:value-type="float">
            <text:p>3.841636</text:p>
          </table:table-cell>
          <table:table-cell table:formula="of:=[.P22]" office:value-type="float" office:value="3.863126" calcext:value-type="float">
            <text:p>3.863126</text:p>
          </table:table-cell>
          <table:table-cell table:formula="of:=[.Q22]" office:value-type="float" office:value="3.867643" calcext:value-type="float">
            <text:p>3.867643</text:p>
          </table:table-cell>
          <table:table-cell table:formula="of:=[.R22]" office:value-type="float" office:value="3.867033" calcext:value-type="float">
            <text:p>3.867033</text:p>
          </table:table-cell>
          <table:table-cell/>
          <table:table-cell table:formula="of:=[.N23]" office:value-type="float" office:value="3.86398" calcext:value-type="float">
            <text:p>3.86398</text:p>
          </table:table-cell>
          <table:table-cell table:formula="of:=[.O23]" office:value-type="float" office:value="3.86166" calcext:value-type="float">
            <text:p>3.86166</text:p>
          </table:table-cell>
          <table:table-cell table:formula="of:=[.P23]" office:value-type="float" office:value="3.852381" calcext:value-type="float">
            <text:p>3.852381</text:p>
          </table:table-cell>
          <table:table-cell table:formula="of:=[.Q23]" office:value-type="float" office:value="3.86398" calcext:value-type="float">
            <text:p>3.86398</text:p>
          </table:table-cell>
          <table:table-cell table:formula="of:=[.R23]" office:value-type="float" office:value="3.864225" calcext:value-type="float">
            <text:p>3.864225</text:p>
          </table:table-cell>
          <table:table-cell/>
          <table:table-cell table:formula="of:=[.N24]" office:value-type="float" office:value="3.865446" calcext:value-type="float">
            <text:p>3.865446</text:p>
          </table:table-cell>
          <table:table-cell table:formula="of:=[.O24]" office:value-type="float" office:value="3.844689" calcext:value-type="float">
            <text:p>3.844689</text:p>
          </table:table-cell>
          <table:table-cell table:formula="of:=[.P24]" office:value-type="float" office:value="3.862637" calcext:value-type="float">
            <text:p>3.862637</text:p>
          </table:table-cell>
          <table:table-cell table:formula="of:=[.Q24]" office:value-type="float" office:value="3.863248" calcext:value-type="float">
            <text:p>3.863248</text:p>
          </table:table-cell>
          <table:table-cell table:formula="of:=[.R24]" office:value-type="float" office:value="3.865079" calcext:value-type="float">
            <text:p>3.865079</text:p>
          </table:table-cell>
          <table:table-cell/>
          <table:table-cell table:formula="of:=[.N25]" office:value-type="float" office:value="3.863614" calcext:value-type="float">
            <text:p>3.863614</text:p>
          </table:table-cell>
          <table:table-cell table:formula="of:=[.O25]" office:value-type="float" office:value="3.844811" calcext:value-type="float">
            <text:p>3.844811</text:p>
          </table:table-cell>
          <table:table-cell table:formula="of:=[.P25]" office:value-type="float" office:value="3.860562" calcext:value-type="float">
            <text:p>3.860562</text:p>
          </table:table-cell>
          <table:table-cell table:formula="of:=[.Q25]" office:value-type="float" office:value="3.854823" calcext:value-type="float">
            <text:p>3.854823</text:p>
          </table:table-cell>
          <table:table-cell table:formula="of:=[.R25]" office:value-type="float" office:value="3.863248" calcext:value-type="float">
            <text:p>3.863248</text:p>
          </table:table-cell>
          <table:table-cell/>
          <table:table-cell table:formula="of:=[.N26]" office:value-type="float" office:value="3.86398" calcext:value-type="float">
            <text:p>3.86398</text:p>
          </table:table-cell>
          <table:table-cell table:formula="of:=[.O26]" office:value-type="float" office:value="3.860439" calcext:value-type="float">
            <text:p>3.860439</text:p>
          </table:table-cell>
          <table:table-cell table:formula="of:=[.P26]" office:value-type="float" office:value="3.861416" calcext:value-type="float">
            <text:p>3.861416</text:p>
          </table:table-cell>
          <table:table-cell table:formula="of:=[.Q26]" office:value-type="float" office:value="3.86337" calcext:value-type="float">
            <text:p>3.86337</text:p>
          </table:table-cell>
          <table:table-cell table:formula="of:=[.R26]" office:value-type="float" office:value="3.860806" calcext:value-type="float">
            <text:p>3.860806</text:p>
          </table:table-cell>
          <table:table-cell/>
          <table:table-cell table:formula="of:=[.N27]" office:value-type="float" office:value="3.861172" calcext:value-type="float">
            <text:p>3.861172</text:p>
          </table:table-cell>
          <table:table-cell table:formula="of:=[.O27]" office:value-type="float" office:value="3.842735" calcext:value-type="float">
            <text:p>3.842735</text:p>
          </table:table-cell>
          <table:table-cell table:formula="of:=[.P27]" office:value-type="float" office:value="3.846154" calcext:value-type="float">
            <text:p>3.846154</text:p>
          </table:table-cell>
          <table:table-cell table:formula="of:=[.Q27]" office:value-type="float" office:value="3.86166" calcext:value-type="float">
            <text:p>3.86166</text:p>
          </table:table-cell>
          <table:table-cell table:formula="of:=[.R27]" office:value-type="float" office:value="3.860317" calcext:value-type="float">
            <text:p>3.860317</text:p>
          </table:table-cell>
          <table:table-cell/>
          <table:table-cell table:formula="of:=[.N28]" office:value-type="float" office:value="3.859829" calcext:value-type="float">
            <text:p>3.859829</text:p>
          </table:table-cell>
          <table:table-cell table:formula="of:=[.O28]" office:value-type="float" office:value="3.836386" calcext:value-type="float">
            <text:p>3.836386</text:p>
          </table:table-cell>
          <table:table-cell table:formula="of:=[.P28]" office:value-type="float" office:value="3.842491" calcext:value-type="float">
            <text:p>3.842491</text:p>
          </table:table-cell>
          <table:table-cell table:formula="of:=[.Q28]" office:value-type="float" office:value="3.862637" calcext:value-type="float">
            <text:p>3.862637</text:p>
          </table:table-cell>
          <table:table-cell table:formula="of:=[.R28]" office:value-type="float" office:value="3.860806" calcext:value-type="float">
            <text:p>3.860806</text:p>
          </table:table-cell>
          <table:table-cell/>
          <table:table-cell table:formula="of:=[.N29]" office:value-type="float" office:value="3.860806" calcext:value-type="float">
            <text:p>3.860806</text:p>
          </table:table-cell>
          <table:table-cell table:formula="of:=[.O29]" office:value-type="float" office:value="3.860073" calcext:value-type="float">
            <text:p>3.860073</text:p>
          </table:table-cell>
          <table:table-cell table:formula="of:=[.P29]" office:value-type="float" office:value="3.844689" calcext:value-type="float">
            <text:p>3.844689</text:p>
          </table:table-cell>
          <table:table-cell table:formula="of:=[.Q29]" office:value-type="float" office:value="3.860439" calcext:value-type="float">
            <text:p>3.860439</text:p>
          </table:table-cell>
          <table:table-cell table:formula="of:=[.R29]" office:value-type="float" office:value="3.860195" calcext:value-type="float">
            <text:p>3.860195</text:p>
          </table:table-cell>
          <table:table-cell/>
          <table:table-cell table:formula="of:=[.N30]" office:value-type="float" office:value="3.865324" calcext:value-type="float">
            <text:p>3.865324</text:p>
          </table:table-cell>
          <table:table-cell table:formula="of:=[.O30]" office:value-type="float" office:value="3.861416" calcext:value-type="float">
            <text:p>3.861416</text:p>
          </table:table-cell>
          <table:table-cell table:formula="of:=[.P30]" office:value-type="float" office:value="3.860317" calcext:value-type="float">
            <text:p>3.860317</text:p>
          </table:table-cell>
          <table:table-cell table:formula="of:=[.Q30]" office:value-type="float" office:value="3.860806" calcext:value-type="float">
            <text:p>3.860806</text:p>
          </table:table-cell>
          <table:table-cell table:formula="of:=[.R30]" office:value-type="float" office:value="3.862149" calcext:value-type="float">
            <text:p>3.862149</text:p>
          </table:table-cell>
          <table:table-cell/>
          <table:table-cell table:formula="of:=[.N31]" office:value-type="float" office:value="3.864103" calcext:value-type="float">
            <text:p>3.864103</text:p>
          </table:table-cell>
          <table:table-cell table:formula="of:=[.O31]" office:value-type="float" office:value="3.859707" calcext:value-type="float">
            <text:p>3.859707</text:p>
          </table:table-cell>
          <table:table-cell table:formula="of:=[.P31]" office:value-type="float" office:value="3.848352" calcext:value-type="float">
            <text:p>3.848352</text:p>
          </table:table-cell>
          <table:table-cell table:formula="of:=[.Q31]" office:value-type="float" office:value="3.861538" calcext:value-type="float">
            <text:p>3.861538</text:p>
          </table:table-cell>
          <table:table-cell table:formula="of:=[.R31]" office:value-type="float" office:value="3.860928" calcext:value-type="float">
            <text:p>3.860928</text:p>
          </table:table-cell>
          <table:table-cell/>
          <table:table-cell table:formula="of:=[.N32]" office:value-type="float" office:value="3.861538" calcext:value-type="float">
            <text:p>3.861538</text:p>
          </table:table-cell>
          <table:table-cell table:formula="of:=[.O32]" office:value-type="float" office:value="3.837851" calcext:value-type="float">
            <text:p>3.837851</text:p>
          </table:table-cell>
          <table:table-cell table:formula="of:=[.P32]" office:value-type="float" office:value="3.858608" calcext:value-type="float">
            <text:p>3.858608</text:p>
          </table:table-cell>
          <table:table-cell table:formula="of:=[.Q32]" office:value-type="float" office:value="3.860317" calcext:value-type="float">
            <text:p>3.860317</text:p>
          </table:table-cell>
          <table:table-cell table:formula="of:=[.R32]" office:value-type="float" office:value="3.859829" calcext:value-type="float">
            <text:p>3.859829</text:p>
          </table:table-cell>
          <table:table-cell/>
          <table:table-cell table:formula="of:=[.N33]" office:value-type="float" office:value="3.859707" calcext:value-type="float">
            <text:p>3.859707</text:p>
          </table:table-cell>
          <table:table-cell table:formula="of:=[.O33]" office:value-type="float" office:value="3.858608" calcext:value-type="float">
            <text:p>3.858608</text:p>
          </table:table-cell>
          <table:table-cell table:formula="of:=[.P33]" office:value-type="float" office:value="3.854213" calcext:value-type="float">
            <text:p>3.854213</text:p>
          </table:table-cell>
          <table:table-cell table:formula="of:=[.Q33]" office:value-type="float" office:value="3.859829" calcext:value-type="float">
            <text:p>3.859829</text:p>
          </table:table-cell>
          <table:table-cell table:formula="of:=[.R33]" office:value-type="float" office:value="3.859707" calcext:value-type="float">
            <text:p>3.859707</text:p>
          </table:table-cell>
          <table:table-cell/>
          <table:table-cell table:formula="of:=[.N34]" office:value-type="float" office:value="3.860562" calcext:value-type="float">
            <text:p>3.860562</text:p>
          </table:table-cell>
          <table:table-cell table:formula="of:=[.O34]" office:value-type="float" office:value="3.838218" calcext:value-type="float">
            <text:p>3.838218</text:p>
          </table:table-cell>
          <table:table-cell table:formula="of:=[.P34]" office:value-type="float" office:value="3.860439" calcext:value-type="float">
            <text:p>3.860439</text:p>
          </table:table-cell>
          <table:table-cell table:formula="of:=[.Q34]" office:value-type="float" office:value="3.860317" calcext:value-type="float">
            <text:p>3.860317</text:p>
          </table:table-cell>
          <table:table-cell table:formula="of:=[.R34]" office:value-type="float" office:value="3.85812" calcext:value-type="float">
            <text:p>3.85812</text:p>
          </table:table-cell>
          <table:table-cell/>
          <table:table-cell table:formula="of:=[.N35]" office:value-type="float" office:value="3.860317" calcext:value-type="float">
            <text:p>3.860317</text:p>
          </table:table-cell>
          <table:table-cell table:formula="of:=[.O35]" office:value-type="float" office:value="3.844444" calcext:value-type="float">
            <text:p>3.844444</text:p>
          </table:table-cell>
          <table:table-cell table:formula="of:=[.P35]" office:value-type="float" office:value="3.833699" calcext:value-type="float">
            <text:p>3.833699</text:p>
          </table:table-cell>
          <table:table-cell table:formula="of:=[.Q35]" office:value-type="float" office:value="3.860562" calcext:value-type="float">
            <text:p>3.860562</text:p>
          </table:table-cell>
          <table:table-cell table:formula="of:=[.R35]" office:value-type="float" office:value="3.859463" calcext:value-type="float">
            <text:p>3.859463</text:p>
          </table:table-cell>
          <table:table-cell/>
          <table:table-cell table:formula="of:=[.N36]" office:value-type="float" office:value="3.859219" calcext:value-type="float">
            <text:p>3.859219</text:p>
          </table:table-cell>
          <table:table-cell table:formula="of:=[.O36]" office:value-type="float" office:value="3.837973" calcext:value-type="float">
            <text:p>3.837973</text:p>
          </table:table-cell>
          <table:table-cell table:formula="of:=[.P36]" office:value-type="float" office:value="3.859341" calcext:value-type="float">
            <text:p>3.859341</text:p>
          </table:table-cell>
          <table:table-cell table:formula="of:=[.Q36]" office:value-type="float" office:value="3.857143" calcext:value-type="float">
            <text:p>3.857143</text:p>
          </table:table-cell>
          <table:table-cell table:formula="of:=[.R36]" office:value-type="float" office:value="3.856777" calcext:value-type="float">
            <text:p>3.856777</text:p>
          </table:table-cell>
          <table:table-cell/>
          <table:table-cell table:formula="of:=[.N37]" office:value-type="float" office:value="3.859707" calcext:value-type="float">
            <text:p>3.859707</text:p>
          </table:table-cell>
          <table:table-cell table:formula="of:=[.O37]" office:value-type="float" office:value="3.834799" calcext:value-type="float">
            <text:p>3.834799</text:p>
          </table:table-cell>
          <table:table-cell table:formula="of:=[.P37]" office:value-type="float" office:value="3.857753" calcext:value-type="float">
            <text:p>3.857753</text:p>
          </table:table-cell>
          <table:table-cell table:formula="of:=[.Q37]" office:value-type="float" office:value="3.859707" calcext:value-type="float">
            <text:p>3.859707</text:p>
          </table:table-cell>
          <table:table-cell table:formula="of:=[.R37]" office:value-type="float" office:value="3.85812" calcext:value-type="float">
            <text:p>3.85812</text:p>
          </table:table-cell>
          <table:table-cell/>
          <table:table-cell table:formula="of:=[.N38]" office:value-type="float" office:value="3.859219" calcext:value-type="float">
            <text:p>3.859219</text:p>
          </table:table-cell>
          <table:table-cell table:formula="of:=[.O38]" office:value-type="float" office:value="3.855189" calcext:value-type="float">
            <text:p>3.855189</text:p>
          </table:table-cell>
          <table:table-cell table:formula="of:=[.P38]" office:value-type="float" office:value="3.853968" calcext:value-type="float">
            <text:p>3.853968</text:p>
          </table:table-cell>
          <table:table-cell table:formula="of:=[.Q38]" office:value-type="float" office:value="3.859707" calcext:value-type="float">
            <text:p>3.859707</text:p>
          </table:table-cell>
          <table:table-cell table:formula="of:=[.R38]" office:value-type="float" office:value="3.847741" calcext:value-type="float">
            <text:p>3.847741</text:p>
          </table:table-cell>
          <table:table-cell/>
          <table:table-cell table:formula="of:=[.N39]" office:value-type="float" office:value="3.859585" calcext:value-type="float">
            <text:p>3.859585</text:p>
          </table:table-cell>
          <table:table-cell table:formula="of:=[.O39]" office:value-type="float" office:value="3.858852" calcext:value-type="float">
            <text:p>3.858852</text:p>
          </table:table-cell>
          <table:table-cell table:formula="of:=[.P39]" office:value-type="float" office:value="3.854579" calcext:value-type="float">
            <text:p>3.854579</text:p>
          </table:table-cell>
          <table:table-cell table:formula="of:=[.Q39]" office:value-type="float" office:value="3.85287" calcext:value-type="float">
            <text:p>3.85287</text:p>
          </table:table-cell>
          <table:table-cell table:formula="of:=[.R39]" office:value-type="float" office:value="3.853602" calcext:value-type="float">
            <text:p>3.853602</text:p>
          </table:table-cell>
          <table:table-cell/>
          <table:table-cell table:formula="of:=[.N40]" office:value-type="float" office:value="3.859585" calcext:value-type="float">
            <text:p>3.859585</text:p>
          </table:table-cell>
          <table:table-cell table:formula="of:=[.O40]" office:value-type="float" office:value="3.857509" calcext:value-type="float">
            <text:p>3.857509</text:p>
          </table:table-cell>
          <table:table-cell table:formula="of:=[.P40]" office:value-type="float" office:value="3.855189" calcext:value-type="float">
            <text:p>3.855189</text:p>
          </table:table-cell>
          <table:table-cell table:formula="of:=[.Q40]" office:value-type="float" office:value="3.857265" calcext:value-type="float">
            <text:p>3.857265</text:p>
          </table:table-cell>
          <table:table-cell table:formula="of:=[.R40]" office:value-type="float" office:value="3.857143" calcext:value-type="float">
            <text:p>3.857143</text:p>
          </table:table-cell>
          <table:table-cell/>
          <table:table-cell table:formula="of:=[.N41]" office:value-type="float" office:value="3.858242" calcext:value-type="float">
            <text:p>3.858242</text:p>
          </table:table-cell>
          <table:table-cell table:formula="of:=[.O41]" office:value-type="float" office:value="3.85873" calcext:value-type="float">
            <text:p>3.85873</text:p>
          </table:table-cell>
          <table:table-cell table:formula="of:=[.P41]" office:value-type="float" office:value="3.855312" calcext:value-type="float">
            <text:p>3.855312</text:p>
          </table:table-cell>
          <table:table-cell table:formula="of:=[.Q41]" office:value-type="float" office:value="3.854701" calcext:value-type="float">
            <text:p>3.854701</text:p>
          </table:table-cell>
          <table:table-cell table:formula="of:=[.R41]" office:value-type="float" office:value="3.854823" calcext:value-type="float">
            <text:p>3.854823</text:p>
          </table:table-cell>
          <table:table-cell/>
          <table:table-cell table:formula="of:=[.N42]" office:value-type="float" office:value="3.857143" calcext:value-type="float">
            <text:p>3.857143</text:p>
          </table:table-cell>
          <table:table-cell table:formula="of:=[.O42]" office:value-type="float" office:value="3.858119" calcext:value-type="float">
            <text:p>3.858119</text:p>
          </table:table-cell>
          <table:table-cell table:formula="of:=[.P42]" office:value-type="float" office:value="3.857387" calcext:value-type="float">
            <text:p>3.857387</text:p>
          </table:table-cell>
          <table:table-cell table:formula="of:=[.Q42]" office:value-type="float" office:value="3.855678" calcext:value-type="float">
            <text:p>3.855678</text:p>
          </table:table-cell>
          <table:table-cell table:formula="of:=[.R42]" office:value-type="float" office:value="3.854945" calcext:value-type="float">
            <text:p>3.854945</text:p>
          </table:table-cell>
          <table:table-cell/>
          <table:table-cell table:formula="of:=[.N43]" office:value-type="float" office:value="3.857631" calcext:value-type="float">
            <text:p>3.857631</text:p>
          </table:table-cell>
          <table:table-cell table:formula="of:=[.O43]" office:value-type="float" office:value="3.834799" calcext:value-type="float">
            <text:p>3.834799</text:p>
          </table:table-cell>
          <table:table-cell table:formula="of:=[.P43]" office:value-type="float" office:value="3.856044" calcext:value-type="float">
            <text:p>3.856044</text:p>
          </table:table-cell>
          <table:table-cell table:formula="of:=[.Q43]" office:value-type="float" office:value="3.855678" calcext:value-type="float">
            <text:p>3.855678</text:p>
          </table:table-cell>
          <table:table-cell table:formula="of:=[.R43]" office:value-type="float" office:value="3.854212" calcext:value-type="float">
            <text:p>3.854212</text:p>
          </table:table-cell>
          <table:table-cell/>
          <table:table-cell table:formula="of:=[.N44]" office:value-type="float" office:value="3.857021" calcext:value-type="float">
            <text:p>3.857021</text:p>
          </table:table-cell>
          <table:table-cell table:formula="of:=[.O44]" office:value-type="float" office:value="3.833821" calcext:value-type="float">
            <text:p>3.833821</text:p>
          </table:table-cell>
          <table:table-cell table:formula="of:=[.P44]" office:value-type="float" office:value="3.854456" calcext:value-type="float">
            <text:p>3.854456</text:p>
          </table:table-cell>
          <table:table-cell table:formula="of:=[.Q44]" office:value-type="float" office:value="3.856166" calcext:value-type="float">
            <text:p>3.856166</text:p>
          </table:table-cell>
          <table:table-cell table:formula="of:=[.R44]" office:value-type="float" office:value="3.856288" calcext:value-type="float">
            <text:p>3.856288</text:p>
          </table:table-cell>
          <table:table-cell/>
          <table:table-cell table:formula="of:=[.N45]" office:value-type="float" office:value="3.856898" calcext:value-type="float">
            <text:p>3.856898</text:p>
          </table:table-cell>
          <table:table-cell table:formula="of:=[.O45]" office:value-type="float" office:value="3.853358" calcext:value-type="float">
            <text:p>3.853358</text:p>
          </table:table-cell>
          <table:table-cell table:formula="of:=[.P45]" office:value-type="float" office:value="3.855433" calcext:value-type="float">
            <text:p>3.855433</text:p>
          </table:table-cell>
          <table:table-cell table:formula="of:=[.Q45]" office:value-type="float" office:value="3.848596" calcext:value-type="float">
            <text:p>3.848596</text:p>
          </table:table-cell>
          <table:table-cell table:formula="of:=[.R45]" office:value-type="float" office:value="3.858974" calcext:value-type="float">
            <text:p>3.858974</text:p>
          </table:table-cell>
          <table:table-cell/>
          <table:table-cell table:formula="of:=[.N46]" office:value-type="float" office:value="3.856166" calcext:value-type="float">
            <text:p>3.856166</text:p>
          </table:table-cell>
          <table:table-cell table:formula="of:=[.O46]" office:value-type="float" office:value="3.847619" calcext:value-type="float">
            <text:p>3.847619</text:p>
          </table:table-cell>
          <table:table-cell table:formula="of:=[.P46]" office:value-type="float" office:value="3.853602" calcext:value-type="float">
            <text:p>3.853602</text:p>
          </table:table-cell>
          <table:table-cell table:formula="of:=[.Q46]" office:value-type="float" office:value="3.855922" calcext:value-type="float">
            <text:p>3.855922</text:p>
          </table:table-cell>
          <table:table-cell table:formula="of:=[.R46]" office:value-type="float" office:value="3.855311" calcext:value-type="float">
            <text:p>3.855311</text:p>
          </table:table-cell>
          <table:table-cell/>
          <table:table-cell table:formula="of:=[.N47]" office:value-type="float" office:value="3.854823" calcext:value-type="float">
            <text:p>3.854823</text:p>
          </table:table-cell>
          <table:table-cell table:formula="of:=[.O47]" office:value-type="float" office:value="3.839561" calcext:value-type="float">
            <text:p>3.839561</text:p>
          </table:table-cell>
          <table:table-cell table:formula="of:=[.P47]" office:value-type="float" office:value="3.850916" calcext:value-type="float">
            <text:p>3.850916</text:p>
          </table:table-cell>
          <table:table-cell table:formula="of:=[.Q47]" office:value-type="float" office:value="3.856411" calcext:value-type="float">
            <text:p>3.856411</text:p>
          </table:table-cell>
          <table:table-cell table:formula="of:=[.R47]" office:value-type="float" office:value="3.852503" calcext:value-type="float">
            <text:p>3.852503</text:p>
          </table:table-cell>
          <table:table-cell/>
          <table:table-cell table:formula="of:=[.N48]" office:value-type="float" office:value="3.854945" calcext:value-type="float">
            <text:p>3.854945</text:p>
          </table:table-cell>
          <table:table-cell table:formula="of:=[.O48]" office:value-type="float" office:value="3.847009" calcext:value-type="float">
            <text:p>3.847009</text:p>
          </table:table-cell>
          <table:table-cell table:formula="of:=[.P48]" office:value-type="float" office:value="3.829426" calcext:value-type="float">
            <text:p>3.829426</text:p>
          </table:table-cell>
          <table:table-cell table:formula="of:=[.Q48]" office:value-type="float" office:value="3.85641" calcext:value-type="float">
            <text:p>3.85641</text:p>
          </table:table-cell>
          <table:table-cell table:formula="of:=[.R48]" office:value-type="float" office:value="3.856777" calcext:value-type="float">
            <text:p>3.856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80953" calcext:value-type="float">
            <text:p>3.880953</text:p>
          </table:table-cell>
          <table:table-cell office:value-type="float" office:value="7549" calcext:value-type="float">
            <text:p>7549</text:p>
          </table:table-cell>
          <table:table-cell office:value-type="float" office:value="3.857509" calcext:value-type="float">
            <text:p>3.857509</text:p>
          </table:table-cell>
          <table:table-cell office:value-type="float" office:value="8353" calcext:value-type="float">
            <text:p>8353</text:p>
          </table:table-cell>
          <table:table-cell office:value-type="float" office:value="3.878022" calcext:value-type="float">
            <text:p>3.878022</text:p>
          </table:table-cell>
          <table:table-cell office:value-type="float" office:value="35485" calcext:value-type="float">
            <text:p>35485</text:p>
          </table:table-cell>
          <table:table-cell office:value-type="float" office:value="3.884615" calcext:value-type="float">
            <text:p>3.884615</text:p>
          </table:table-cell>
          <table:table-cell office:value-type="float" office:value="35500" calcext:value-type="float">
            <text:p>35500</text:p>
          </table:table-cell>
          <table:table-cell office:value-type="float" office:value="3.881197" calcext:value-type="float">
            <text:p>3.881197</text:p>
          </table:table-cell>
          <table:table-cell office:value-type="string" calcext:value-type="string">
            <text:p><text:s/>15.9.2020 12:54</text:p>
          </table:table-cell>
          <table:table-cell table:number-columns-repeated="2"/>
          <table:table-cell table:formula="of:=[.B3]" office:value-type="float" office:value="3.880953" calcext:value-type="float">
            <text:p>3.880953</text:p>
          </table:table-cell>
          <table:table-cell table:formula="of:=[.D3]" office:value-type="float" office:value="3.857509" calcext:value-type="float">
            <text:p>3.857509</text:p>
          </table:table-cell>
          <table:table-cell table:formula="of:=[.F3]" office:value-type="float" office:value="3.878022" calcext:value-type="float">
            <text:p>3.878022</text:p>
          </table:table-cell>
          <table:table-cell table:formula="of:=[.H3]" office:value-type="float" office:value="3.884615" calcext:value-type="float">
            <text:p>3.884615</text:p>
          </table:table-cell>
          <table:table-cell table:formula="of:=[.J3]" office:value-type="float" office:value="3.881197" calcext:value-type="float">
            <text:p>3.881197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80953" calcext:value-type="float">
            <text:p>3.880953</text:p>
          </table:table-cell>
          <table:table-cell office:value-type="float" office:value="7539" calcext:value-type="float">
            <text:p>7539</text:p>
          </table:table-cell>
          <table:table-cell office:value-type="float" office:value="3.876679" calcext:value-type="float">
            <text:p>3.876679</text:p>
          </table:table-cell>
          <table:table-cell office:value-type="float" office:value="8340" calcext:value-type="float">
            <text:p>8340</text:p>
          </table:table-cell>
          <table:table-cell office:value-type="float" office:value="3.876434" calcext:value-type="float">
            <text:p>3.876434</text:p>
          </table:table-cell>
          <table:table-cell office:value-type="float" office:value="35435" calcext:value-type="float">
            <text:p>35435</text:p>
          </table:table-cell>
          <table:table-cell office:value-type="float" office:value="3.878144" calcext:value-type="float">
            <text:p>3.878144</text:p>
          </table:table-cell>
          <table:table-cell office:value-type="float" office:value="35450" calcext:value-type="float">
            <text:p>35450</text:p>
          </table:table-cell>
          <table:table-cell office:value-type="float" office:value="3.877778" calcext:value-type="float">
            <text:p>3.877778</text:p>
          </table:table-cell>
          <table:table-cell office:value-type="string" calcext:value-type="string">
            <text:p><text:s/>15.9.2020 12:50</text:p>
          </table:table-cell>
          <table:table-cell table:number-columns-repeated="2"/>
          <table:table-cell table:formula="of:=[.B4]" office:value-type="float" office:value="3.880953" calcext:value-type="float">
            <text:p>3.880953</text:p>
          </table:table-cell>
          <table:table-cell table:formula="of:=[.D4]" office:value-type="float" office:value="3.876679" calcext:value-type="float">
            <text:p>3.876679</text:p>
          </table:table-cell>
          <table:table-cell table:formula="of:=[.F4]" office:value-type="float" office:value="3.876434" calcext:value-type="float">
            <text:p>3.876434</text:p>
          </table:table-cell>
          <table:table-cell table:formula="of:=[.H4]" office:value-type="float" office:value="3.878144" calcext:value-type="float">
            <text:p>3.878144</text:p>
          </table:table-cell>
          <table:table-cell table:formula="of:=[.J4]" office:value-type="float" office:value="3.877778" calcext:value-type="float">
            <text:p>3.877778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7656" calcext:value-type="float">
            <text:p>3.877656</text:p>
          </table:table-cell>
          <table:table-cell office:value-type="float" office:value="7499" calcext:value-type="float">
            <text:p>7499</text:p>
          </table:table-cell>
          <table:table-cell office:value-type="float" office:value="3.855678" calcext:value-type="float">
            <text:p>3.855678</text:p>
          </table:table-cell>
          <table:table-cell office:value-type="float" office:value="7932" calcext:value-type="float">
            <text:p>7932</text:p>
          </table:table-cell>
          <table:table-cell office:value-type="float" office:value="3.877167" calcext:value-type="float">
            <text:p>3.877167</text:p>
          </table:table-cell>
          <table:table-cell office:value-type="float" office:value="35016" calcext:value-type="float">
            <text:p>35016</text:p>
          </table:table-cell>
          <table:table-cell office:value-type="float" office:value="3.877411" calcext:value-type="float">
            <text:p>3.877411</text:p>
          </table:table-cell>
          <table:table-cell office:value-type="float" office:value="35030" calcext:value-type="float">
            <text:p>35030</text:p>
          </table:table-cell>
          <table:table-cell office:value-type="float" office:value="3.878877" calcext:value-type="float">
            <text:p>3.878877</text:p>
          </table:table-cell>
          <table:table-cell office:value-type="string" calcext:value-type="string">
            <text:p><text:s/>15.9.2020 12:54</text:p>
          </table:table-cell>
          <table:table-cell table:number-columns-repeated="2"/>
          <table:table-cell table:formula="of:=[.B5]" office:value-type="float" office:value="3.877656" calcext:value-type="float">
            <text:p>3.877656</text:p>
          </table:table-cell>
          <table:table-cell table:formula="of:=[.D5]" office:value-type="float" office:value="3.855678" calcext:value-type="float">
            <text:p>3.855678</text:p>
          </table:table-cell>
          <table:table-cell table:formula="of:=[.F5]" office:value-type="float" office:value="3.877167" calcext:value-type="float">
            <text:p>3.877167</text:p>
          </table:table-cell>
          <table:table-cell table:formula="of:=[.H5]" office:value-type="float" office:value="3.877411" calcext:value-type="float">
            <text:p>3.877411</text:p>
          </table:table-cell>
          <table:table-cell table:formula="of:=[.J5]" office:value-type="float" office:value="3.878877" calcext:value-type="float">
            <text:p>3.878877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6557" calcext:value-type="float">
            <text:p>3.876557</text:p>
          </table:table-cell>
          <table:table-cell office:value-type="float" office:value="7520" calcext:value-type="float">
            <text:p>7520</text:p>
          </table:table-cell>
          <table:table-cell office:value-type="float" office:value="3.859097" calcext:value-type="float">
            <text:p>3.859097</text:p>
          </table:table-cell>
          <table:table-cell office:value-type="float" office:value="9233" calcext:value-type="float">
            <text:p>9233</text:p>
          </table:table-cell>
          <table:table-cell office:value-type="float" office:value="3.875702" calcext:value-type="float">
            <text:p>3.875702</text:p>
          </table:table-cell>
          <table:table-cell office:value-type="float" office:value="36325" calcext:value-type="float">
            <text:p>36325</text:p>
          </table:table-cell>
          <table:table-cell office:value-type="float" office:value="3.879853" calcext:value-type="float">
            <text:p>3.879853</text:p>
          </table:table-cell>
          <table:table-cell office:value-type="float" office:value="36340" calcext:value-type="float">
            <text:p>36340</text:p>
          </table:table-cell>
          <table:table-cell office:value-type="float" office:value="3.87851" calcext:value-type="float">
            <text:p>3.87851</text:p>
          </table:table-cell>
          <table:table-cell office:value-type="string" calcext:value-type="string">
            <text:p><text:s/>15.9.2020 13:04</text:p>
          </table:table-cell>
          <table:table-cell table:number-columns-repeated="2"/>
          <table:table-cell table:formula="of:=[.B6]" office:value-type="float" office:value="3.876557" calcext:value-type="float">
            <text:p>3.876557</text:p>
          </table:table-cell>
          <table:table-cell table:formula="of:=[.D6]" office:value-type="float" office:value="3.859097" calcext:value-type="float">
            <text:p>3.859097</text:p>
          </table:table-cell>
          <table:table-cell table:formula="of:=[.F6]" office:value-type="float" office:value="3.875702" calcext:value-type="float">
            <text:p>3.875702</text:p>
          </table:table-cell>
          <table:table-cell table:formula="of:=[.H6]" office:value-type="float" office:value="3.879853" calcext:value-type="float">
            <text:p>3.879853</text:p>
          </table:table-cell>
          <table:table-cell table:formula="of:=[.J6]" office:value-type="float" office:value="3.87851" calcext:value-type="float">
            <text:p>3.87851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6557" calcext:value-type="float">
            <text:p>3.876557</text:p>
          </table:table-cell>
          <table:table-cell office:value-type="float" office:value="7519" calcext:value-type="float">
            <text:p>7519</text:p>
          </table:table-cell>
          <table:table-cell office:value-type="float" office:value="3.874115" calcext:value-type="float">
            <text:p>3.874115</text:p>
          </table:table-cell>
          <table:table-cell office:value-type="float" office:value="9627" calcext:value-type="float">
            <text:p>9627</text:p>
          </table:table-cell>
          <table:table-cell office:value-type="float" office:value="3.873871" calcext:value-type="float">
            <text:p>3.873871</text:p>
          </table:table-cell>
          <table:table-cell office:value-type="float" office:value="36726" calcext:value-type="float">
            <text:p>36726</text:p>
          </table:table-cell>
          <table:table-cell office:value-type="float" office:value="3.860195" calcext:value-type="float">
            <text:p>3.860195</text:p>
          </table:table-cell>
          <table:table-cell office:value-type="float" office:value="36741" calcext:value-type="float">
            <text:p>36741</text:p>
          </table:table-cell>
          <table:table-cell office:value-type="float" office:value="3.877045" calcext:value-type="float">
            <text:p>3.877045</text:p>
          </table:table-cell>
          <table:table-cell office:value-type="string" calcext:value-type="string">
            <text:p><text:s/>15.9.2020 13:08</text:p>
          </table:table-cell>
          <table:table-cell table:number-columns-repeated="2"/>
          <table:table-cell table:formula="of:=[.B7]" office:value-type="float" office:value="3.876557" calcext:value-type="float">
            <text:p>3.876557</text:p>
          </table:table-cell>
          <table:table-cell table:formula="of:=[.D7]" office:value-type="float" office:value="3.874115" calcext:value-type="float">
            <text:p>3.874115</text:p>
          </table:table-cell>
          <table:table-cell table:formula="of:=[.F7]" office:value-type="float" office:value="3.873871" calcext:value-type="float">
            <text:p>3.873871</text:p>
          </table:table-cell>
          <table:table-cell table:formula="of:=[.H7]" office:value-type="float" office:value="3.860195" calcext:value-type="float">
            <text:p>3.860195</text:p>
          </table:table-cell>
          <table:table-cell table:formula="of:=[.J7]" office:value-type="float" office:value="3.877045" calcext:value-type="float">
            <text:p>3.877045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79" calcext:value-type="float">
            <text:p>3.8779</text:p>
          </table:table-cell>
          <table:table-cell office:value-type="float" office:value="7529" calcext:value-type="float">
            <text:p>7529</text:p>
          </table:table-cell>
          <table:table-cell office:value-type="float" office:value="3.854457" calcext:value-type="float">
            <text:p>3.854457</text:p>
          </table:table-cell>
          <table:table-cell office:value-type="float" office:value="9611" calcext:value-type="float">
            <text:p>9611</text:p>
          </table:table-cell>
          <table:table-cell office:value-type="float" office:value="3.872772" calcext:value-type="float">
            <text:p>3.872772</text:p>
          </table:table-cell>
          <table:table-cell office:value-type="float" office:value="36706" calcext:value-type="float">
            <text:p>36706</text:p>
          </table:table-cell>
          <table:table-cell office:value-type="float" office:value="3.875336" calcext:value-type="float">
            <text:p>3.875336</text:p>
          </table:table-cell>
          <table:table-cell office:value-type="float" office:value="36720" calcext:value-type="float">
            <text:p>36720</text:p>
          </table:table-cell>
          <table:table-cell office:value-type="float" office:value="3.876435" calcext:value-type="float">
            <text:p>3.876435</text:p>
          </table:table-cell>
          <table:table-cell office:value-type="string" calcext:value-type="string">
            <text:p><text:s/>15.9.2020 13:11</text:p>
          </table:table-cell>
          <table:table-cell table:number-columns-repeated="2"/>
          <table:table-cell table:formula="of:=[.B8]" office:value-type="float" office:value="3.8779" calcext:value-type="float">
            <text:p>3.8779</text:p>
          </table:table-cell>
          <table:table-cell table:formula="of:=[.D8]" office:value-type="float" office:value="3.854457" calcext:value-type="float">
            <text:p>3.854457</text:p>
          </table:table-cell>
          <table:table-cell table:formula="of:=[.F8]" office:value-type="float" office:value="3.872772" calcext:value-type="float">
            <text:p>3.872772</text:p>
          </table:table-cell>
          <table:table-cell table:formula="of:=[.H8]" office:value-type="float" office:value="3.875336" calcext:value-type="float">
            <text:p>3.875336</text:p>
          </table:table-cell>
          <table:table-cell table:formula="of:=[.J8]" office:value-type="float" office:value="3.876435" calcext:value-type="float">
            <text:p>3.876435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4603" calcext:value-type="float">
            <text:p>3.874603</text:p>
          </table:table-cell>
          <table:table-cell office:value-type="float" office:value="7499" calcext:value-type="float">
            <text:p>7499</text:p>
          </table:table-cell>
          <table:table-cell office:value-type="float" office:value="3.853602" calcext:value-type="float">
            <text:p>3.853602</text:p>
          </table:table-cell>
          <table:table-cell office:value-type="float" office:value="9577" calcext:value-type="float">
            <text:p>9577</text:p>
          </table:table-cell>
          <table:table-cell office:value-type="float" office:value="3.852503" calcext:value-type="float">
            <text:p>3.852503</text:p>
          </table:table-cell>
          <table:table-cell office:value-type="float" office:value="36675" calcext:value-type="float">
            <text:p>36675</text:p>
          </table:table-cell>
          <table:table-cell office:value-type="float" office:value="3.874847" calcext:value-type="float">
            <text:p>3.874847</text:p>
          </table:table-cell>
          <table:table-cell office:value-type="float" office:value="36690" calcext:value-type="float">
            <text:p>36690</text:p>
          </table:table-cell>
          <table:table-cell office:value-type="float" office:value="3.874847" calcext:value-type="float">
            <text:p>3.874847</text:p>
          </table:table-cell>
          <table:table-cell office:value-type="string" calcext:value-type="string">
            <text:p><text:s/>15.9.2020 13:11</text:p>
          </table:table-cell>
          <table:table-cell table:number-columns-repeated="2"/>
          <table:table-cell table:formula="of:=[.B9]" office:value-type="float" office:value="3.874603" calcext:value-type="float">
            <text:p>3.874603</text:p>
          </table:table-cell>
          <table:table-cell table:formula="of:=[.D9]" office:value-type="float" office:value="3.853602" calcext:value-type="float">
            <text:p>3.853602</text:p>
          </table:table-cell>
          <table:table-cell table:formula="of:=[.F9]" office:value-type="float" office:value="3.852503" calcext:value-type="float">
            <text:p>3.852503</text:p>
          </table:table-cell>
          <table:table-cell table:formula="of:=[.H9]" office:value-type="float" office:value="3.874847" calcext:value-type="float">
            <text:p>3.874847</text:p>
          </table:table-cell>
          <table:table-cell table:formula="of:=[.J9]" office:value-type="float" office:value="3.874847" calcext:value-type="float">
            <text:p>3.874847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4725" calcext:value-type="float">
            <text:p>3.874725</text:p>
          </table:table-cell>
          <table:table-cell office:value-type="float" office:value="7639" calcext:value-type="float">
            <text:p>7639</text:p>
          </table:table-cell>
          <table:table-cell office:value-type="float" office:value="3.853235" calcext:value-type="float">
            <text:p>3.853235</text:p>
          </table:table-cell>
          <table:table-cell office:value-type="float" office:value="8438" calcext:value-type="float">
            <text:p>8438</text:p>
          </table:table-cell>
          <table:table-cell office:value-type="float" office:value="3.856533" calcext:value-type="float">
            <text:p>3.856533</text:p>
          </table:table-cell>
          <table:table-cell office:value-type="float" office:value="35535" calcext:value-type="float">
            <text:p>35535</text:p>
          </table:table-cell>
          <table:table-cell office:value-type="float" office:value="3.873138" calcext:value-type="float">
            <text:p>3.873138</text:p>
          </table:table-cell>
          <table:table-cell office:value-type="float" office:value="35550" calcext:value-type="float">
            <text:p>35550</text:p>
          </table:table-cell>
          <table:table-cell office:value-type="float" office:value="3.872894" calcext:value-type="float">
            <text:p>3.872894</text:p>
          </table:table-cell>
          <table:table-cell office:value-type="string" calcext:value-type="string">
            <text:p><text:s/>15.9.2020 13:19</text:p>
          </table:table-cell>
          <table:table-cell table:number-columns-repeated="2"/>
          <table:table-cell table:formula="of:=[.B10]" office:value-type="float" office:value="3.874725" calcext:value-type="float">
            <text:p>3.874725</text:p>
          </table:table-cell>
          <table:table-cell table:formula="of:=[.D10]" office:value-type="float" office:value="3.853235" calcext:value-type="float">
            <text:p>3.853235</text:p>
          </table:table-cell>
          <table:table-cell table:formula="of:=[.F10]" office:value-type="float" office:value="3.856533" calcext:value-type="float">
            <text:p>3.856533</text:p>
          </table:table-cell>
          <table:table-cell table:formula="of:=[.H10]" office:value-type="float" office:value="3.873138" calcext:value-type="float">
            <text:p>3.873138</text:p>
          </table:table-cell>
          <table:table-cell table:formula="of:=[.J10]" office:value-type="float" office:value="3.872894" calcext:value-type="float">
            <text:p>3.872894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4237" calcext:value-type="float">
            <text:p>3.874237</text:p>
          </table:table-cell>
          <table:table-cell office:value-type="float" office:value="7599" calcext:value-type="float">
            <text:p>7599</text:p>
          </table:table-cell>
          <table:table-cell office:value-type="float" office:value="3.850427" calcext:value-type="float">
            <text:p>3.850427</text:p>
          </table:table-cell>
          <table:table-cell office:value-type="float" office:value="8402" calcext:value-type="float">
            <text:p>8402</text:p>
          </table:table-cell>
          <table:table-cell office:value-type="float" office:value="3.853846" calcext:value-type="float">
            <text:p>3.853846</text:p>
          </table:table-cell>
          <table:table-cell office:value-type="float" office:value="35505" calcext:value-type="float">
            <text:p>35505</text:p>
          </table:table-cell>
          <table:table-cell office:value-type="float" office:value="3.874969" calcext:value-type="float">
            <text:p>3.874969</text:p>
          </table:table-cell>
          <table:table-cell office:value-type="float" office:value="35520" calcext:value-type="float">
            <text:p>35520</text:p>
          </table:table-cell>
          <table:table-cell office:value-type="float" office:value="3.871795" calcext:value-type="float">
            <text:p>3.871795</text:p>
          </table:table-cell>
          <table:table-cell office:value-type="string" calcext:value-type="string">
            <text:p><text:s/>15.9.2020 13:22</text:p>
          </table:table-cell>
          <table:table-cell table:number-columns-repeated="2"/>
          <table:table-cell table:formula="of:=[.B11]" office:value-type="float" office:value="3.874237" calcext:value-type="float">
            <text:p>3.874237</text:p>
          </table:table-cell>
          <table:table-cell table:formula="of:=[.D11]" office:value-type="float" office:value="3.850427" calcext:value-type="float">
            <text:p>3.850427</text:p>
          </table:table-cell>
          <table:table-cell table:formula="of:=[.F11]" office:value-type="float" office:value="3.853846" calcext:value-type="float">
            <text:p>3.853846</text:p>
          </table:table-cell>
          <table:table-cell table:formula="of:=[.H11]" office:value-type="float" office:value="3.874969" calcext:value-type="float">
            <text:p>3.874969</text:p>
          </table:table-cell>
          <table:table-cell table:formula="of:=[.J11]" office:value-type="float" office:value="3.871795" calcext:value-type="float">
            <text:p>3.871795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5824" calcext:value-type="float">
            <text:p>3.875824</text:p>
          </table:table-cell>
          <table:table-cell office:value-type="float" office:value="7509" calcext:value-type="float">
            <text:p>7509</text:p>
          </table:table-cell>
          <table:table-cell office:value-type="float" office:value="3.84652" calcext:value-type="float">
            <text:p>3.84652</text:p>
          </table:table-cell>
          <table:table-cell office:value-type="float" office:value="8312" calcext:value-type="float">
            <text:p>8312</text:p>
          </table:table-cell>
          <table:table-cell office:value-type="float" office:value="3.87265" calcext:value-type="float">
            <text:p>3.87265</text:p>
          </table:table-cell>
          <table:table-cell office:value-type="float" office:value="35405" calcext:value-type="float">
            <text:p>35405</text:p>
          </table:table-cell>
          <table:table-cell office:value-type="float" office:value="3.873871" calcext:value-type="float">
            <text:p>3.873871</text:p>
          </table:table-cell>
          <table:table-cell office:value-type="float" office:value="35421" calcext:value-type="float">
            <text:p>35421</text:p>
          </table:table-cell>
          <table:table-cell office:value-type="float" office:value="3.871673" calcext:value-type="float">
            <text:p>3.871673</text:p>
          </table:table-cell>
          <table:table-cell office:value-type="string" calcext:value-type="string">
            <text:p><text:s/>15.9.2020 13:22</text:p>
          </table:table-cell>
          <table:table-cell table:number-columns-repeated="2"/>
          <table:table-cell table:formula="of:=[.B12]" office:value-type="float" office:value="3.875824" calcext:value-type="float">
            <text:p>3.875824</text:p>
          </table:table-cell>
          <table:table-cell table:formula="of:=[.D12]" office:value-type="float" office:value="3.84652" calcext:value-type="float">
            <text:p>3.84652</text:p>
          </table:table-cell>
          <table:table-cell table:formula="of:=[.F12]" office:value-type="float" office:value="3.87265" calcext:value-type="float">
            <text:p>3.87265</text:p>
          </table:table-cell>
          <table:table-cell table:formula="of:=[.H12]" office:value-type="float" office:value="3.873871" calcext:value-type="float">
            <text:p>3.873871</text:p>
          </table:table-cell>
          <table:table-cell table:formula="of:=[.J12]" office:value-type="float" office:value="3.871673" calcext:value-type="float">
            <text:p>3.871673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4115" calcext:value-type="float">
            <text:p>3.874115</text:p>
          </table:table-cell>
          <table:table-cell office:value-type="float" office:value="7520" calcext:value-type="float">
            <text:p>7520</text:p>
          </table:table-cell>
          <table:table-cell office:value-type="float" office:value="3.857021" calcext:value-type="float">
            <text:p>3.857021</text:p>
          </table:table-cell>
          <table:table-cell office:value-type="float" office:value="8346" calcext:value-type="float">
            <text:p>8346</text:p>
          </table:table-cell>
          <table:table-cell office:value-type="float" office:value="3.873749" calcext:value-type="float">
            <text:p>3.873749</text:p>
          </table:table-cell>
          <table:table-cell office:value-type="float" office:value="35485" calcext:value-type="float">
            <text:p>35485</text:p>
          </table:table-cell>
          <table:table-cell office:value-type="float" office:value="3.874481" calcext:value-type="float">
            <text:p>3.874481</text:p>
          </table:table-cell>
          <table:table-cell office:value-type="float" office:value="35501" calcext:value-type="float">
            <text:p>35501</text:p>
          </table:table-cell>
          <table:table-cell office:value-type="float" office:value="3.872649" calcext:value-type="float">
            <text:p>3.872649</text:p>
          </table:table-cell>
          <table:table-cell office:value-type="string" calcext:value-type="string">
            <text:p><text:s/>15.9.2020 13:22</text:p>
          </table:table-cell>
          <table:table-cell table:number-columns-repeated="2"/>
          <table:table-cell table:formula="of:=[.B13]" office:value-type="float" office:value="3.874115" calcext:value-type="float">
            <text:p>3.874115</text:p>
          </table:table-cell>
          <table:table-cell table:formula="of:=[.D13]" office:value-type="float" office:value="3.857021" calcext:value-type="float">
            <text:p>3.857021</text:p>
          </table:table-cell>
          <table:table-cell table:formula="of:=[.F13]" office:value-type="float" office:value="3.873749" calcext:value-type="float">
            <text:p>3.873749</text:p>
          </table:table-cell>
          <table:table-cell table:formula="of:=[.H13]" office:value-type="float" office:value="3.874481" calcext:value-type="float">
            <text:p>3.874481</text:p>
          </table:table-cell>
          <table:table-cell table:formula="of:=[.J13]" office:value-type="float" office:value="3.872649" calcext:value-type="float">
            <text:p>3.872649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9841" calcext:value-type="float">
            <text:p>3.869841</text:p>
          </table:table-cell>
          <table:table-cell office:value-type="float" office:value="9385" calcext:value-type="float">
            <text:p>9385</text:p>
          </table:table-cell>
          <table:table-cell office:value-type="float" office:value="3.870574" calcext:value-type="float">
            <text:p>3.870574</text:p>
          </table:table-cell>
          <table:table-cell office:value-type="float" office:value="19332" calcext:value-type="float">
            <text:p>19332</text:p>
          </table:table-cell>
          <table:table-cell office:value-type="float" office:value="3.86569" calcext:value-type="float">
            <text:p>3.86569</text:p>
          </table:table-cell>
          <table:table-cell office:value-type="float" office:value="46532" calcext:value-type="float">
            <text:p>46532</text:p>
          </table:table-cell>
          <table:table-cell office:value-type="float" office:value="3.868864" calcext:value-type="float">
            <text:p>3.868864</text:p>
          </table:table-cell>
          <table:table-cell office:value-type="float" office:value="46546" calcext:value-type="float">
            <text:p>46546</text:p>
          </table:table-cell>
          <table:table-cell office:value-type="float" office:value="3.865446" calcext:value-type="float">
            <text:p>3.865446</text:p>
          </table:table-cell>
          <table:table-cell office:value-type="string" calcext:value-type="string">
            <text:p><text:s/>15.9.2020 13:30</text:p>
          </table:table-cell>
          <table:table-cell table:number-columns-repeated="2"/>
          <table:table-cell table:formula="of:=[.B14]" office:value-type="float" office:value="3.869841" calcext:value-type="float">
            <text:p>3.869841</text:p>
          </table:table-cell>
          <table:table-cell table:formula="of:=[.D14]" office:value-type="float" office:value="3.870574" calcext:value-type="float">
            <text:p>3.870574</text:p>
          </table:table-cell>
          <table:table-cell table:formula="of:=[.F14]" office:value-type="float" office:value="3.86569" calcext:value-type="float">
            <text:p>3.86569</text:p>
          </table:table-cell>
          <table:table-cell table:formula="of:=[.H14]" office:value-type="float" office:value="3.868864" calcext:value-type="float">
            <text:p>3.868864</text:p>
          </table:table-cell>
          <table:table-cell table:formula="of:=[.J14]" office:value-type="float" office:value="3.865446" calcext:value-type="float">
            <text:p>3.865446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1673" calcext:value-type="float">
            <text:p>3.871673</text:p>
          </table:table-cell>
          <table:table-cell office:value-type="float" office:value="8935" calcext:value-type="float">
            <text:p>8935</text:p>
          </table:table-cell>
          <table:table-cell office:value-type="float" office:value="3.871062" calcext:value-type="float">
            <text:p>3.871062</text:p>
          </table:table-cell>
          <table:table-cell office:value-type="float" office:value="18880" calcext:value-type="float">
            <text:p>18880</text:p>
          </table:table-cell>
          <table:table-cell office:value-type="float" office:value="3.866545" calcext:value-type="float">
            <text:p>3.866545</text:p>
          </table:table-cell>
          <table:table-cell office:value-type="float" office:value="46082" calcext:value-type="float">
            <text:p>46082</text:p>
          </table:table-cell>
          <table:table-cell office:value-type="float" office:value="3.86923" calcext:value-type="float">
            <text:p>3.86923</text:p>
          </table:table-cell>
          <table:table-cell office:value-type="float" office:value="46096" calcext:value-type="float">
            <text:p>46096</text:p>
          </table:table-cell>
          <table:table-cell office:value-type="float" office:value="3.868254" calcext:value-type="float">
            <text:p>3.868254</text:p>
          </table:table-cell>
          <table:table-cell office:value-type="string" calcext:value-type="string">
            <text:p><text:s/>15.9.2020 13:37</text:p>
          </table:table-cell>
          <table:table-cell table:number-columns-repeated="2"/>
          <table:table-cell table:formula="of:=[.B15]" office:value-type="float" office:value="3.871673" calcext:value-type="float">
            <text:p>3.871673</text:p>
          </table:table-cell>
          <table:table-cell table:formula="of:=[.D15]" office:value-type="float" office:value="3.871062" calcext:value-type="float">
            <text:p>3.871062</text:p>
          </table:table-cell>
          <table:table-cell table:formula="of:=[.F15]" office:value-type="float" office:value="3.866545" calcext:value-type="float">
            <text:p>3.866545</text:p>
          </table:table-cell>
          <table:table-cell table:formula="of:=[.H15]" office:value-type="float" office:value="3.86923" calcext:value-type="float">
            <text:p>3.86923</text:p>
          </table:table-cell>
          <table:table-cell table:formula="of:=[.J15]" office:value-type="float" office:value="3.868254" calcext:value-type="float">
            <text:p>3.868254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862" calcext:value-type="float">
            <text:p>3.86862</text:p>
          </table:table-cell>
          <table:table-cell office:value-type="float" office:value="55975" calcext:value-type="float">
            <text:p>55975</text:p>
          </table:table-cell>
          <table:table-cell office:value-type="float" office:value="3.86862" calcext:value-type="float">
            <text:p>3.86862</text:p>
          </table:table-cell>
          <table:table-cell office:value-type="float" office:value="65937" calcext:value-type="float">
            <text:p>65937</text:p>
          </table:table-cell>
          <table:table-cell office:value-type="float" office:value="3.869108" calcext:value-type="float">
            <text:p>3.869108</text:p>
          </table:table-cell>
          <table:table-cell office:value-type="float" office:value="93132" calcext:value-type="float">
            <text:p>93132</text:p>
          </table:table-cell>
          <table:table-cell office:value-type="float" office:value="3.865079" calcext:value-type="float">
            <text:p>3.865079</text:p>
          </table:table-cell>
          <table:table-cell office:value-type="float" office:value="93146" calcext:value-type="float">
            <text:p>93146</text:p>
          </table:table-cell>
          <table:table-cell office:value-type="float" office:value="3.864957" calcext:value-type="float">
            <text:p>3.864957</text:p>
          </table:table-cell>
          <table:table-cell office:value-type="string" calcext:value-type="string">
            <text:p><text:s/>15.9.2020 13:41</text:p>
          </table:table-cell>
          <table:table-cell table:number-columns-repeated="2"/>
          <table:table-cell table:formula="of:=[.B16]" office:value-type="float" office:value="3.86862" calcext:value-type="float">
            <text:p>3.86862</text:p>
          </table:table-cell>
          <table:table-cell table:formula="of:=[.D16]" office:value-type="float" office:value="3.86862" calcext:value-type="float">
            <text:p>3.86862</text:p>
          </table:table-cell>
          <table:table-cell table:formula="of:=[.F16]" office:value-type="float" office:value="3.869108" calcext:value-type="float">
            <text:p>3.869108</text:p>
          </table:table-cell>
          <table:table-cell table:formula="of:=[.H16]" office:value-type="float" office:value="3.865079" calcext:value-type="float">
            <text:p>3.865079</text:p>
          </table:table-cell>
          <table:table-cell table:formula="of:=[.J16]" office:value-type="float" office:value="3.864957" calcext:value-type="float">
            <text:p>3.864957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73016" calcext:value-type="float">
            <text:p>3.873016</text:p>
          </table:table-cell>
          <table:table-cell office:value-type="float" office:value="8515" calcext:value-type="float">
            <text:p>8515</text:p>
          </table:table-cell>
          <table:table-cell office:value-type="float" office:value="3.870818" calcext:value-type="float">
            <text:p>3.870818</text:p>
          </table:table-cell>
          <table:table-cell office:value-type="float" office:value="18441" calcext:value-type="float">
            <text:p>18441</text:p>
          </table:table-cell>
          <table:table-cell office:value-type="float" office:value="3.864225" calcext:value-type="float">
            <text:p>3.864225</text:p>
          </table:table-cell>
          <table:table-cell office:value-type="float" office:value="45642" calcext:value-type="float">
            <text:p>45642</text:p>
          </table:table-cell>
          <table:table-cell office:value-type="float" office:value="3.868254" calcext:value-type="float">
            <text:p>3.868254</text:p>
          </table:table-cell>
          <table:table-cell office:value-type="float" office:value="45656" calcext:value-type="float">
            <text:p>45656</text:p>
          </table:table-cell>
          <table:table-cell office:value-type="float" office:value="3.869109" calcext:value-type="float">
            <text:p>3.869109</text:p>
          </table:table-cell>
          <table:table-cell office:value-type="string" calcext:value-type="string">
            <text:p><text:s/>15.9.2020 13:41</text:p>
          </table:table-cell>
          <table:table-cell table:number-columns-repeated="2"/>
          <table:table-cell table:formula="of:=[.B17]" office:value-type="float" office:value="3.873016" calcext:value-type="float">
            <text:p>3.873016</text:p>
          </table:table-cell>
          <table:table-cell table:formula="of:=[.D17]" office:value-type="float" office:value="3.870818" calcext:value-type="float">
            <text:p>3.870818</text:p>
          </table:table-cell>
          <table:table-cell table:formula="of:=[.F17]" office:value-type="float" office:value="3.864225" calcext:value-type="float">
            <text:p>3.864225</text:p>
          </table:table-cell>
          <table:table-cell table:formula="of:=[.H17]" office:value-type="float" office:value="3.868254" calcext:value-type="float">
            <text:p>3.868254</text:p>
          </table:table-cell>
          <table:table-cell table:formula="of:=[.J17]" office:value-type="float" office:value="3.869109" calcext:value-type="float">
            <text:p>3.869109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6423" calcext:value-type="float">
            <text:p>3.866423</text:p>
          </table:table-cell>
          <table:table-cell office:value-type="float" office:value="7589" calcext:value-type="float">
            <text:p>7589</text:p>
          </table:table-cell>
          <table:table-cell office:value-type="float" office:value="3.863126" calcext:value-type="float">
            <text:p>3.863126</text:p>
          </table:table-cell>
          <table:table-cell office:value-type="float" office:value="8403" calcext:value-type="float">
            <text:p>8403</text:p>
          </table:table-cell>
          <table:table-cell office:value-type="float" office:value="3.849207" calcext:value-type="float">
            <text:p>3.849207</text:p>
          </table:table-cell>
          <table:table-cell office:value-type="float" office:value="35505" calcext:value-type="float">
            <text:p>35505</text:p>
          </table:table-cell>
          <table:table-cell office:value-type="float" office:value="3.865934" calcext:value-type="float">
            <text:p>3.865934</text:p>
          </table:table-cell>
          <table:table-cell office:value-type="float" office:value="35520" calcext:value-type="float">
            <text:p>35520</text:p>
          </table:table-cell>
          <table:table-cell office:value-type="float" office:value="3.866178" calcext:value-type="float">
            <text:p>3.866178</text:p>
          </table:table-cell>
          <table:table-cell office:value-type="string" calcext:value-type="string">
            <text:p><text:s/>15.9.2020 13:49</text:p>
          </table:table-cell>
          <table:table-cell table:number-columns-repeated="2"/>
          <table:table-cell table:formula="of:=[.B18]" office:value-type="float" office:value="3.866423" calcext:value-type="float">
            <text:p>3.866423</text:p>
          </table:table-cell>
          <table:table-cell table:formula="of:=[.D18]" office:value-type="float" office:value="3.863126" calcext:value-type="float">
            <text:p>3.863126</text:p>
          </table:table-cell>
          <table:table-cell table:formula="of:=[.F18]" office:value-type="float" office:value="3.849207" calcext:value-type="float">
            <text:p>3.849207</text:p>
          </table:table-cell>
          <table:table-cell table:formula="of:=[.H18]" office:value-type="float" office:value="3.865934" calcext:value-type="float">
            <text:p>3.865934</text:p>
          </table:table-cell>
          <table:table-cell table:formula="of:=[.J18]" office:value-type="float" office:value="3.866178" calcext:value-type="float">
            <text:p>3.866178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6545" calcext:value-type="float">
            <text:p>3.866545</text:p>
          </table:table-cell>
          <table:table-cell office:value-type="float" office:value="7579" calcext:value-type="float">
            <text:p>7579</text:p>
          </table:table-cell>
          <table:table-cell office:value-type="float" office:value="3.844078" calcext:value-type="float">
            <text:p>3.844078</text:p>
          </table:table-cell>
          <table:table-cell office:value-type="float" office:value="8382" calcext:value-type="float">
            <text:p>8382</text:p>
          </table:table-cell>
          <table:table-cell office:value-type="float" office:value="3.866667" calcext:value-type="float">
            <text:p>3.866667</text:p>
          </table:table-cell>
          <table:table-cell office:value-type="float" office:value="35515" calcext:value-type="float">
            <text:p>35515</text:p>
          </table:table-cell>
          <table:table-cell office:value-type="float" office:value="3.867643" calcext:value-type="float">
            <text:p>3.867643</text:p>
          </table:table-cell>
          <table:table-cell office:value-type="float" office:value="35530" calcext:value-type="float">
            <text:p>35530</text:p>
          </table:table-cell>
          <table:table-cell office:value-type="float" office:value="3.868498" calcext:value-type="float">
            <text:p>3.868498</text:p>
          </table:table-cell>
          <table:table-cell office:value-type="string" calcext:value-type="string">
            <text:p><text:s/>15.9.2020 13:53</text:p>
          </table:table-cell>
          <table:table-cell table:number-columns-repeated="2"/>
          <table:table-cell table:formula="of:=[.B19]" office:value-type="float" office:value="3.866545" calcext:value-type="float">
            <text:p>3.866545</text:p>
          </table:table-cell>
          <table:table-cell table:formula="of:=[.D19]" office:value-type="float" office:value="3.844078" calcext:value-type="float">
            <text:p>3.844078</text:p>
          </table:table-cell>
          <table:table-cell table:formula="of:=[.F19]" office:value-type="float" office:value="3.866667" calcext:value-type="float">
            <text:p>3.866667</text:p>
          </table:table-cell>
          <table:table-cell table:formula="of:=[.H19]" office:value-type="float" office:value="3.867643" calcext:value-type="float">
            <text:p>3.867643</text:p>
          </table:table-cell>
          <table:table-cell table:formula="of:=[.J19]" office:value-type="float" office:value="3.868498" calcext:value-type="float">
            <text:p>3.868498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801" calcext:value-type="float">
            <text:p>3.86801</text:p>
          </table:table-cell>
          <table:table-cell office:value-type="float" office:value="8549" calcext:value-type="float">
            <text:p>8549</text:p>
          </table:table-cell>
          <table:table-cell office:value-type="float" office:value="3.848351" calcext:value-type="float">
            <text:p>3.848351</text:p>
          </table:table-cell>
          <table:table-cell office:value-type="float" office:value="9363" calcext:value-type="float">
            <text:p>9363</text:p>
          </table:table-cell>
          <table:table-cell office:value-type="float" office:value="3.861172" calcext:value-type="float">
            <text:p>3.861172</text:p>
          </table:table-cell>
          <table:table-cell office:value-type="float" office:value="36415" calcext:value-type="float">
            <text:p>36415</text:p>
          </table:table-cell>
          <table:table-cell office:value-type="float" office:value="3.860439" calcext:value-type="float">
            <text:p>3.860439</text:p>
          </table:table-cell>
          <table:table-cell office:value-type="float" office:value="36430" calcext:value-type="float">
            <text:p>36430</text:p>
          </table:table-cell>
          <table:table-cell office:value-type="float" office:value="3.859707" calcext:value-type="float">
            <text:p>3.859707</text:p>
          </table:table-cell>
          <table:table-cell office:value-type="string" calcext:value-type="string">
            <text:p><text:s/>15.9.2020 13:56</text:p>
          </table:table-cell>
          <table:table-cell table:number-columns-repeated="2"/>
          <table:table-cell table:formula="of:=[.B20]" office:value-type="float" office:value="3.86801" calcext:value-type="float">
            <text:p>3.86801</text:p>
          </table:table-cell>
          <table:table-cell table:formula="of:=[.D20]" office:value-type="float" office:value="3.848351" calcext:value-type="float">
            <text:p>3.848351</text:p>
          </table:table-cell>
          <table:table-cell table:formula="of:=[.F20]" office:value-type="float" office:value="3.861172" calcext:value-type="float">
            <text:p>3.861172</text:p>
          </table:table-cell>
          <table:table-cell table:formula="of:=[.H20]" office:value-type="float" office:value="3.860439" calcext:value-type="float">
            <text:p>3.860439</text:p>
          </table:table-cell>
          <table:table-cell table:formula="of:=[.J20]" office:value-type="float" office:value="3.859707" calcext:value-type="float">
            <text:p>3.859707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5812" calcext:value-type="float">
            <text:p>3.865812</text:p>
          </table:table-cell>
          <table:table-cell office:value-type="float" office:value="14719" calcext:value-type="float">
            <text:p>14719</text:p>
          </table:table-cell>
          <table:table-cell office:value-type="float" office:value="3.865201" calcext:value-type="float">
            <text:p>3.865201</text:p>
          </table:table-cell>
          <table:table-cell office:value-type="float" office:value="16812" calcext:value-type="float">
            <text:p>16812</text:p>
          </table:table-cell>
          <table:table-cell office:value-type="float" office:value="3.862881" calcext:value-type="float">
            <text:p>3.862881</text:p>
          </table:table-cell>
          <table:table-cell office:value-type="float" office:value="43905" calcext:value-type="float">
            <text:p>43905</text:p>
          </table:table-cell>
          <table:table-cell office:value-type="float" office:value="3.866667" calcext:value-type="float">
            <text:p>3.866667</text:p>
          </table:table-cell>
          <table:table-cell office:value-type="float" office:value="43920" calcext:value-type="float">
            <text:p>43920</text:p>
          </table:table-cell>
          <table:table-cell office:value-type="float" office:value="3.865934" calcext:value-type="float">
            <text:p>3.865934</text:p>
          </table:table-cell>
          <table:table-cell office:value-type="string" calcext:value-type="string">
            <text:p><text:s/>15.9.2020 14:00</text:p>
          </table:table-cell>
          <table:table-cell table:number-columns-repeated="2"/>
          <table:table-cell table:formula="of:=[.B21]" office:value-type="float" office:value="3.865812" calcext:value-type="float">
            <text:p>3.865812</text:p>
          </table:table-cell>
          <table:table-cell table:formula="of:=[.D21]" office:value-type="float" office:value="3.865201" calcext:value-type="float">
            <text:p>3.865201</text:p>
          </table:table-cell>
          <table:table-cell table:formula="of:=[.F21]" office:value-type="float" office:value="3.862881" calcext:value-type="float">
            <text:p>3.862881</text:p>
          </table:table-cell>
          <table:table-cell table:formula="of:=[.H21]" office:value-type="float" office:value="3.866667" calcext:value-type="float">
            <text:p>3.866667</text:p>
          </table:table-cell>
          <table:table-cell table:formula="of:=[.J21]" office:value-type="float" office:value="3.865934" calcext:value-type="float">
            <text:p>3.865934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6056" calcext:value-type="float">
            <text:p>3.866056</text:p>
          </table:table-cell>
          <table:table-cell office:value-type="float" office:value="7609" calcext:value-type="float">
            <text:p>7609</text:p>
          </table:table-cell>
          <table:table-cell office:value-type="float" office:value="3.841636" calcext:value-type="float">
            <text:p>3.841636</text:p>
          </table:table-cell>
          <table:table-cell office:value-type="float" office:value="9719" calcext:value-type="float">
            <text:p>9719</text:p>
          </table:table-cell>
          <table:table-cell office:value-type="float" office:value="3.863126" calcext:value-type="float">
            <text:p>3.863126</text:p>
          </table:table-cell>
          <table:table-cell office:value-type="float" office:value="36815" calcext:value-type="float">
            <text:p>36815</text:p>
          </table:table-cell>
          <table:table-cell office:value-type="float" office:value="3.867643" calcext:value-type="float">
            <text:p>3.867643</text:p>
          </table:table-cell>
          <table:table-cell office:value-type="float" office:value="36830" calcext:value-type="float">
            <text:p>36830</text:p>
          </table:table-cell>
          <table:table-cell office:value-type="float" office:value="3.867033" calcext:value-type="float">
            <text:p>3.867033</text:p>
          </table:table-cell>
          <table:table-cell office:value-type="string" calcext:value-type="string">
            <text:p><text:s/>15.9.2020 14:03</text:p>
          </table:table-cell>
          <table:table-cell table:number-columns-repeated="2"/>
          <table:table-cell table:formula="of:=[.B22]" office:value-type="float" office:value="3.866056" calcext:value-type="float">
            <text:p>3.866056</text:p>
          </table:table-cell>
          <table:table-cell table:formula="of:=[.D22]" office:value-type="float" office:value="3.841636" calcext:value-type="float">
            <text:p>3.841636</text:p>
          </table:table-cell>
          <table:table-cell table:formula="of:=[.F22]" office:value-type="float" office:value="3.863126" calcext:value-type="float">
            <text:p>3.863126</text:p>
          </table:table-cell>
          <table:table-cell table:formula="of:=[.H22]" office:value-type="float" office:value="3.867643" calcext:value-type="float">
            <text:p>3.867643</text:p>
          </table:table-cell>
          <table:table-cell table:formula="of:=[.J22]" office:value-type="float" office:value="3.867033" calcext:value-type="float">
            <text:p>3.867033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398" calcext:value-type="float">
            <text:p>3.86398</text:p>
          </table:table-cell>
          <table:table-cell office:value-type="float" office:value="7549" calcext:value-type="float">
            <text:p>7549</text:p>
          </table:table-cell>
          <table:table-cell office:value-type="float" office:value="3.86166" calcext:value-type="float">
            <text:p>3.86166</text:p>
          </table:table-cell>
          <table:table-cell office:value-type="float" office:value="9668" calcext:value-type="float">
            <text:p>9668</text:p>
          </table:table-cell>
          <table:table-cell office:value-type="float" office:value="3.852381" calcext:value-type="float">
            <text:p>3.852381</text:p>
          </table:table-cell>
          <table:table-cell office:value-type="float" office:value="36765" calcext:value-type="float">
            <text:p>36765</text:p>
          </table:table-cell>
          <table:table-cell office:value-type="float" office:value="3.86398" calcext:value-type="float">
            <text:p>3.86398</text:p>
          </table:table-cell>
          <table:table-cell office:value-type="float" office:value="36780" calcext:value-type="float">
            <text:p>36780</text:p>
          </table:table-cell>
          <table:table-cell office:value-type="float" office:value="3.864225" calcext:value-type="float">
            <text:p>3.864225</text:p>
          </table:table-cell>
          <table:table-cell office:value-type="string" calcext:value-type="string">
            <text:p><text:s/>15.9.2020 14:03</text:p>
          </table:table-cell>
          <table:table-cell table:number-columns-repeated="2"/>
          <table:table-cell table:formula="of:=[.B23]" office:value-type="float" office:value="3.86398" calcext:value-type="float">
            <text:p>3.86398</text:p>
          </table:table-cell>
          <table:table-cell table:formula="of:=[.D23]" office:value-type="float" office:value="3.86166" calcext:value-type="float">
            <text:p>3.86166</text:p>
          </table:table-cell>
          <table:table-cell table:formula="of:=[.F23]" office:value-type="float" office:value="3.852381" calcext:value-type="float">
            <text:p>3.852381</text:p>
          </table:table-cell>
          <table:table-cell table:formula="of:=[.H23]" office:value-type="float" office:value="3.86398" calcext:value-type="float">
            <text:p>3.86398</text:p>
          </table:table-cell>
          <table:table-cell table:formula="of:=[.J23]" office:value-type="float" office:value="3.864225" calcext:value-type="float">
            <text:p>3.864225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5446" calcext:value-type="float">
            <text:p>3.865446</text:p>
          </table:table-cell>
          <table:table-cell office:value-type="float" office:value="7549" calcext:value-type="float">
            <text:p>7549</text:p>
          </table:table-cell>
          <table:table-cell office:value-type="float" office:value="3.844689" calcext:value-type="float">
            <text:p>3.844689</text:p>
          </table:table-cell>
          <table:table-cell office:value-type="float" office:value="9659" calcext:value-type="float">
            <text:p>9659</text:p>
          </table:table-cell>
          <table:table-cell office:value-type="float" office:value="3.862637" calcext:value-type="float">
            <text:p>3.862637</text:p>
          </table:table-cell>
          <table:table-cell office:value-type="float" office:value="36775" calcext:value-type="float">
            <text:p>36775</text:p>
          </table:table-cell>
          <table:table-cell office:value-type="float" office:value="3.863248" calcext:value-type="float">
            <text:p>3.863248</text:p>
          </table:table-cell>
          <table:table-cell office:value-type="float" office:value="36790" calcext:value-type="float">
            <text:p>36790</text:p>
          </table:table-cell>
          <table:table-cell office:value-type="float" office:value="3.865079" calcext:value-type="float">
            <text:p>3.865079</text:p>
          </table:table-cell>
          <table:table-cell office:value-type="string" calcext:value-type="string">
            <text:p><text:s/>15.9.2020 14:11</text:p>
          </table:table-cell>
          <table:table-cell table:number-columns-repeated="2"/>
          <table:table-cell table:formula="of:=[.B24]" office:value-type="float" office:value="3.865446" calcext:value-type="float">
            <text:p>3.865446</text:p>
          </table:table-cell>
          <table:table-cell table:formula="of:=[.D24]" office:value-type="float" office:value="3.844689" calcext:value-type="float">
            <text:p>3.844689</text:p>
          </table:table-cell>
          <table:table-cell table:formula="of:=[.F24]" office:value-type="float" office:value="3.862637" calcext:value-type="float">
            <text:p>3.862637</text:p>
          </table:table-cell>
          <table:table-cell table:formula="of:=[.H24]" office:value-type="float" office:value="3.863248" calcext:value-type="float">
            <text:p>3.863248</text:p>
          </table:table-cell>
          <table:table-cell table:formula="of:=[.J24]" office:value-type="float" office:value="3.865079" calcext:value-type="float">
            <text:p>3.865079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3614" calcext:value-type="float">
            <text:p>3.863614</text:p>
          </table:table-cell>
          <table:table-cell office:value-type="float" office:value="7520" calcext:value-type="float">
            <text:p>7520</text:p>
          </table:table-cell>
          <table:table-cell office:value-type="float" office:value="3.844811" calcext:value-type="float">
            <text:p>3.844811</text:p>
          </table:table-cell>
          <table:table-cell office:value-type="float" office:value="9622" calcext:value-type="float">
            <text:p>9622</text:p>
          </table:table-cell>
          <table:table-cell office:value-type="float" office:value="3.860562" calcext:value-type="float">
            <text:p>3.860562</text:p>
          </table:table-cell>
          <table:table-cell office:value-type="float" office:value="36735" calcext:value-type="float">
            <text:p>36735</text:p>
          </table:table-cell>
          <table:table-cell office:value-type="float" office:value="3.854823" calcext:value-type="float">
            <text:p>3.854823</text:p>
          </table:table-cell>
          <table:table-cell office:value-type="float" office:value="36751" calcext:value-type="float">
            <text:p>36751</text:p>
          </table:table-cell>
          <table:table-cell office:value-type="float" office:value="3.863248" calcext:value-type="float">
            <text:p>3.863248</text:p>
          </table:table-cell>
          <table:table-cell office:value-type="string" calcext:value-type="string">
            <text:p><text:s/>15.9.2020 14:14</text:p>
          </table:table-cell>
          <table:table-cell table:number-columns-repeated="2"/>
          <table:table-cell table:formula="of:=[.B25]" office:value-type="float" office:value="3.863614" calcext:value-type="float">
            <text:p>3.863614</text:p>
          </table:table-cell>
          <table:table-cell table:formula="of:=[.D25]" office:value-type="float" office:value="3.844811" calcext:value-type="float">
            <text:p>3.844811</text:p>
          </table:table-cell>
          <table:table-cell table:formula="of:=[.F25]" office:value-type="float" office:value="3.860562" calcext:value-type="float">
            <text:p>3.860562</text:p>
          </table:table-cell>
          <table:table-cell table:formula="of:=[.H25]" office:value-type="float" office:value="3.854823" calcext:value-type="float">
            <text:p>3.854823</text:p>
          </table:table-cell>
          <table:table-cell table:formula="of:=[.J25]" office:value-type="float" office:value="3.863248" calcext:value-type="float">
            <text:p>3.863248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398" calcext:value-type="float">
            <text:p>3.86398</text:p>
          </table:table-cell>
          <table:table-cell office:value-type="float" office:value="7519" calcext:value-type="float">
            <text:p>7519</text:p>
          </table:table-cell>
          <table:table-cell office:value-type="float" office:value="3.860439" calcext:value-type="float">
            <text:p>3.860439</text:p>
          </table:table-cell>
          <table:table-cell office:value-type="float" office:value="9628" calcext:value-type="float">
            <text:p>9628</text:p>
          </table:table-cell>
          <table:table-cell office:value-type="float" office:value="3.861416" calcext:value-type="float">
            <text:p>3.861416</text:p>
          </table:table-cell>
          <table:table-cell office:value-type="float" office:value="36726" calcext:value-type="float">
            <text:p>36726</text:p>
          </table:table-cell>
          <table:table-cell office:value-type="float" office:value="3.86337" calcext:value-type="float">
            <text:p>3.86337</text:p>
          </table:table-cell>
          <table:table-cell office:value-type="float" office:value="36740" calcext:value-type="float">
            <text:p>36740</text:p>
          </table:table-cell>
          <table:table-cell office:value-type="float" office:value="3.860806" calcext:value-type="float">
            <text:p>3.860806</text:p>
          </table:table-cell>
          <table:table-cell office:value-type="string" calcext:value-type="string">
            <text:p><text:s/>15.9.2020 14:14</text:p>
          </table:table-cell>
          <table:table-cell table:number-columns-repeated="2"/>
          <table:table-cell table:formula="of:=[.B26]" office:value-type="float" office:value="3.86398" calcext:value-type="float">
            <text:p>3.86398</text:p>
          </table:table-cell>
          <table:table-cell table:formula="of:=[.D26]" office:value-type="float" office:value="3.860439" calcext:value-type="float">
            <text:p>3.860439</text:p>
          </table:table-cell>
          <table:table-cell table:formula="of:=[.F26]" office:value-type="float" office:value="3.861416" calcext:value-type="float">
            <text:p>3.861416</text:p>
          </table:table-cell>
          <table:table-cell table:formula="of:=[.H26]" office:value-type="float" office:value="3.86337" calcext:value-type="float">
            <text:p>3.86337</text:p>
          </table:table-cell>
          <table:table-cell table:formula="of:=[.J26]" office:value-type="float" office:value="3.860806" calcext:value-type="float">
            <text:p>3.860806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1172" calcext:value-type="float">
            <text:p>3.861172</text:p>
          </table:table-cell>
          <table:table-cell office:value-type="float" office:value="7599" calcext:value-type="float">
            <text:p>7599</text:p>
          </table:table-cell>
          <table:table-cell office:value-type="float" office:value="3.842735" calcext:value-type="float">
            <text:p>3.842735</text:p>
          </table:table-cell>
          <table:table-cell office:value-type="float" office:value="8414" calcext:value-type="float">
            <text:p>8414</text:p>
          </table:table-cell>
          <table:table-cell office:value-type="float" office:value="3.846154" calcext:value-type="float">
            <text:p>3.846154</text:p>
          </table:table-cell>
          <table:table-cell office:value-type="float" office:value="35465" calcext:value-type="float">
            <text:p>35465</text:p>
          </table:table-cell>
          <table:table-cell office:value-type="float" office:value="3.86166" calcext:value-type="float">
            <text:p>3.86166</text:p>
          </table:table-cell>
          <table:table-cell office:value-type="float" office:value="35480" calcext:value-type="float">
            <text:p>35480</text:p>
          </table:table-cell>
          <table:table-cell office:value-type="float" office:value="3.860317" calcext:value-type="float">
            <text:p>3.860317</text:p>
          </table:table-cell>
          <table:table-cell office:value-type="string" calcext:value-type="string">
            <text:p><text:s/>15.9.2020 14:19</text:p>
          </table:table-cell>
          <table:table-cell table:number-columns-repeated="2"/>
          <table:table-cell table:formula="of:=[.B27]" office:value-type="float" office:value="3.861172" calcext:value-type="float">
            <text:p>3.861172</text:p>
          </table:table-cell>
          <table:table-cell table:formula="of:=[.D27]" office:value-type="float" office:value="3.842735" calcext:value-type="float">
            <text:p>3.842735</text:p>
          </table:table-cell>
          <table:table-cell table:formula="of:=[.F27]" office:value-type="float" office:value="3.846154" calcext:value-type="float">
            <text:p>3.846154</text:p>
          </table:table-cell>
          <table:table-cell table:formula="of:=[.H27]" office:value-type="float" office:value="3.86166" calcext:value-type="float">
            <text:p>3.86166</text:p>
          </table:table-cell>
          <table:table-cell table:formula="of:=[.J27]" office:value-type="float" office:value="3.860317" calcext:value-type="float">
            <text:p>3.860317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9829" calcext:value-type="float">
            <text:p>3.859829</text:p>
          </table:table-cell>
          <table:table-cell office:value-type="float" office:value="7509" calcext:value-type="float">
            <text:p>7509</text:p>
          </table:table-cell>
          <table:table-cell office:value-type="float" office:value="3.836386" calcext:value-type="float">
            <text:p>3.836386</text:p>
          </table:table-cell>
          <table:table-cell office:value-type="float" office:value="8323" calcext:value-type="float">
            <text:p>8323</text:p>
          </table:table-cell>
          <table:table-cell office:value-type="float" office:value="3.842491" calcext:value-type="float">
            <text:p>3.842491</text:p>
          </table:table-cell>
          <table:table-cell office:value-type="float" office:value="35416" calcext:value-type="float">
            <text:p>35416</text:p>
          </table:table-cell>
          <table:table-cell office:value-type="float" office:value="3.862637" calcext:value-type="float">
            <text:p>3.862637</text:p>
          </table:table-cell>
          <table:table-cell office:value-type="float" office:value="35430" calcext:value-type="float">
            <text:p>35430</text:p>
          </table:table-cell>
          <table:table-cell office:value-type="float" office:value="3.860806" calcext:value-type="float">
            <text:p>3.860806</text:p>
          </table:table-cell>
          <table:table-cell office:value-type="string" calcext:value-type="string">
            <text:p><text:s/>15.9.2020 14:19</text:p>
          </table:table-cell>
          <table:table-cell table:number-columns-repeated="2"/>
          <table:table-cell table:formula="of:=[.B28]" office:value-type="float" office:value="3.859829" calcext:value-type="float">
            <text:p>3.859829</text:p>
          </table:table-cell>
          <table:table-cell table:formula="of:=[.D28]" office:value-type="float" office:value="3.836386" calcext:value-type="float">
            <text:p>3.836386</text:p>
          </table:table-cell>
          <table:table-cell table:formula="of:=[.F28]" office:value-type="float" office:value="3.842491" calcext:value-type="float">
            <text:p>3.842491</text:p>
          </table:table-cell>
          <table:table-cell table:formula="of:=[.H28]" office:value-type="float" office:value="3.862637" calcext:value-type="float">
            <text:p>3.862637</text:p>
          </table:table-cell>
          <table:table-cell table:formula="of:=[.J28]" office:value-type="float" office:value="3.860806" calcext:value-type="float">
            <text:p>3.860806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0806" calcext:value-type="float">
            <text:p>3.860806</text:p>
          </table:table-cell>
          <table:table-cell office:value-type="float" office:value="7559" calcext:value-type="float">
            <text:p>7559</text:p>
          </table:table-cell>
          <table:table-cell office:value-type="float" office:value="3.860073" calcext:value-type="float">
            <text:p>3.860073</text:p>
          </table:table-cell>
          <table:table-cell office:value-type="float" office:value="8373" calcext:value-type="float">
            <text:p>8373</text:p>
          </table:table-cell>
          <table:table-cell office:value-type="float" office:value="3.844689" calcext:value-type="float">
            <text:p>3.844689</text:p>
          </table:table-cell>
          <table:table-cell office:value-type="float" office:value="35485" calcext:value-type="float">
            <text:p>35485</text:p>
          </table:table-cell>
          <table:table-cell office:value-type="float" office:value="3.860439" calcext:value-type="float">
            <text:p>3.860439</text:p>
          </table:table-cell>
          <table:table-cell office:value-type="float" office:value="35500" calcext:value-type="float">
            <text:p>35500</text:p>
          </table:table-cell>
          <table:table-cell office:value-type="float" office:value="3.860195" calcext:value-type="float">
            <text:p>3.860195</text:p>
          </table:table-cell>
          <table:table-cell office:value-type="string" calcext:value-type="string">
            <text:p><text:s/>15.9.2020 14:27</text:p>
          </table:table-cell>
          <table:table-cell table:number-columns-repeated="2"/>
          <table:table-cell table:formula="of:=[.B29]" office:value-type="float" office:value="3.860806" calcext:value-type="float">
            <text:p>3.860806</text:p>
          </table:table-cell>
          <table:table-cell table:formula="of:=[.D29]" office:value-type="float" office:value="3.860073" calcext:value-type="float">
            <text:p>3.860073</text:p>
          </table:table-cell>
          <table:table-cell table:formula="of:=[.F29]" office:value-type="float" office:value="3.844689" calcext:value-type="float">
            <text:p>3.844689</text:p>
          </table:table-cell>
          <table:table-cell table:formula="of:=[.H29]" office:value-type="float" office:value="3.860439" calcext:value-type="float">
            <text:p>3.860439</text:p>
          </table:table-cell>
          <table:table-cell table:formula="of:=[.J29]" office:value-type="float" office:value="3.860195" calcext:value-type="float">
            <text:p>3.860195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5324" calcext:value-type="float">
            <text:p>3.865324</text:p>
          </table:table-cell>
          <table:table-cell office:value-type="float" office:value="8549" calcext:value-type="float">
            <text:p>8549</text:p>
          </table:table-cell>
          <table:table-cell office:value-type="float" office:value="3.861416" calcext:value-type="float">
            <text:p>3.861416</text:p>
          </table:table-cell>
          <table:table-cell office:value-type="float" office:value="10658" calcext:value-type="float">
            <text:p>10658</text:p>
          </table:table-cell>
          <table:table-cell office:value-type="float" office:value="3.860317" calcext:value-type="float">
            <text:p>3.860317</text:p>
          </table:table-cell>
          <table:table-cell office:value-type="float" office:value="37755" calcext:value-type="float">
            <text:p>37755</text:p>
          </table:table-cell>
          <table:table-cell office:value-type="float" office:value="3.860806" calcext:value-type="float">
            <text:p>3.860806</text:p>
          </table:table-cell>
          <table:table-cell office:value-type="float" office:value="37770" calcext:value-type="float">
            <text:p>37770</text:p>
          </table:table-cell>
          <table:table-cell office:value-type="float" office:value="3.862149" calcext:value-type="float">
            <text:p>3.862149</text:p>
          </table:table-cell>
          <table:table-cell office:value-type="string" calcext:value-type="string">
            <text:p><text:s/>15.9.2020 14:30</text:p>
          </table:table-cell>
          <table:table-cell table:number-columns-repeated="2"/>
          <table:table-cell table:formula="of:=[.B30]" office:value-type="float" office:value="3.865324" calcext:value-type="float">
            <text:p>3.865324</text:p>
          </table:table-cell>
          <table:table-cell table:formula="of:=[.D30]" office:value-type="float" office:value="3.861416" calcext:value-type="float">
            <text:p>3.861416</text:p>
          </table:table-cell>
          <table:table-cell table:formula="of:=[.F30]" office:value-type="float" office:value="3.860317" calcext:value-type="float">
            <text:p>3.860317</text:p>
          </table:table-cell>
          <table:table-cell table:formula="of:=[.H30]" office:value-type="float" office:value="3.860806" calcext:value-type="float">
            <text:p>3.860806</text:p>
          </table:table-cell>
          <table:table-cell table:formula="of:=[.J30]" office:value-type="float" office:value="3.862149" calcext:value-type="float">
            <text:p>3.862149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4103" calcext:value-type="float">
            <text:p>3.864103</text:p>
          </table:table-cell>
          <table:table-cell office:value-type="float" office:value="12269" calcext:value-type="float">
            <text:p>12269</text:p>
          </table:table-cell>
          <table:table-cell office:value-type="float" office:value="3.859707" calcext:value-type="float">
            <text:p>3.859707</text:p>
          </table:table-cell>
          <table:table-cell office:value-type="float" office:value="14388" calcext:value-type="float">
            <text:p>14388</text:p>
          </table:table-cell>
          <table:table-cell office:value-type="float" office:value="3.848352" calcext:value-type="float">
            <text:p>3.848352</text:p>
          </table:table-cell>
          <table:table-cell office:value-type="float" office:value="41485" calcext:value-type="float">
            <text:p>41485</text:p>
          </table:table-cell>
          <table:table-cell office:value-type="float" office:value="3.861538" calcext:value-type="float">
            <text:p>3.861538</text:p>
          </table:table-cell>
          <table:table-cell office:value-type="float" office:value="41500" calcext:value-type="float">
            <text:p>41500</text:p>
          </table:table-cell>
          <table:table-cell office:value-type="float" office:value="3.860928" calcext:value-type="float">
            <text:p>3.860928</text:p>
          </table:table-cell>
          <table:table-cell office:value-type="string" calcext:value-type="string">
            <text:p><text:s/>15.9.2020 14:34</text:p>
          </table:table-cell>
          <table:table-cell table:number-columns-repeated="2"/>
          <table:table-cell table:formula="of:=[.B31]" office:value-type="float" office:value="3.864103" calcext:value-type="float">
            <text:p>3.864103</text:p>
          </table:table-cell>
          <table:table-cell table:formula="of:=[.D31]" office:value-type="float" office:value="3.859707" calcext:value-type="float">
            <text:p>3.859707</text:p>
          </table:table-cell>
          <table:table-cell table:formula="of:=[.F31]" office:value-type="float" office:value="3.848352" calcext:value-type="float">
            <text:p>3.848352</text:p>
          </table:table-cell>
          <table:table-cell table:formula="of:=[.H31]" office:value-type="float" office:value="3.861538" calcext:value-type="float">
            <text:p>3.861538</text:p>
          </table:table-cell>
          <table:table-cell table:formula="of:=[.J31]" office:value-type="float" office:value="3.860928" calcext:value-type="float">
            <text:p>3.860928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1538" calcext:value-type="float">
            <text:p>3.861538</text:p>
          </table:table-cell>
          <table:table-cell office:value-type="float" office:value="7669" calcext:value-type="float">
            <text:p>7669</text:p>
          </table:table-cell>
          <table:table-cell office:value-type="float" office:value="3.837851" calcext:value-type="float">
            <text:p>3.837851</text:p>
          </table:table-cell>
          <table:table-cell office:value-type="float" office:value="9788" calcext:value-type="float">
            <text:p>9788</text:p>
          </table:table-cell>
          <table:table-cell office:value-type="float" office:value="3.858608" calcext:value-type="float">
            <text:p>3.858608</text:p>
          </table:table-cell>
          <table:table-cell office:value-type="float" office:value="36896" calcext:value-type="float">
            <text:p>36896</text:p>
          </table:table-cell>
          <table:table-cell office:value-type="float" office:value="3.860317" calcext:value-type="float">
            <text:p>3.860317</text:p>
          </table:table-cell>
          <table:table-cell office:value-type="float" office:value="36910" calcext:value-type="float">
            <text:p>36910</text:p>
          </table:table-cell>
          <table:table-cell office:value-type="float" office:value="3.859829" calcext:value-type="float">
            <text:p>3.859829</text:p>
          </table:table-cell>
          <table:table-cell office:value-type="string" calcext:value-type="string">
            <text:p><text:s/>15.9.2020 14:38</text:p>
          </table:table-cell>
          <table:table-cell table:number-columns-repeated="2"/>
          <table:table-cell table:formula="of:=[.B32]" office:value-type="float" office:value="3.861538" calcext:value-type="float">
            <text:p>3.861538</text:p>
          </table:table-cell>
          <table:table-cell table:formula="of:=[.D32]" office:value-type="float" office:value="3.837851" calcext:value-type="float">
            <text:p>3.837851</text:p>
          </table:table-cell>
          <table:table-cell table:formula="of:=[.F32]" office:value-type="float" office:value="3.858608" calcext:value-type="float">
            <text:p>3.858608</text:p>
          </table:table-cell>
          <table:table-cell table:formula="of:=[.H32]" office:value-type="float" office:value="3.860317" calcext:value-type="float">
            <text:p>3.860317</text:p>
          </table:table-cell>
          <table:table-cell table:formula="of:=[.J32]" office:value-type="float" office:value="3.859829" calcext:value-type="float">
            <text:p>3.859829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9707" calcext:value-type="float">
            <text:p>3.859707</text:p>
          </table:table-cell>
          <table:table-cell office:value-type="float" office:value="7529" calcext:value-type="float">
            <text:p>7529</text:p>
          </table:table-cell>
          <table:table-cell office:value-type="float" office:value="3.858608" calcext:value-type="float">
            <text:p>3.858608</text:p>
          </table:table-cell>
          <table:table-cell office:value-type="float" office:value="9638" calcext:value-type="float">
            <text:p>9638</text:p>
          </table:table-cell>
          <table:table-cell office:value-type="float" office:value="3.854213" calcext:value-type="float">
            <text:p>3.854213</text:p>
          </table:table-cell>
          <table:table-cell office:value-type="float" office:value="36736" calcext:value-type="float">
            <text:p>36736</text:p>
          </table:table-cell>
          <table:table-cell office:value-type="float" office:value="3.859829" calcext:value-type="float">
            <text:p>3.859829</text:p>
          </table:table-cell>
          <table:table-cell office:value-type="float" office:value="36750" calcext:value-type="float">
            <text:p>36750</text:p>
          </table:table-cell>
          <table:table-cell office:value-type="float" office:value="3.859707" calcext:value-type="float">
            <text:p>3.859707</text:p>
          </table:table-cell>
          <table:table-cell office:value-type="string" calcext:value-type="string">
            <text:p><text:s/>15.9.2020 14:41</text:p>
          </table:table-cell>
          <table:table-cell table:number-columns-repeated="2"/>
          <table:table-cell table:formula="of:=[.B33]" office:value-type="float" office:value="3.859707" calcext:value-type="float">
            <text:p>3.859707</text:p>
          </table:table-cell>
          <table:table-cell table:formula="of:=[.D33]" office:value-type="float" office:value="3.858608" calcext:value-type="float">
            <text:p>3.858608</text:p>
          </table:table-cell>
          <table:table-cell table:formula="of:=[.F33]" office:value-type="float" office:value="3.854213" calcext:value-type="float">
            <text:p>3.854213</text:p>
          </table:table-cell>
          <table:table-cell table:formula="of:=[.H33]" office:value-type="float" office:value="3.859829" calcext:value-type="float">
            <text:p>3.859829</text:p>
          </table:table-cell>
          <table:table-cell table:formula="of:=[.J33]" office:value-type="float" office:value="3.859707" calcext:value-type="float">
            <text:p>3.859707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0562" calcext:value-type="float">
            <text:p>3.860562</text:p>
          </table:table-cell>
          <table:table-cell office:value-type="float" office:value="7529" calcext:value-type="float">
            <text:p>7529</text:p>
          </table:table-cell>
          <table:table-cell office:value-type="float" office:value="3.838218" calcext:value-type="float">
            <text:p>3.838218</text:p>
          </table:table-cell>
          <table:table-cell office:value-type="float" office:value="8342" calcext:value-type="float">
            <text:p>8342</text:p>
          </table:table-cell>
          <table:table-cell office:value-type="float" office:value="3.860439" calcext:value-type="float">
            <text:p>3.860439</text:p>
          </table:table-cell>
          <table:table-cell office:value-type="float" office:value="35436" calcext:value-type="float">
            <text:p>35436</text:p>
          </table:table-cell>
          <table:table-cell office:value-type="float" office:value="3.860317" calcext:value-type="float">
            <text:p>3.860317</text:p>
          </table:table-cell>
          <table:table-cell office:value-type="float" office:value="35450" calcext:value-type="float">
            <text:p>35450</text:p>
          </table:table-cell>
          <table:table-cell office:value-type="float" office:value="3.85812" calcext:value-type="float">
            <text:p>3.85812</text:p>
          </table:table-cell>
          <table:table-cell office:value-type="string" calcext:value-type="string">
            <text:p><text:s/>15.9.2020 14:45</text:p>
          </table:table-cell>
          <table:table-cell table:number-columns-repeated="2"/>
          <table:table-cell table:formula="of:=[.B34]" office:value-type="float" office:value="3.860562" calcext:value-type="float">
            <text:p>3.860562</text:p>
          </table:table-cell>
          <table:table-cell table:formula="of:=[.D34]" office:value-type="float" office:value="3.838218" calcext:value-type="float">
            <text:p>3.838218</text:p>
          </table:table-cell>
          <table:table-cell table:formula="of:=[.F34]" office:value-type="float" office:value="3.860439" calcext:value-type="float">
            <text:p>3.860439</text:p>
          </table:table-cell>
          <table:table-cell table:formula="of:=[.H34]" office:value-type="float" office:value="3.860317" calcext:value-type="float">
            <text:p>3.860317</text:p>
          </table:table-cell>
          <table:table-cell table:formula="of:=[.J34]" office:value-type="float" office:value="3.85812" calcext:value-type="float">
            <text:p>3.85812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0317" calcext:value-type="float">
            <text:p>3.860317</text:p>
          </table:table-cell>
          <table:table-cell office:value-type="float" office:value="8539" calcext:value-type="float">
            <text:p>8539</text:p>
          </table:table-cell>
          <table:table-cell office:value-type="float" office:value="3.844444" calcext:value-type="float">
            <text:p>3.844444</text:p>
          </table:table-cell>
          <table:table-cell office:value-type="float" office:value="9352" calcext:value-type="float">
            <text:p>9352</text:p>
          </table:table-cell>
          <table:table-cell office:value-type="float" office:value="3.833699" calcext:value-type="float">
            <text:p>3.833699</text:p>
          </table:table-cell>
          <table:table-cell office:value-type="float" office:value="36455" calcext:value-type="float">
            <text:p>36455</text:p>
          </table:table-cell>
          <table:table-cell office:value-type="float" office:value="3.860562" calcext:value-type="float">
            <text:p>3.860562</text:p>
          </table:table-cell>
          <table:table-cell office:value-type="float" office:value="36470" calcext:value-type="float">
            <text:p>36470</text:p>
          </table:table-cell>
          <table:table-cell office:value-type="float" office:value="3.859463" calcext:value-type="float">
            <text:p>3.859463</text:p>
          </table:table-cell>
          <table:table-cell office:value-type="string" calcext:value-type="string">
            <text:p><text:s/>15.9.2020 14:48</text:p>
          </table:table-cell>
          <table:table-cell table:number-columns-repeated="2"/>
          <table:table-cell table:formula="of:=[.B35]" office:value-type="float" office:value="3.860317" calcext:value-type="float">
            <text:p>3.860317</text:p>
          </table:table-cell>
          <table:table-cell table:formula="of:=[.D35]" office:value-type="float" office:value="3.844444" calcext:value-type="float">
            <text:p>3.844444</text:p>
          </table:table-cell>
          <table:table-cell table:formula="of:=[.F35]" office:value-type="float" office:value="3.833699" calcext:value-type="float">
            <text:p>3.833699</text:p>
          </table:table-cell>
          <table:table-cell table:formula="of:=[.H35]" office:value-type="float" office:value="3.860562" calcext:value-type="float">
            <text:p>3.860562</text:p>
          </table:table-cell>
          <table:table-cell table:formula="of:=[.J35]" office:value-type="float" office:value="3.859463" calcext:value-type="float">
            <text:p>3.859463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9219" calcext:value-type="float">
            <text:p>3.859219</text:p>
          </table:table-cell>
          <table:table-cell office:value-type="float" office:value="7529" calcext:value-type="float">
            <text:p>7529</text:p>
          </table:table-cell>
          <table:table-cell office:value-type="float" office:value="3.837973" calcext:value-type="float">
            <text:p>3.837973</text:p>
          </table:table-cell>
          <table:table-cell office:value-type="float" office:value="8342" calcext:value-type="float">
            <text:p>8342</text:p>
          </table:table-cell>
          <table:table-cell office:value-type="float" office:value="3.859341" calcext:value-type="float">
            <text:p>3.859341</text:p>
          </table:table-cell>
          <table:table-cell office:value-type="float" office:value="35435" calcext:value-type="float">
            <text:p>35435</text:p>
          </table:table-cell>
          <table:table-cell office:value-type="float" office:value="3.857143" calcext:value-type="float">
            <text:p>3.857143</text:p>
          </table:table-cell>
          <table:table-cell office:value-type="float" office:value="35450" calcext:value-type="float">
            <text:p>35450</text:p>
          </table:table-cell>
          <table:table-cell office:value-type="float" office:value="3.856777" calcext:value-type="float">
            <text:p>3.856777</text:p>
          </table:table-cell>
          <table:table-cell office:value-type="string" calcext:value-type="string">
            <text:p><text:s/>15.9.2020 14:52</text:p>
          </table:table-cell>
          <table:table-cell table:number-columns-repeated="2"/>
          <table:table-cell table:formula="of:=[.B36]" office:value-type="float" office:value="3.859219" calcext:value-type="float">
            <text:p>3.859219</text:p>
          </table:table-cell>
          <table:table-cell table:formula="of:=[.D36]" office:value-type="float" office:value="3.837973" calcext:value-type="float">
            <text:p>3.837973</text:p>
          </table:table-cell>
          <table:table-cell table:formula="of:=[.F36]" office:value-type="float" office:value="3.859341" calcext:value-type="float">
            <text:p>3.859341</text:p>
          </table:table-cell>
          <table:table-cell table:formula="of:=[.H36]" office:value-type="float" office:value="3.857143" calcext:value-type="float">
            <text:p>3.857143</text:p>
          </table:table-cell>
          <table:table-cell table:formula="of:=[.J36]" office:value-type="float" office:value="3.856777" calcext:value-type="float">
            <text:p>3.856777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9707" calcext:value-type="float">
            <text:p>3.859707</text:p>
          </table:table-cell>
          <table:table-cell office:value-type="float" office:value="7519" calcext:value-type="float">
            <text:p>7519</text:p>
          </table:table-cell>
          <table:table-cell office:value-type="float" office:value="3.834799" calcext:value-type="float">
            <text:p>3.834799</text:p>
          </table:table-cell>
          <table:table-cell office:value-type="float" office:value="8333" calcext:value-type="float">
            <text:p>8333</text:p>
          </table:table-cell>
          <table:table-cell office:value-type="float" office:value="3.857753" calcext:value-type="float">
            <text:p>3.857753</text:p>
          </table:table-cell>
          <table:table-cell office:value-type="float" office:value="35445" calcext:value-type="float">
            <text:p>35445</text:p>
          </table:table-cell>
          <table:table-cell office:value-type="float" office:value="3.859707" calcext:value-type="float">
            <text:p>3.859707</text:p>
          </table:table-cell>
          <table:table-cell office:value-type="float" office:value="35460" calcext:value-type="float">
            <text:p>35460</text:p>
          </table:table-cell>
          <table:table-cell office:value-type="float" office:value="3.85812" calcext:value-type="float">
            <text:p>3.85812</text:p>
          </table:table-cell>
          <table:table-cell office:value-type="string" calcext:value-type="string">
            <text:p><text:s/>15.9.2020 14:52</text:p>
          </table:table-cell>
          <table:table-cell table:number-columns-repeated="2"/>
          <table:table-cell table:formula="of:=[.B37]" office:value-type="float" office:value="3.859707" calcext:value-type="float">
            <text:p>3.859707</text:p>
          </table:table-cell>
          <table:table-cell table:formula="of:=[.D37]" office:value-type="float" office:value="3.834799" calcext:value-type="float">
            <text:p>3.834799</text:p>
          </table:table-cell>
          <table:table-cell table:formula="of:=[.F37]" office:value-type="float" office:value="3.857753" calcext:value-type="float">
            <text:p>3.857753</text:p>
          </table:table-cell>
          <table:table-cell table:formula="of:=[.H37]" office:value-type="float" office:value="3.859707" calcext:value-type="float">
            <text:p>3.859707</text:p>
          </table:table-cell>
          <table:table-cell table:formula="of:=[.J37]" office:value-type="float" office:value="3.85812" calcext:value-type="float">
            <text:p>3.85812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9219" calcext:value-type="float">
            <text:p>3.859219</text:p>
          </table:table-cell>
          <table:table-cell office:value-type="float" office:value="7549" calcext:value-type="float">
            <text:p>7549</text:p>
          </table:table-cell>
          <table:table-cell office:value-type="float" office:value="3.855189" calcext:value-type="float">
            <text:p>3.855189</text:p>
          </table:table-cell>
          <table:table-cell office:value-type="float" office:value="8364" calcext:value-type="float">
            <text:p>8364</text:p>
          </table:table-cell>
          <table:table-cell office:value-type="float" office:value="3.853968" calcext:value-type="float">
            <text:p>3.853968</text:p>
          </table:table-cell>
          <table:table-cell office:value-type="float" office:value="35465" calcext:value-type="float">
            <text:p>35465</text:p>
          </table:table-cell>
          <table:table-cell office:value-type="float" office:value="3.859707" calcext:value-type="float">
            <text:p>3.859707</text:p>
          </table:table-cell>
          <table:table-cell office:value-type="float" office:value="35480" calcext:value-type="float">
            <text:p>35480</text:p>
          </table:table-cell>
          <table:table-cell office:value-type="float" office:value="3.847741" calcext:value-type="float">
            <text:p>3.847741</text:p>
          </table:table-cell>
          <table:table-cell office:value-type="string" calcext:value-type="string">
            <text:p><text:s/>15.9.2020 14:59</text:p>
          </table:table-cell>
          <table:table-cell table:number-columns-repeated="2"/>
          <table:table-cell table:formula="of:=[.B38]" office:value-type="float" office:value="3.859219" calcext:value-type="float">
            <text:p>3.859219</text:p>
          </table:table-cell>
          <table:table-cell table:formula="of:=[.D38]" office:value-type="float" office:value="3.855189" calcext:value-type="float">
            <text:p>3.855189</text:p>
          </table:table-cell>
          <table:table-cell table:formula="of:=[.F38]" office:value-type="float" office:value="3.853968" calcext:value-type="float">
            <text:p>3.853968</text:p>
          </table:table-cell>
          <table:table-cell table:formula="of:=[.H38]" office:value-type="float" office:value="3.859707" calcext:value-type="float">
            <text:p>3.859707</text:p>
          </table:table-cell>
          <table:table-cell table:formula="of:=[.J38]" office:value-type="float" office:value="3.847741" calcext:value-type="float">
            <text:p>3.847741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9585" calcext:value-type="float">
            <text:p>3.859585</text:p>
          </table:table-cell>
          <table:table-cell office:value-type="float" office:value="9520" calcext:value-type="float">
            <text:p>9520</text:p>
          </table:table-cell>
          <table:table-cell office:value-type="float" office:value="3.858852" calcext:value-type="float">
            <text:p>3.858852</text:p>
          </table:table-cell>
          <table:table-cell office:value-type="float" office:value="18489" calcext:value-type="float">
            <text:p>18489</text:p>
          </table:table-cell>
          <table:table-cell office:value-type="float" office:value="3.854579" calcext:value-type="float">
            <text:p>3.854579</text:p>
          </table:table-cell>
          <table:table-cell office:value-type="float" office:value="45692" calcext:value-type="float">
            <text:p>45692</text:p>
          </table:table-cell>
          <table:table-cell office:value-type="float" office:value="3.85287" calcext:value-type="float">
            <text:p>3.85287</text:p>
          </table:table-cell>
          <table:table-cell office:value-type="float" office:value="45706" calcext:value-type="float">
            <text:p>45706</text:p>
          </table:table-cell>
          <table:table-cell office:value-type="float" office:value="3.853602" calcext:value-type="float">
            <text:p>3.853602</text:p>
          </table:table-cell>
          <table:table-cell office:value-type="string" calcext:value-type="string">
            <text:p><text:s/>15.9.2020 15:03</text:p>
          </table:table-cell>
          <table:table-cell table:number-columns-repeated="2"/>
          <table:table-cell table:formula="of:=[.B39]" office:value-type="float" office:value="3.859585" calcext:value-type="float">
            <text:p>3.859585</text:p>
          </table:table-cell>
          <table:table-cell table:formula="of:=[.D39]" office:value-type="float" office:value="3.858852" calcext:value-type="float">
            <text:p>3.858852</text:p>
          </table:table-cell>
          <table:table-cell table:formula="of:=[.F39]" office:value-type="float" office:value="3.854579" calcext:value-type="float">
            <text:p>3.854579</text:p>
          </table:table-cell>
          <table:table-cell table:formula="of:=[.H39]" office:value-type="float" office:value="3.85287" calcext:value-type="float">
            <text:p>3.85287</text:p>
          </table:table-cell>
          <table:table-cell table:formula="of:=[.J39]" office:value-type="float" office:value="3.853602" calcext:value-type="float">
            <text:p>3.853602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9585" calcext:value-type="float">
            <text:p>3.859585</text:p>
          </table:table-cell>
          <table:table-cell office:value-type="float" office:value="8480" calcext:value-type="float">
            <text:p>8480</text:p>
          </table:table-cell>
          <table:table-cell office:value-type="float" office:value="3.857509" calcext:value-type="float">
            <text:p>3.857509</text:p>
          </table:table-cell>
          <table:table-cell office:value-type="float" office:value="17432" calcext:value-type="float">
            <text:p>17432</text:p>
          </table:table-cell>
          <table:table-cell office:value-type="float" office:value="3.855189" calcext:value-type="float">
            <text:p>3.855189</text:p>
          </table:table-cell>
          <table:table-cell office:value-type="float" office:value="44622" calcext:value-type="float">
            <text:p>44622</text:p>
          </table:table-cell>
          <table:table-cell office:value-type="float" office:value="3.857265" calcext:value-type="float">
            <text:p>3.857265</text:p>
          </table:table-cell>
          <table:table-cell office:value-type="float" office:value="44636" calcext:value-type="float">
            <text:p>44636</text:p>
          </table:table-cell>
          <table:table-cell office:value-type="float" office:value="3.857143" calcext:value-type="float">
            <text:p>3.857143</text:p>
          </table:table-cell>
          <table:table-cell office:value-type="string" calcext:value-type="string">
            <text:p><text:s/>15.9.2020 15:06</text:p>
          </table:table-cell>
          <table:table-cell table:number-columns-repeated="2"/>
          <table:table-cell table:formula="of:=[.B40]" office:value-type="float" office:value="3.859585" calcext:value-type="float">
            <text:p>3.859585</text:p>
          </table:table-cell>
          <table:table-cell table:formula="of:=[.D40]" office:value-type="float" office:value="3.857509" calcext:value-type="float">
            <text:p>3.857509</text:p>
          </table:table-cell>
          <table:table-cell table:formula="of:=[.F40]" office:value-type="float" office:value="3.855189" calcext:value-type="float">
            <text:p>3.855189</text:p>
          </table:table-cell>
          <table:table-cell table:formula="of:=[.H40]" office:value-type="float" office:value="3.857265" calcext:value-type="float">
            <text:p>3.857265</text:p>
          </table:table-cell>
          <table:table-cell table:formula="of:=[.J40]" office:value-type="float" office:value="3.857143" calcext:value-type="float">
            <text:p>3.857143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8242" calcext:value-type="float">
            <text:p>3.858242</text:p>
          </table:table-cell>
          <table:table-cell office:value-type="float" office:value="8420" calcext:value-type="float">
            <text:p>8420</text:p>
          </table:table-cell>
          <table:table-cell office:value-type="float" office:value="3.85873" calcext:value-type="float">
            <text:p>3.85873</text:p>
          </table:table-cell>
          <table:table-cell office:value-type="float" office:value="17369" calcext:value-type="float">
            <text:p>17369</text:p>
          </table:table-cell>
          <table:table-cell office:value-type="float" office:value="3.855312" calcext:value-type="float">
            <text:p>3.855312</text:p>
          </table:table-cell>
          <table:table-cell office:value-type="float" office:value="44572" calcext:value-type="float">
            <text:p>44572</text:p>
          </table:table-cell>
          <table:table-cell office:value-type="float" office:value="3.854701" calcext:value-type="float">
            <text:p>3.854701</text:p>
          </table:table-cell>
          <table:table-cell office:value-type="float" office:value="44586" calcext:value-type="float">
            <text:p>44586</text:p>
          </table:table-cell>
          <table:table-cell office:value-type="float" office:value="3.854823" calcext:value-type="float">
            <text:p>3.854823</text:p>
          </table:table-cell>
          <table:table-cell office:value-type="string" calcext:value-type="string">
            <text:p><text:s/>15.9.2020 15:03</text:p>
          </table:table-cell>
          <table:table-cell table:number-columns-repeated="2"/>
          <table:table-cell table:formula="of:=[.B41]" office:value-type="float" office:value="3.858242" calcext:value-type="float">
            <text:p>3.858242</text:p>
          </table:table-cell>
          <table:table-cell table:formula="of:=[.D41]" office:value-type="float" office:value="3.85873" calcext:value-type="float">
            <text:p>3.85873</text:p>
          </table:table-cell>
          <table:table-cell table:formula="of:=[.F41]" office:value-type="float" office:value="3.855312" calcext:value-type="float">
            <text:p>3.855312</text:p>
          </table:table-cell>
          <table:table-cell table:formula="of:=[.H41]" office:value-type="float" office:value="3.854701" calcext:value-type="float">
            <text:p>3.854701</text:p>
          </table:table-cell>
          <table:table-cell table:formula="of:=[.J41]" office:value-type="float" office:value="3.854823" calcext:value-type="float">
            <text:p>3.854823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7143" calcext:value-type="float">
            <text:p>3.857143</text:p>
          </table:table-cell>
          <table:table-cell office:value-type="float" office:value="8500" calcext:value-type="float">
            <text:p>8500</text:p>
          </table:table-cell>
          <table:table-cell office:value-type="float" office:value="3.858119" calcext:value-type="float">
            <text:p>3.858119</text:p>
          </table:table-cell>
          <table:table-cell office:value-type="float" office:value="17458" calcext:value-type="float">
            <text:p>17458</text:p>
          </table:table-cell>
          <table:table-cell office:value-type="float" office:value="3.857387" calcext:value-type="float">
            <text:p>3.857387</text:p>
          </table:table-cell>
          <table:table-cell office:value-type="float" office:value="44662" calcext:value-type="float">
            <text:p>44662</text:p>
          </table:table-cell>
          <table:table-cell office:value-type="float" office:value="3.855678" calcext:value-type="float">
            <text:p>3.855678</text:p>
          </table:table-cell>
          <table:table-cell office:value-type="float" office:value="44676" calcext:value-type="float">
            <text:p>44676</text:p>
          </table:table-cell>
          <table:table-cell office:value-type="float" office:value="3.854945" calcext:value-type="float">
            <text:p>3.854945</text:p>
          </table:table-cell>
          <table:table-cell office:value-type="string" calcext:value-type="string">
            <text:p><text:s/>15.9.2020 15:06</text:p>
          </table:table-cell>
          <table:table-cell table:number-columns-repeated="2"/>
          <table:table-cell table:formula="of:=[.B42]" office:value-type="float" office:value="3.857143" calcext:value-type="float">
            <text:p>3.857143</text:p>
          </table:table-cell>
          <table:table-cell table:formula="of:=[.D42]" office:value-type="float" office:value="3.858119" calcext:value-type="float">
            <text:p>3.858119</text:p>
          </table:table-cell>
          <table:table-cell table:formula="of:=[.F42]" office:value-type="float" office:value="3.857387" calcext:value-type="float">
            <text:p>3.857387</text:p>
          </table:table-cell>
          <table:table-cell table:formula="of:=[.H42]" office:value-type="float" office:value="3.855678" calcext:value-type="float">
            <text:p>3.855678</text:p>
          </table:table-cell>
          <table:table-cell table:formula="of:=[.J42]" office:value-type="float" office:value="3.854945" calcext:value-type="float">
            <text:p>3.854945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7631" calcext:value-type="float">
            <text:p>3.857631</text:p>
          </table:table-cell>
          <table:table-cell office:value-type="float" office:value="7529" calcext:value-type="float">
            <text:p>7529</text:p>
          </table:table-cell>
          <table:table-cell office:value-type="float" office:value="3.834799" calcext:value-type="float">
            <text:p>3.834799</text:p>
          </table:table-cell>
          <table:table-cell office:value-type="float" office:value="8348" calcext:value-type="float">
            <text:p>8348</text:p>
          </table:table-cell>
          <table:table-cell office:value-type="float" office:value="3.856044" calcext:value-type="float">
            <text:p>3.856044</text:p>
          </table:table-cell>
          <table:table-cell office:value-type="float" office:value="35445" calcext:value-type="float">
            <text:p>35445</text:p>
          </table:table-cell>
          <table:table-cell office:value-type="float" office:value="3.855678" calcext:value-type="float">
            <text:p>3.855678</text:p>
          </table:table-cell>
          <table:table-cell office:value-type="float" office:value="35460" calcext:value-type="float">
            <text:p>35460</text:p>
          </table:table-cell>
          <table:table-cell office:value-type="float" office:value="3.854212" calcext:value-type="float">
            <text:p>3.854212</text:p>
          </table:table-cell>
          <table:table-cell office:value-type="string" calcext:value-type="string">
            <text:p><text:s/>15.9.2020 15:18</text:p>
          </table:table-cell>
          <table:table-cell table:number-columns-repeated="2"/>
          <table:table-cell table:formula="of:=[.B43]" office:value-type="float" office:value="3.857631" calcext:value-type="float">
            <text:p>3.857631</text:p>
          </table:table-cell>
          <table:table-cell table:formula="of:=[.D43]" office:value-type="float" office:value="3.834799" calcext:value-type="float">
            <text:p>3.834799</text:p>
          </table:table-cell>
          <table:table-cell table:formula="of:=[.F43]" office:value-type="float" office:value="3.856044" calcext:value-type="float">
            <text:p>3.856044</text:p>
          </table:table-cell>
          <table:table-cell table:formula="of:=[.H43]" office:value-type="float" office:value="3.855678" calcext:value-type="float">
            <text:p>3.855678</text:p>
          </table:table-cell>
          <table:table-cell table:formula="of:=[.J43]" office:value-type="float" office:value="3.854212" calcext:value-type="float">
            <text:p>3.854212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7021" calcext:value-type="float">
            <text:p>3.857021</text:p>
          </table:table-cell>
          <table:table-cell office:value-type="float" office:value="7520" calcext:value-type="float">
            <text:p>7520</text:p>
          </table:table-cell>
          <table:table-cell office:value-type="float" office:value="3.833821" calcext:value-type="float">
            <text:p>3.833821</text:p>
          </table:table-cell>
          <table:table-cell office:value-type="float" office:value="8348" calcext:value-type="float">
            <text:p>8348</text:p>
          </table:table-cell>
          <table:table-cell office:value-type="float" office:value="3.854456" calcext:value-type="float">
            <text:p>3.854456</text:p>
          </table:table-cell>
          <table:table-cell office:value-type="float" office:value="35416" calcext:value-type="float">
            <text:p>35416</text:p>
          </table:table-cell>
          <table:table-cell office:value-type="float" office:value="3.856166" calcext:value-type="float">
            <text:p>3.856166</text:p>
          </table:table-cell>
          <table:table-cell office:value-type="float" office:value="35431" calcext:value-type="float">
            <text:p>35431</text:p>
          </table:table-cell>
          <table:table-cell office:value-type="float" office:value="3.856288" calcext:value-type="float">
            <text:p>3.856288</text:p>
          </table:table-cell>
          <table:table-cell office:value-type="string" calcext:value-type="string">
            <text:p><text:s/>15.9.2020 15:18</text:p>
          </table:table-cell>
          <table:table-cell table:number-columns-repeated="2"/>
          <table:table-cell table:formula="of:=[.B44]" office:value-type="float" office:value="3.857021" calcext:value-type="float">
            <text:p>3.857021</text:p>
          </table:table-cell>
          <table:table-cell table:formula="of:=[.D44]" office:value-type="float" office:value="3.833821" calcext:value-type="float">
            <text:p>3.833821</text:p>
          </table:table-cell>
          <table:table-cell table:formula="of:=[.F44]" office:value-type="float" office:value="3.854456" calcext:value-type="float">
            <text:p>3.854456</text:p>
          </table:table-cell>
          <table:table-cell table:formula="of:=[.H44]" office:value-type="float" office:value="3.856166" calcext:value-type="float">
            <text:p>3.856166</text:p>
          </table:table-cell>
          <table:table-cell table:formula="of:=[.J44]" office:value-type="float" office:value="3.856288" calcext:value-type="float">
            <text:p>3.856288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6898" calcext:value-type="float">
            <text:p>3.856898</text:p>
          </table:table-cell>
          <table:table-cell office:value-type="float" office:value="7549" calcext:value-type="float">
            <text:p>7549</text:p>
          </table:table-cell>
          <table:table-cell office:value-type="float" office:value="3.853358" calcext:value-type="float">
            <text:p>3.853358</text:p>
          </table:table-cell>
          <table:table-cell office:value-type="float" office:value="8363" calcext:value-type="float">
            <text:p>8363</text:p>
          </table:table-cell>
          <table:table-cell office:value-type="float" office:value="3.855433" calcext:value-type="float">
            <text:p>3.855433</text:p>
          </table:table-cell>
          <table:table-cell office:value-type="float" office:value="35495" calcext:value-type="float">
            <text:p>35495</text:p>
          </table:table-cell>
          <table:table-cell office:value-type="float" office:value="3.848596" calcext:value-type="float">
            <text:p>3.848596</text:p>
          </table:table-cell>
          <table:table-cell office:value-type="float" office:value="35511" calcext:value-type="float">
            <text:p>35511</text:p>
          </table:table-cell>
          <table:table-cell office:value-type="float" office:value="3.858974" calcext:value-type="float">
            <text:p>3.858974</text:p>
          </table:table-cell>
          <table:table-cell office:value-type="string" calcext:value-type="string">
            <text:p><text:s/>15.9.2020 15:25</text:p>
          </table:table-cell>
          <table:table-cell table:number-columns-repeated="2"/>
          <table:table-cell table:formula="of:=[.B45]" office:value-type="float" office:value="3.856898" calcext:value-type="float">
            <text:p>3.856898</text:p>
          </table:table-cell>
          <table:table-cell table:formula="of:=[.D45]" office:value-type="float" office:value="3.853358" calcext:value-type="float">
            <text:p>3.853358</text:p>
          </table:table-cell>
          <table:table-cell table:formula="of:=[.F45]" office:value-type="float" office:value="3.855433" calcext:value-type="float">
            <text:p>3.855433</text:p>
          </table:table-cell>
          <table:table-cell table:formula="of:=[.H45]" office:value-type="float" office:value="3.848596" calcext:value-type="float">
            <text:p>3.848596</text:p>
          </table:table-cell>
          <table:table-cell table:formula="of:=[.J45]" office:value-type="float" office:value="3.858974" calcext:value-type="float">
            <text:p>3.858974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6166" calcext:value-type="float">
            <text:p>3.856166</text:p>
          </table:table-cell>
          <table:table-cell office:value-type="float" office:value="7509" calcext:value-type="float">
            <text:p>7509</text:p>
          </table:table-cell>
          <table:table-cell office:value-type="float" office:value="3.847619" calcext:value-type="float">
            <text:p>3.847619</text:p>
          </table:table-cell>
          <table:table-cell office:value-type="float" office:value="8314" calcext:value-type="float">
            <text:p>8314</text:p>
          </table:table-cell>
          <table:table-cell office:value-type="float" office:value="3.853602" calcext:value-type="float">
            <text:p>3.853602</text:p>
          </table:table-cell>
          <table:table-cell office:value-type="float" office:value="35416" calcext:value-type="float">
            <text:p>35416</text:p>
          </table:table-cell>
          <table:table-cell office:value-type="float" office:value="3.855922" calcext:value-type="float">
            <text:p>3.855922</text:p>
          </table:table-cell>
          <table:table-cell office:value-type="float" office:value="35431" calcext:value-type="float">
            <text:p>35431</text:p>
          </table:table-cell>
          <table:table-cell office:value-type="float" office:value="3.855311" calcext:value-type="float">
            <text:p>3.855311</text:p>
          </table:table-cell>
          <table:table-cell office:value-type="string" calcext:value-type="string">
            <text:p><text:s/>15.9.2020 15:18</text:p>
          </table:table-cell>
          <table:table-cell table:number-columns-repeated="2"/>
          <table:table-cell table:formula="of:=[.B46]" office:value-type="float" office:value="3.856166" calcext:value-type="float">
            <text:p>3.856166</text:p>
          </table:table-cell>
          <table:table-cell table:formula="of:=[.D46]" office:value-type="float" office:value="3.847619" calcext:value-type="float">
            <text:p>3.847619</text:p>
          </table:table-cell>
          <table:table-cell table:formula="of:=[.F46]" office:value-type="float" office:value="3.853602" calcext:value-type="float">
            <text:p>3.853602</text:p>
          </table:table-cell>
          <table:table-cell table:formula="of:=[.H46]" office:value-type="float" office:value="3.855922" calcext:value-type="float">
            <text:p>3.855922</text:p>
          </table:table-cell>
          <table:table-cell table:formula="of:=[.J46]" office:value-type="float" office:value="3.855311" calcext:value-type="float">
            <text:p>3.855311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4823" calcext:value-type="float">
            <text:p>3.854823</text:p>
          </table:table-cell>
          <table:table-cell office:value-type="float" office:value="8529" calcext:value-type="float">
            <text:p>8529</text:p>
          </table:table-cell>
          <table:table-cell office:value-type="float" office:value="3.839561" calcext:value-type="float">
            <text:p>3.839561</text:p>
          </table:table-cell>
          <table:table-cell office:value-type="float" office:value="10637" calcext:value-type="float">
            <text:p>10637</text:p>
          </table:table-cell>
          <table:table-cell office:value-type="float" office:value="3.850916" calcext:value-type="float">
            <text:p>3.850916</text:p>
          </table:table-cell>
          <table:table-cell office:value-type="float" office:value="37745" calcext:value-type="float">
            <text:p>37745</text:p>
          </table:table-cell>
          <table:table-cell office:value-type="float" office:value="3.856411" calcext:value-type="float">
            <text:p>3.856411</text:p>
          </table:table-cell>
          <table:table-cell office:value-type="float" office:value="37938" calcext:value-type="float">
            <text:p>37938</text:p>
          </table:table-cell>
          <table:table-cell office:value-type="float" office:value="3.852503" calcext:value-type="float">
            <text:p>3.852503</text:p>
          </table:table-cell>
          <table:table-cell office:value-type="string" calcext:value-type="string">
            <text:p><text:s/>15.9.2020 15:32</text:p>
          </table:table-cell>
          <table:table-cell table:number-columns-repeated="2"/>
          <table:table-cell table:formula="of:=[.B47]" office:value-type="float" office:value="3.854823" calcext:value-type="float">
            <text:p>3.854823</text:p>
          </table:table-cell>
          <table:table-cell table:formula="of:=[.D47]" office:value-type="float" office:value="3.839561" calcext:value-type="float">
            <text:p>3.839561</text:p>
          </table:table-cell>
          <table:table-cell table:formula="of:=[.F47]" office:value-type="float" office:value="3.850916" calcext:value-type="float">
            <text:p>3.850916</text:p>
          </table:table-cell>
          <table:table-cell table:formula="of:=[.H47]" office:value-type="float" office:value="3.856411" calcext:value-type="float">
            <text:p>3.856411</text:p>
          </table:table-cell>
          <table:table-cell table:formula="of:=[.J47]" office:value-type="float" office:value="3.852503" calcext:value-type="float">
            <text:p>3.852503</text:p>
          </table:table-cell>
          <table:table-cell table:number-columns-repeated="2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54945" calcext:value-type="float">
            <text:p>3.854945</text:p>
          </table:table-cell>
          <table:table-cell office:value-type="float" office:value="7569" calcext:value-type="float">
            <text:p>7569</text:p>
          </table:table-cell>
          <table:table-cell office:value-type="float" office:value="3.847009" calcext:value-type="float">
            <text:p>3.847009</text:p>
          </table:table-cell>
          <table:table-cell office:value-type="float" office:value="9637" calcext:value-type="float">
            <text:p>9637</text:p>
          </table:table-cell>
          <table:table-cell office:value-type="float" office:value="3.829426" calcext:value-type="float">
            <text:p>3.829426</text:p>
          </table:table-cell>
          <table:table-cell office:value-type="float" office:value="36735" calcext:value-type="float">
            <text:p>36735</text:p>
          </table:table-cell>
          <table:table-cell office:value-type="float" office:value="3.85641" calcext:value-type="float">
            <text:p>3.85641</text:p>
          </table:table-cell>
          <table:table-cell office:value-type="float" office:value="36750" calcext:value-type="float">
            <text:p>36750</text:p>
          </table:table-cell>
          <table:table-cell office:value-type="float" office:value="3.856777" calcext:value-type="float">
            <text:p>3.856777</text:p>
          </table:table-cell>
          <table:table-cell office:value-type="string" calcext:value-type="string">
            <text:p><text:s/>15.9.2020 15:36</text:p>
          </table:table-cell>
          <table:table-cell table:number-columns-repeated="2"/>
          <table:table-cell table:formula="of:=[.B48]" office:value-type="float" office:value="3.854945" calcext:value-type="float">
            <text:p>3.854945</text:p>
          </table:table-cell>
          <table:table-cell table:formula="of:=[.D48]" office:value-type="float" office:value="3.847009" calcext:value-type="float">
            <text:p>3.847009</text:p>
          </table:table-cell>
          <table:table-cell table:formula="of:=[.F48]" office:value-type="float" office:value="3.829426" calcext:value-type="float">
            <text:p>3.829426</text:p>
          </table:table-cell>
          <table:table-cell table:formula="of:=[.H48]" office:value-type="float" office:value="3.85641" calcext:value-type="float">
            <text:p>3.85641</text:p>
          </table:table-cell>
          <table:table-cell table:formula="of:=[.J48]" office:value-type="float" office:value="3.856777" calcext:value-type="float">
            <text:p>3.856777</text:p>
          </table:table-cell>
          <table:table-cell table:number-columns-repeated="2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16:28:20.857077275</dc:date>
    <meta:editing-duration>PT18M14S</meta:editing-duration>
    <meta:editing-cycles>1</meta:editing-cycles>
    <meta:document-statistic meta:table-count="1" meta:cell-count="99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19cm" svg:height="21.442cm" xlink:href=".." xlink:type="simple" chart:class="chart:line" chart:style-name="ch1">
        <chart:legend chart:legend-position="end" svg:x="35.928cm" svg:y="9.426cm" style:legend-expansion="high" chart:style-name="ch2"/>
        <chart:plot-area chart:style-name="ch3" table:cell-range-address="temp.N1:temp.R48" chart:data-source-has-labels="row" svg:x="0.762cm" svg:y="0.428cm" svg:width="34.404cm" svg:height="20.586cm">
          <chartooo:coordinate-region svg:x="1.674cm" svg:y="0.628cm" svg:width="33.305cm" svg:height="19.7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N2:temp.N48" chart:label-cell-address="temp.N1:temp.N1" chart:class="chart:line">
            <chart:data-point chart:repeated="47"/>
          </chart:series>
          <chart:series chart:style-name="ch7" chart:values-cell-range-address="temp.O2:temp.O48" chart:label-cell-address="temp.O1:temp.O1" chart:class="chart:line">
            <chart:data-point chart:repeated="47"/>
          </chart:series>
          <chart:series chart:style-name="ch8" chart:values-cell-range-address="temp.P2:temp.P48" chart:label-cell-address="temp.P1:temp.P1" chart:class="chart:line">
            <chart:data-point chart:repeated="47"/>
          </chart:series>
          <chart:series chart:style-name="ch9" chart:values-cell-range-address="temp.Q2:temp.Q48" chart:label-cell-address="temp.Q1:temp.Q1" chart:class="chart:line">
            <chart:data-point chart:repeated="47"/>
          </chart:series>
          <chart:series chart:style-name="ch10" chart:values-cell-range-address="temp.R2:temp.R48" chart:label-cell-address="temp.R1:temp.R1" chart:class="chart:line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temp.N1:temp.N1</svg:desc>
                </draw:g>
              </table:table-cell>
              <table:table-cell office:value-type="string">
                <text:p>WiFi</text:p>
                <draw:g>
                  <svg:desc>temp.O1:temp.O1</svg:desc>
                </draw:g>
              </table:table-cell>
              <table:table-cell office:value-type="string">
                <text:p>Draw</text:p>
                <draw:g>
                  <svg:desc>temp.P1:temp.P1</svg:desc>
                </draw:g>
              </table:table-cell>
              <table:table-cell office:value-type="string">
                <text:p>Flush</text:p>
                <draw:g>
                  <svg:desc>temp.Q1:temp.Q1</svg:desc>
                </draw:g>
              </table:table-cell>
              <table:table-cell office:value-type="string">
                <text:p>End</text:p>
                <draw:g>
                  <svg:desc>temp.R1:temp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7289">
                <text:p>3.877289</text:p>
                <draw:g>
                  <svg:desc>temp.N2:temp.N48</svg:desc>
                </draw:g>
              </table:table-cell>
              <table:table-cell office:value-type="float" office:value="3.883028">
                <text:p>3.883028</text:p>
                <draw:g>
                  <svg:desc>temp.O2:temp.O48</svg:desc>
                </draw:g>
              </table:table-cell>
              <table:table-cell office:value-type="float" office:value="3.879487">
                <text:p>3.879487</text:p>
                <draw:g>
                  <svg:desc>temp.P2:temp.P48</svg:desc>
                </draw:g>
              </table:table-cell>
              <table:table-cell office:value-type="float" office:value="3.878999">
                <text:p>3.878999</text:p>
                <draw:g>
                  <svg:desc>temp.Q2:temp.Q48</svg:desc>
                </draw:g>
              </table:table-cell>
              <table:table-cell office:value-type="float" office:value="3.879853">
                <text:p>3.879853</text:p>
                <draw:g>
                  <svg:desc>temp.R2:temp.R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80953">
                <text:p>3.880953</text:p>
              </table:table-cell>
              <table:table-cell office:value-type="float" office:value="3.857509">
                <text:p>3.857509</text:p>
              </table:table-cell>
              <table:table-cell office:value-type="float" office:value="3.878022">
                <text:p>3.878022</text:p>
              </table:table-cell>
              <table:table-cell office:value-type="float" office:value="3.884615">
                <text:p>3.884615</text:p>
              </table:table-cell>
              <table:table-cell office:value-type="float" office:value="3.881197">
                <text:p>3.881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80953">
                <text:p>3.880953</text:p>
              </table:table-cell>
              <table:table-cell office:value-type="float" office:value="3.876679">
                <text:p>3.876679</text:p>
              </table:table-cell>
              <table:table-cell office:value-type="float" office:value="3.876434">
                <text:p>3.876434</text:p>
              </table:table-cell>
              <table:table-cell office:value-type="float" office:value="3.878144">
                <text:p>3.878144</text:p>
              </table:table-cell>
              <table:table-cell office:value-type="float" office:value="3.877778">
                <text:p>3.8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77656">
                <text:p>3.877656</text:p>
              </table:table-cell>
              <table:table-cell office:value-type="float" office:value="3.855678">
                <text:p>3.855678</text:p>
              </table:table-cell>
              <table:table-cell office:value-type="float" office:value="3.877167">
                <text:p>3.877167</text:p>
              </table:table-cell>
              <table:table-cell office:value-type="float" office:value="3.877411">
                <text:p>3.877411</text:p>
              </table:table-cell>
              <table:table-cell office:value-type="float" office:value="3.878877">
                <text:p>3.878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76557">
                <text:p>3.876557</text:p>
              </table:table-cell>
              <table:table-cell office:value-type="float" office:value="3.859097">
                <text:p>3.859097</text:p>
              </table:table-cell>
              <table:table-cell office:value-type="float" office:value="3.875702">
                <text:p>3.875702</text:p>
              </table:table-cell>
              <table:table-cell office:value-type="float" office:value="3.879853">
                <text:p>3.879853</text:p>
              </table:table-cell>
              <table:table-cell office:value-type="float" office:value="3.87851">
                <text:p>3.87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76557">
                <text:p>3.876557</text:p>
              </table:table-cell>
              <table:table-cell office:value-type="float" office:value="3.874115">
                <text:p>3.874115</text:p>
              </table:table-cell>
              <table:table-cell office:value-type="float" office:value="3.873871">
                <text:p>3.873871</text:p>
              </table:table-cell>
              <table:table-cell office:value-type="float" office:value="3.860195">
                <text:p>3.860195</text:p>
              </table:table-cell>
              <table:table-cell office:value-type="float" office:value="3.877045">
                <text:p>3.877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79">
                <text:p>3.8779</text:p>
              </table:table-cell>
              <table:table-cell office:value-type="float" office:value="3.854457">
                <text:p>3.854457</text:p>
              </table:table-cell>
              <table:table-cell office:value-type="float" office:value="3.872772">
                <text:p>3.872772</text:p>
              </table:table-cell>
              <table:table-cell office:value-type="float" office:value="3.875336">
                <text:p>3.875336</text:p>
              </table:table-cell>
              <table:table-cell office:value-type="float" office:value="3.876435">
                <text:p>3.876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74603">
                <text:p>3.874603</text:p>
              </table:table-cell>
              <table:table-cell office:value-type="float" office:value="3.853602">
                <text:p>3.853602</text:p>
              </table:table-cell>
              <table:table-cell office:value-type="float" office:value="3.852503">
                <text:p>3.852503</text:p>
              </table:table-cell>
              <table:table-cell office:value-type="float" office:value="3.874847">
                <text:p>3.874847</text:p>
              </table:table-cell>
              <table:table-cell office:value-type="float" office:value="3.874847">
                <text:p>3.874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74725">
                <text:p>3.874725</text:p>
              </table:table-cell>
              <table:table-cell office:value-type="float" office:value="3.853235">
                <text:p>3.853235</text:p>
              </table:table-cell>
              <table:table-cell office:value-type="float" office:value="3.856533">
                <text:p>3.856533</text:p>
              </table:table-cell>
              <table:table-cell office:value-type="float" office:value="3.873138">
                <text:p>3.873138</text:p>
              </table:table-cell>
              <table:table-cell office:value-type="float" office:value="3.872894">
                <text:p>3.872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74237">
                <text:p>3.874237</text:p>
              </table:table-cell>
              <table:table-cell office:value-type="float" office:value="3.850427">
                <text:p>3.850427</text:p>
              </table:table-cell>
              <table:table-cell office:value-type="float" office:value="3.853846">
                <text:p>3.853846</text:p>
              </table:table-cell>
              <table:table-cell office:value-type="float" office:value="3.874969">
                <text:p>3.874969</text:p>
              </table:table-cell>
              <table:table-cell office:value-type="float" office:value="3.871795">
                <text:p>3.871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75824">
                <text:p>3.875824</text:p>
              </table:table-cell>
              <table:table-cell office:value-type="float" office:value="3.84652">
                <text:p>3.84652</text:p>
              </table:table-cell>
              <table:table-cell office:value-type="float" office:value="3.87265">
                <text:p>3.87265</text:p>
              </table:table-cell>
              <table:table-cell office:value-type="float" office:value="3.873871">
                <text:p>3.873871</text:p>
              </table:table-cell>
              <table:table-cell office:value-type="float" office:value="3.871673">
                <text:p>3.871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74115">
                <text:p>3.874115</text:p>
              </table:table-cell>
              <table:table-cell office:value-type="float" office:value="3.857021">
                <text:p>3.857021</text:p>
              </table:table-cell>
              <table:table-cell office:value-type="float" office:value="3.873749">
                <text:p>3.873749</text:p>
              </table:table-cell>
              <table:table-cell office:value-type="float" office:value="3.874481">
                <text:p>3.874481</text:p>
              </table:table-cell>
              <table:table-cell office:value-type="float" office:value="3.872649">
                <text:p>3.872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69841">
                <text:p>3.869841</text:p>
              </table:table-cell>
              <table:table-cell office:value-type="float" office:value="3.870574">
                <text:p>3.870574</text:p>
              </table:table-cell>
              <table:table-cell office:value-type="float" office:value="3.86569">
                <text:p>3.86569</text:p>
              </table:table-cell>
              <table:table-cell office:value-type="float" office:value="3.868864">
                <text:p>3.868864</text:p>
              </table:table-cell>
              <table:table-cell office:value-type="float" office:value="3.865446">
                <text:p>3.865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71673">
                <text:p>3.871673</text:p>
              </table:table-cell>
              <table:table-cell office:value-type="float" office:value="3.871062">
                <text:p>3.871062</text:p>
              </table:table-cell>
              <table:table-cell office:value-type="float" office:value="3.866545">
                <text:p>3.866545</text:p>
              </table:table-cell>
              <table:table-cell office:value-type="float" office:value="3.86923">
                <text:p>3.86923</text:p>
              </table:table-cell>
              <table:table-cell office:value-type="float" office:value="3.868254">
                <text:p>3.868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6862">
                <text:p>3.86862</text:p>
              </table:table-cell>
              <table:table-cell office:value-type="float" office:value="3.86862">
                <text:p>3.86862</text:p>
              </table:table-cell>
              <table:table-cell office:value-type="float" office:value="3.869108">
                <text:p>3.869108</text:p>
              </table:table-cell>
              <table:table-cell office:value-type="float" office:value="3.865079">
                <text:p>3.865079</text:p>
              </table:table-cell>
              <table:table-cell office:value-type="float" office:value="3.864957">
                <text:p>3.864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73016">
                <text:p>3.873016</text:p>
              </table:table-cell>
              <table:table-cell office:value-type="float" office:value="3.870818">
                <text:p>3.870818</text:p>
              </table:table-cell>
              <table:table-cell office:value-type="float" office:value="3.864225">
                <text:p>3.864225</text:p>
              </table:table-cell>
              <table:table-cell office:value-type="float" office:value="3.868254">
                <text:p>3.868254</text:p>
              </table:table-cell>
              <table:table-cell office:value-type="float" office:value="3.869109">
                <text:p>3.869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66423">
                <text:p>3.866423</text:p>
              </table:table-cell>
              <table:table-cell office:value-type="float" office:value="3.863126">
                <text:p>3.863126</text:p>
              </table:table-cell>
              <table:table-cell office:value-type="float" office:value="3.849207">
                <text:p>3.849207</text:p>
              </table:table-cell>
              <table:table-cell office:value-type="float" office:value="3.865934">
                <text:p>3.865934</text:p>
              </table:table-cell>
              <table:table-cell office:value-type="float" office:value="3.866178">
                <text:p>3.866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66545">
                <text:p>3.866545</text:p>
              </table:table-cell>
              <table:table-cell office:value-type="float" office:value="3.844078">
                <text:p>3.844078</text:p>
              </table:table-cell>
              <table:table-cell office:value-type="float" office:value="3.866667">
                <text:p>3.866667</text:p>
              </table:table-cell>
              <table:table-cell office:value-type="float" office:value="3.867643">
                <text:p>3.867643</text:p>
              </table:table-cell>
              <table:table-cell office:value-type="float" office:value="3.868498">
                <text:p>3.868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6801">
                <text:p>3.86801</text:p>
              </table:table-cell>
              <table:table-cell office:value-type="float" office:value="3.848351">
                <text:p>3.848351</text:p>
              </table:table-cell>
              <table:table-cell office:value-type="float" office:value="3.861172">
                <text:p>3.861172</text:p>
              </table:table-cell>
              <table:table-cell office:value-type="float" office:value="3.860439">
                <text:p>3.860439</text:p>
              </table:table-cell>
              <table:table-cell office:value-type="float" office:value="3.859707">
                <text:p>3.859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65812">
                <text:p>3.865812</text:p>
              </table:table-cell>
              <table:table-cell office:value-type="float" office:value="3.865201">
                <text:p>3.865201</text:p>
              </table:table-cell>
              <table:table-cell office:value-type="float" office:value="3.862881">
                <text:p>3.862881</text:p>
              </table:table-cell>
              <table:table-cell office:value-type="float" office:value="3.866667">
                <text:p>3.866667</text:p>
              </table:table-cell>
              <table:table-cell office:value-type="float" office:value="3.865934">
                <text:p>3.865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66056">
                <text:p>3.866056</text:p>
              </table:table-cell>
              <table:table-cell office:value-type="float" office:value="3.841636">
                <text:p>3.841636</text:p>
              </table:table-cell>
              <table:table-cell office:value-type="float" office:value="3.863126">
                <text:p>3.863126</text:p>
              </table:table-cell>
              <table:table-cell office:value-type="float" office:value="3.867643">
                <text:p>3.867643</text:p>
              </table:table-cell>
              <table:table-cell office:value-type="float" office:value="3.867033">
                <text:p>3.867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6398">
                <text:p>3.86398</text:p>
              </table:table-cell>
              <table:table-cell office:value-type="float" office:value="3.86166">
                <text:p>3.86166</text:p>
              </table:table-cell>
              <table:table-cell office:value-type="float" office:value="3.852381">
                <text:p>3.852381</text:p>
              </table:table-cell>
              <table:table-cell office:value-type="float" office:value="3.86398">
                <text:p>3.86398</text:p>
              </table:table-cell>
              <table:table-cell office:value-type="float" office:value="3.864225">
                <text:p>3.864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65446">
                <text:p>3.865446</text:p>
              </table:table-cell>
              <table:table-cell office:value-type="float" office:value="3.844689">
                <text:p>3.844689</text:p>
              </table:table-cell>
              <table:table-cell office:value-type="float" office:value="3.862637">
                <text:p>3.862637</text:p>
              </table:table-cell>
              <table:table-cell office:value-type="float" office:value="3.863248">
                <text:p>3.863248</text:p>
              </table:table-cell>
              <table:table-cell office:value-type="float" office:value="3.865079">
                <text:p>3.865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63614">
                <text:p>3.863614</text:p>
              </table:table-cell>
              <table:table-cell office:value-type="float" office:value="3.844811">
                <text:p>3.844811</text:p>
              </table:table-cell>
              <table:table-cell office:value-type="float" office:value="3.860562">
                <text:p>3.860562</text:p>
              </table:table-cell>
              <table:table-cell office:value-type="float" office:value="3.854823">
                <text:p>3.854823</text:p>
              </table:table-cell>
              <table:table-cell office:value-type="float" office:value="3.863248">
                <text:p>3.863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6398">
                <text:p>3.86398</text:p>
              </table:table-cell>
              <table:table-cell office:value-type="float" office:value="3.860439">
                <text:p>3.860439</text:p>
              </table:table-cell>
              <table:table-cell office:value-type="float" office:value="3.861416">
                <text:p>3.861416</text:p>
              </table:table-cell>
              <table:table-cell office:value-type="float" office:value="3.86337">
                <text:p>3.86337</text:p>
              </table:table-cell>
              <table:table-cell office:value-type="float" office:value="3.860806">
                <text:p>3.860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61172">
                <text:p>3.861172</text:p>
              </table:table-cell>
              <table:table-cell office:value-type="float" office:value="3.842735">
                <text:p>3.842735</text:p>
              </table:table-cell>
              <table:table-cell office:value-type="float" office:value="3.846154">
                <text:p>3.846154</text:p>
              </table:table-cell>
              <table:table-cell office:value-type="float" office:value="3.86166">
                <text:p>3.86166</text:p>
              </table:table-cell>
              <table:table-cell office:value-type="float" office:value="3.860317">
                <text:p>3.860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59829">
                <text:p>3.859829</text:p>
              </table:table-cell>
              <table:table-cell office:value-type="float" office:value="3.836386">
                <text:p>3.836386</text:p>
              </table:table-cell>
              <table:table-cell office:value-type="float" office:value="3.842491">
                <text:p>3.842491</text:p>
              </table:table-cell>
              <table:table-cell office:value-type="float" office:value="3.862637">
                <text:p>3.862637</text:p>
              </table:table-cell>
              <table:table-cell office:value-type="float" office:value="3.860806">
                <text:p>3.860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60806">
                <text:p>3.860806</text:p>
              </table:table-cell>
              <table:table-cell office:value-type="float" office:value="3.860073">
                <text:p>3.860073</text:p>
              </table:table-cell>
              <table:table-cell office:value-type="float" office:value="3.844689">
                <text:p>3.844689</text:p>
              </table:table-cell>
              <table:table-cell office:value-type="float" office:value="3.860439">
                <text:p>3.860439</text:p>
              </table:table-cell>
              <table:table-cell office:value-type="float" office:value="3.860195">
                <text:p>3.860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65324">
                <text:p>3.865324</text:p>
              </table:table-cell>
              <table:table-cell office:value-type="float" office:value="3.861416">
                <text:p>3.861416</text:p>
              </table:table-cell>
              <table:table-cell office:value-type="float" office:value="3.860317">
                <text:p>3.860317</text:p>
              </table:table-cell>
              <table:table-cell office:value-type="float" office:value="3.860806">
                <text:p>3.860806</text:p>
              </table:table-cell>
              <table:table-cell office:value-type="float" office:value="3.862149">
                <text:p>3.862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64103">
                <text:p>3.864103</text:p>
              </table:table-cell>
              <table:table-cell office:value-type="float" office:value="3.859707">
                <text:p>3.859707</text:p>
              </table:table-cell>
              <table:table-cell office:value-type="float" office:value="3.848352">
                <text:p>3.848352</text:p>
              </table:table-cell>
              <table:table-cell office:value-type="float" office:value="3.861538">
                <text:p>3.861538</text:p>
              </table:table-cell>
              <table:table-cell office:value-type="float" office:value="3.860928">
                <text:p>3.8609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61538">
                <text:p>3.861538</text:p>
              </table:table-cell>
              <table:table-cell office:value-type="float" office:value="3.837851">
                <text:p>3.837851</text:p>
              </table:table-cell>
              <table:table-cell office:value-type="float" office:value="3.858608">
                <text:p>3.858608</text:p>
              </table:table-cell>
              <table:table-cell office:value-type="float" office:value="3.860317">
                <text:p>3.860317</text:p>
              </table:table-cell>
              <table:table-cell office:value-type="float" office:value="3.859829">
                <text:p>3.859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59707">
                <text:p>3.859707</text:p>
              </table:table-cell>
              <table:table-cell office:value-type="float" office:value="3.858608">
                <text:p>3.858608</text:p>
              </table:table-cell>
              <table:table-cell office:value-type="float" office:value="3.854213">
                <text:p>3.854213</text:p>
              </table:table-cell>
              <table:table-cell office:value-type="float" office:value="3.859829">
                <text:p>3.859829</text:p>
              </table:table-cell>
              <table:table-cell office:value-type="float" office:value="3.859707">
                <text:p>3.859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60562">
                <text:p>3.860562</text:p>
              </table:table-cell>
              <table:table-cell office:value-type="float" office:value="3.838218">
                <text:p>3.838218</text:p>
              </table:table-cell>
              <table:table-cell office:value-type="float" office:value="3.860439">
                <text:p>3.860439</text:p>
              </table:table-cell>
              <table:table-cell office:value-type="float" office:value="3.860317">
                <text:p>3.860317</text:p>
              </table:table-cell>
              <table:table-cell office:value-type="float" office:value="3.85812">
                <text:p>3.85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60317">
                <text:p>3.860317</text:p>
              </table:table-cell>
              <table:table-cell office:value-type="float" office:value="3.844444">
                <text:p>3.844444</text:p>
              </table:table-cell>
              <table:table-cell office:value-type="float" office:value="3.833699">
                <text:p>3.833699</text:p>
              </table:table-cell>
              <table:table-cell office:value-type="float" office:value="3.860562">
                <text:p>3.860562</text:p>
              </table:table-cell>
              <table:table-cell office:value-type="float" office:value="3.859463">
                <text:p>3.859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59219">
                <text:p>3.859219</text:p>
              </table:table-cell>
              <table:table-cell office:value-type="float" office:value="3.837973">
                <text:p>3.837973</text:p>
              </table:table-cell>
              <table:table-cell office:value-type="float" office:value="3.859341">
                <text:p>3.859341</text:p>
              </table:table-cell>
              <table:table-cell office:value-type="float" office:value="3.857143">
                <text:p>3.857143</text:p>
              </table:table-cell>
              <table:table-cell office:value-type="float" office:value="3.856777">
                <text:p>3.856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59707">
                <text:p>3.859707</text:p>
              </table:table-cell>
              <table:table-cell office:value-type="float" office:value="3.834799">
                <text:p>3.834799</text:p>
              </table:table-cell>
              <table:table-cell office:value-type="float" office:value="3.857753">
                <text:p>3.857753</text:p>
              </table:table-cell>
              <table:table-cell office:value-type="float" office:value="3.859707">
                <text:p>3.859707</text:p>
              </table:table-cell>
              <table:table-cell office:value-type="float" office:value="3.85812">
                <text:p>3.85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59219">
                <text:p>3.859219</text:p>
              </table:table-cell>
              <table:table-cell office:value-type="float" office:value="3.855189">
                <text:p>3.855189</text:p>
              </table:table-cell>
              <table:table-cell office:value-type="float" office:value="3.853968">
                <text:p>3.853968</text:p>
              </table:table-cell>
              <table:table-cell office:value-type="float" office:value="3.859707">
                <text:p>3.859707</text:p>
              </table:table-cell>
              <table:table-cell office:value-type="float" office:value="3.847741">
                <text:p>3.8477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59585">
                <text:p>3.859585</text:p>
              </table:table-cell>
              <table:table-cell office:value-type="float" office:value="3.858852">
                <text:p>3.858852</text:p>
              </table:table-cell>
              <table:table-cell office:value-type="float" office:value="3.854579">
                <text:p>3.854579</text:p>
              </table:table-cell>
              <table:table-cell office:value-type="float" office:value="3.85287">
                <text:p>3.85287</text:p>
              </table:table-cell>
              <table:table-cell office:value-type="float" office:value="3.853602">
                <text:p>3.853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59585">
                <text:p>3.859585</text:p>
              </table:table-cell>
              <table:table-cell office:value-type="float" office:value="3.857509">
                <text:p>3.857509</text:p>
              </table:table-cell>
              <table:table-cell office:value-type="float" office:value="3.855189">
                <text:p>3.855189</text:p>
              </table:table-cell>
              <table:table-cell office:value-type="float" office:value="3.857265">
                <text:p>3.857265</text:p>
              </table:table-cell>
              <table:table-cell office:value-type="float" office:value="3.857143">
                <text:p>3.857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58242">
                <text:p>3.858242</text:p>
              </table:table-cell>
              <table:table-cell office:value-type="float" office:value="3.85873">
                <text:p>3.85873</text:p>
              </table:table-cell>
              <table:table-cell office:value-type="float" office:value="3.855312">
                <text:p>3.855312</text:p>
              </table:table-cell>
              <table:table-cell office:value-type="float" office:value="3.854701">
                <text:p>3.854701</text:p>
              </table:table-cell>
              <table:table-cell office:value-type="float" office:value="3.854823">
                <text:p>3.85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57143">
                <text:p>3.857143</text:p>
              </table:table-cell>
              <table:table-cell office:value-type="float" office:value="3.858119">
                <text:p>3.858119</text:p>
              </table:table-cell>
              <table:table-cell office:value-type="float" office:value="3.857387">
                <text:p>3.857387</text:p>
              </table:table-cell>
              <table:table-cell office:value-type="float" office:value="3.855678">
                <text:p>3.855678</text:p>
              </table:table-cell>
              <table:table-cell office:value-type="float" office:value="3.854945">
                <text:p>3.854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57631">
                <text:p>3.857631</text:p>
              </table:table-cell>
              <table:table-cell office:value-type="float" office:value="3.834799">
                <text:p>3.834799</text:p>
              </table:table-cell>
              <table:table-cell office:value-type="float" office:value="3.856044">
                <text:p>3.856044</text:p>
              </table:table-cell>
              <table:table-cell office:value-type="float" office:value="3.855678">
                <text:p>3.855678</text:p>
              </table:table-cell>
              <table:table-cell office:value-type="float" office:value="3.854212">
                <text:p>3.854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57021">
                <text:p>3.857021</text:p>
              </table:table-cell>
              <table:table-cell office:value-type="float" office:value="3.833821">
                <text:p>3.833821</text:p>
              </table:table-cell>
              <table:table-cell office:value-type="float" office:value="3.854456">
                <text:p>3.854456</text:p>
              </table:table-cell>
              <table:table-cell office:value-type="float" office:value="3.856166">
                <text:p>3.856166</text:p>
              </table:table-cell>
              <table:table-cell office:value-type="float" office:value="3.856288">
                <text:p>3.856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56898">
                <text:p>3.856898</text:p>
              </table:table-cell>
              <table:table-cell office:value-type="float" office:value="3.853358">
                <text:p>3.853358</text:p>
              </table:table-cell>
              <table:table-cell office:value-type="float" office:value="3.855433">
                <text:p>3.855433</text:p>
              </table:table-cell>
              <table:table-cell office:value-type="float" office:value="3.848596">
                <text:p>3.848596</text:p>
              </table:table-cell>
              <table:table-cell office:value-type="float" office:value="3.858974">
                <text:p>3.858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56166">
                <text:p>3.856166</text:p>
              </table:table-cell>
              <table:table-cell office:value-type="float" office:value="3.847619">
                <text:p>3.847619</text:p>
              </table:table-cell>
              <table:table-cell office:value-type="float" office:value="3.853602">
                <text:p>3.853602</text:p>
              </table:table-cell>
              <table:table-cell office:value-type="float" office:value="3.855922">
                <text:p>3.855922</text:p>
              </table:table-cell>
              <table:table-cell office:value-type="float" office:value="3.855311">
                <text:p>3.8553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54823">
                <text:p>3.854823</text:p>
              </table:table-cell>
              <table:table-cell office:value-type="float" office:value="3.839561">
                <text:p>3.839561</text:p>
              </table:table-cell>
              <table:table-cell office:value-type="float" office:value="3.850916">
                <text:p>3.850916</text:p>
              </table:table-cell>
              <table:table-cell office:value-type="float" office:value="3.856411">
                <text:p>3.856411</text:p>
              </table:table-cell>
              <table:table-cell office:value-type="float" office:value="3.852503">
                <text:p>3.852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54945">
                <text:p>3.854945</text:p>
              </table:table-cell>
              <table:table-cell office:value-type="float" office:value="3.847009">
                <text:p>3.847009</text:p>
              </table:table-cell>
              <table:table-cell office:value-type="float" office:value="3.829426">
                <text:p>3.829426</text:p>
              </table:table-cell>
              <table:table-cell office:value-type="float" office:value="3.85641">
                <text:p>3.85641</text:p>
              </table:table-cell>
              <table:table-cell office:value-type="float" office:value="3.856777">
                <text:p>3.856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74cm" svg:height="21.472cm" xlink:href=".." xlink:type="simple" chart:class="chart:line" chart:style-name="ch1">
        <chart:legend chart:legend-position="end" svg:x="35.877cm" svg:y="10.437cm" style:legend-expansion="high" chart:style-name="ch2"/>
        <chart:plot-area chart:style-name="ch3" table:cell-range-address="temp.T2:temp.KN2" svg:x="0.763cm" svg:y="0.429cm" svg:width="34.351cm" svg:height="20.614cm">
          <chartooo:coordinate-region svg:x="1.675cm" svg:y="0.551cm" svg:width="33.298cm" svg:height="19.4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T2:temp.KN2" chart:class="chart:line">
            <chart:data-point chart:repeated="2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877289">
                <text:p>3.877289</text:p>
                <draw:g>
                  <svg:desc>temp.T2:temp.KN2</svg:desc>
                </draw:g>
              </table:table-cell>
              <table:table-cell office:value-type="float" office:value="3.883028">
                <text:p>3.883028</text:p>
              </table:table-cell>
              <table:table-cell office:value-type="float" office:value="3.879487">
                <text:p>3.879487</text:p>
              </table:table-cell>
              <table:table-cell office:value-type="float" office:value="3.878999">
                <text:p>3.878999</text:p>
              </table:table-cell>
              <table:table-cell office:value-type="float" office:value="3.879853">
                <text:p>3.879853</text:p>
              </table:table-cell>
              <table:table-cell office:value-type="float" office:value="NaN">
                <text:p>NaN</text:p>
              </table:table-cell>
              <table:table-cell office:value-type="float" office:value="3.880953">
                <text:p>3.880953</text:p>
              </table:table-cell>
              <table:table-cell office:value-type="float" office:value="3.857509">
                <text:p>3.857509</text:p>
              </table:table-cell>
              <table:table-cell office:value-type="float" office:value="3.878022">
                <text:p>3.878022</text:p>
              </table:table-cell>
              <table:table-cell office:value-type="float" office:value="3.884615">
                <text:p>3.884615</text:p>
              </table:table-cell>
              <table:table-cell office:value-type="float" office:value="3.881197">
                <text:p>3.881197</text:p>
              </table:table-cell>
              <table:table-cell office:value-type="float" office:value="NaN">
                <text:p>NaN</text:p>
              </table:table-cell>
              <table:table-cell office:value-type="float" office:value="3.880953">
                <text:p>3.880953</text:p>
              </table:table-cell>
              <table:table-cell office:value-type="float" office:value="3.876679">
                <text:p>3.876679</text:p>
              </table:table-cell>
              <table:table-cell office:value-type="float" office:value="3.876434">
                <text:p>3.876434</text:p>
              </table:table-cell>
              <table:table-cell office:value-type="float" office:value="3.878144">
                <text:p>3.878144</text:p>
              </table:table-cell>
              <table:table-cell office:value-type="float" office:value="3.877778">
                <text:p>3.877778</text:p>
              </table:table-cell>
              <table:table-cell office:value-type="float" office:value="NaN">
                <text:p>NaN</text:p>
              </table:table-cell>
              <table:table-cell office:value-type="float" office:value="3.877656">
                <text:p>3.877656</text:p>
              </table:table-cell>
              <table:table-cell office:value-type="float" office:value="3.855678">
                <text:p>3.855678</text:p>
              </table:table-cell>
              <table:table-cell office:value-type="float" office:value="3.877167">
                <text:p>3.877167</text:p>
              </table:table-cell>
              <table:table-cell office:value-type="float" office:value="3.877411">
                <text:p>3.877411</text:p>
              </table:table-cell>
              <table:table-cell office:value-type="float" office:value="3.878877">
                <text:p>3.878877</text:p>
              </table:table-cell>
              <table:table-cell office:value-type="float" office:value="NaN">
                <text:p>NaN</text:p>
              </table:table-cell>
              <table:table-cell office:value-type="float" office:value="3.876557">
                <text:p>3.876557</text:p>
              </table:table-cell>
              <table:table-cell office:value-type="float" office:value="3.859097">
                <text:p>3.859097</text:p>
              </table:table-cell>
              <table:table-cell office:value-type="float" office:value="3.875702">
                <text:p>3.875702</text:p>
              </table:table-cell>
              <table:table-cell office:value-type="float" office:value="3.879853">
                <text:p>3.879853</text:p>
              </table:table-cell>
              <table:table-cell office:value-type="float" office:value="3.87851">
                <text:p>3.87851</text:p>
              </table:table-cell>
              <table:table-cell office:value-type="float" office:value="NaN">
                <text:p>NaN</text:p>
              </table:table-cell>
              <table:table-cell office:value-type="float" office:value="3.876557">
                <text:p>3.876557</text:p>
              </table:table-cell>
              <table:table-cell office:value-type="float" office:value="3.874115">
                <text:p>3.874115</text:p>
              </table:table-cell>
              <table:table-cell office:value-type="float" office:value="3.873871">
                <text:p>3.873871</text:p>
              </table:table-cell>
              <table:table-cell office:value-type="float" office:value="3.860195">
                <text:p>3.860195</text:p>
              </table:table-cell>
              <table:table-cell office:value-type="float" office:value="3.877045">
                <text:p>3.877045</text:p>
              </table:table-cell>
              <table:table-cell office:value-type="float" office:value="NaN">
                <text:p>NaN</text:p>
              </table:table-cell>
              <table:table-cell office:value-type="float" office:value="3.8779">
                <text:p>3.8779</text:p>
              </table:table-cell>
              <table:table-cell office:value-type="float" office:value="3.854457">
                <text:p>3.854457</text:p>
              </table:table-cell>
              <table:table-cell office:value-type="float" office:value="3.872772">
                <text:p>3.872772</text:p>
              </table:table-cell>
              <table:table-cell office:value-type="float" office:value="3.875336">
                <text:p>3.875336</text:p>
              </table:table-cell>
              <table:table-cell office:value-type="float" office:value="3.876435">
                <text:p>3.876435</text:p>
              </table:table-cell>
              <table:table-cell office:value-type="float" office:value="NaN">
                <text:p>NaN</text:p>
              </table:table-cell>
              <table:table-cell office:value-type="float" office:value="3.874603">
                <text:p>3.874603</text:p>
              </table:table-cell>
              <table:table-cell office:value-type="float" office:value="3.853602">
                <text:p>3.853602</text:p>
              </table:table-cell>
              <table:table-cell office:value-type="float" office:value="3.852503">
                <text:p>3.852503</text:p>
              </table:table-cell>
              <table:table-cell office:value-type="float" office:value="3.874847">
                <text:p>3.874847</text:p>
              </table:table-cell>
              <table:table-cell office:value-type="float" office:value="3.874847">
                <text:p>3.874847</text:p>
              </table:table-cell>
              <table:table-cell office:value-type="float" office:value="NaN">
                <text:p>NaN</text:p>
              </table:table-cell>
              <table:table-cell office:value-type="float" office:value="3.874725">
                <text:p>3.874725</text:p>
              </table:table-cell>
              <table:table-cell office:value-type="float" office:value="3.853235">
                <text:p>3.853235</text:p>
              </table:table-cell>
              <table:table-cell office:value-type="float" office:value="3.856533">
                <text:p>3.856533</text:p>
              </table:table-cell>
              <table:table-cell office:value-type="float" office:value="3.873138">
                <text:p>3.873138</text:p>
              </table:table-cell>
              <table:table-cell office:value-type="float" office:value="3.872894">
                <text:p>3.872894</text:p>
              </table:table-cell>
              <table:table-cell office:value-type="float" office:value="NaN">
                <text:p>NaN</text:p>
              </table:table-cell>
              <table:table-cell office:value-type="float" office:value="3.874237">
                <text:p>3.874237</text:p>
              </table:table-cell>
              <table:table-cell office:value-type="float" office:value="3.850427">
                <text:p>3.850427</text:p>
              </table:table-cell>
              <table:table-cell office:value-type="float" office:value="3.853846">
                <text:p>3.853846</text:p>
              </table:table-cell>
              <table:table-cell office:value-type="float" office:value="3.874969">
                <text:p>3.874969</text:p>
              </table:table-cell>
              <table:table-cell office:value-type="float" office:value="3.871795">
                <text:p>3.871795</text:p>
              </table:table-cell>
              <table:table-cell office:value-type="float" office:value="NaN">
                <text:p>NaN</text:p>
              </table:table-cell>
              <table:table-cell office:value-type="float" office:value="3.875824">
                <text:p>3.875824</text:p>
              </table:table-cell>
              <table:table-cell office:value-type="float" office:value="3.84652">
                <text:p>3.84652</text:p>
              </table:table-cell>
              <table:table-cell office:value-type="float" office:value="3.87265">
                <text:p>3.87265</text:p>
              </table:table-cell>
              <table:table-cell office:value-type="float" office:value="3.873871">
                <text:p>3.873871</text:p>
              </table:table-cell>
              <table:table-cell office:value-type="float" office:value="3.871673">
                <text:p>3.871673</text:p>
              </table:table-cell>
              <table:table-cell office:value-type="float" office:value="NaN">
                <text:p>NaN</text:p>
              </table:table-cell>
              <table:table-cell office:value-type="float" office:value="3.874115">
                <text:p>3.874115</text:p>
              </table:table-cell>
              <table:table-cell office:value-type="float" office:value="3.857021">
                <text:p>3.857021</text:p>
              </table:table-cell>
              <table:table-cell office:value-type="float" office:value="3.873749">
                <text:p>3.873749</text:p>
              </table:table-cell>
              <table:table-cell office:value-type="float" office:value="3.874481">
                <text:p>3.874481</text:p>
              </table:table-cell>
              <table:table-cell office:value-type="float" office:value="3.872649">
                <text:p>3.872649</text:p>
              </table:table-cell>
              <table:table-cell office:value-type="float" office:value="NaN">
                <text:p>NaN</text:p>
              </table:table-cell>
              <table:table-cell office:value-type="float" office:value="3.869841">
                <text:p>3.869841</text:p>
              </table:table-cell>
              <table:table-cell office:value-type="float" office:value="3.870574">
                <text:p>3.870574</text:p>
              </table:table-cell>
              <table:table-cell office:value-type="float" office:value="3.86569">
                <text:p>3.86569</text:p>
              </table:table-cell>
              <table:table-cell office:value-type="float" office:value="3.868864">
                <text:p>3.868864</text:p>
              </table:table-cell>
              <table:table-cell office:value-type="float" office:value="3.865446">
                <text:p>3.865446</text:p>
              </table:table-cell>
              <table:table-cell office:value-type="float" office:value="NaN">
                <text:p>NaN</text:p>
              </table:table-cell>
              <table:table-cell office:value-type="float" office:value="3.871673">
                <text:p>3.871673</text:p>
              </table:table-cell>
              <table:table-cell office:value-type="float" office:value="3.871062">
                <text:p>3.871062</text:p>
              </table:table-cell>
              <table:table-cell office:value-type="float" office:value="3.866545">
                <text:p>3.866545</text:p>
              </table:table-cell>
              <table:table-cell office:value-type="float" office:value="3.86923">
                <text:p>3.86923</text:p>
              </table:table-cell>
              <table:table-cell office:value-type="float" office:value="3.868254">
                <text:p>3.868254</text:p>
              </table:table-cell>
              <table:table-cell office:value-type="float" office:value="NaN">
                <text:p>NaN</text:p>
              </table:table-cell>
              <table:table-cell office:value-type="float" office:value="3.86862">
                <text:p>3.86862</text:p>
              </table:table-cell>
              <table:table-cell office:value-type="float" office:value="3.86862">
                <text:p>3.86862</text:p>
              </table:table-cell>
              <table:table-cell office:value-type="float" office:value="3.869108">
                <text:p>3.869108</text:p>
              </table:table-cell>
              <table:table-cell office:value-type="float" office:value="3.865079">
                <text:p>3.865079</text:p>
              </table:table-cell>
              <table:table-cell office:value-type="float" office:value="3.864957">
                <text:p>3.864957</text:p>
              </table:table-cell>
              <table:table-cell office:value-type="float" office:value="NaN">
                <text:p>NaN</text:p>
              </table:table-cell>
              <table:table-cell office:value-type="float" office:value="3.873016">
                <text:p>3.873016</text:p>
              </table:table-cell>
              <table:table-cell office:value-type="float" office:value="3.870818">
                <text:p>3.870818</text:p>
              </table:table-cell>
              <table:table-cell office:value-type="float" office:value="3.864225">
                <text:p>3.864225</text:p>
              </table:table-cell>
              <table:table-cell office:value-type="float" office:value="3.868254">
                <text:p>3.868254</text:p>
              </table:table-cell>
              <table:table-cell office:value-type="float" office:value="3.869109">
                <text:p>3.869109</text:p>
              </table:table-cell>
              <table:table-cell office:value-type="float" office:value="NaN">
                <text:p>NaN</text:p>
              </table:table-cell>
              <table:table-cell office:value-type="float" office:value="3.866423">
                <text:p>3.866423</text:p>
              </table:table-cell>
              <table:table-cell office:value-type="float" office:value="3.863126">
                <text:p>3.863126</text:p>
              </table:table-cell>
              <table:table-cell office:value-type="float" office:value="3.849207">
                <text:p>3.849207</text:p>
              </table:table-cell>
              <table:table-cell office:value-type="float" office:value="3.865934">
                <text:p>3.865934</text:p>
              </table:table-cell>
              <table:table-cell office:value-type="float" office:value="3.866178">
                <text:p>3.866178</text:p>
              </table:table-cell>
              <table:table-cell office:value-type="float" office:value="NaN">
                <text:p>NaN</text:p>
              </table:table-cell>
              <table:table-cell office:value-type="float" office:value="3.866545">
                <text:p>3.866545</text:p>
              </table:table-cell>
              <table:table-cell office:value-type="float" office:value="3.844078">
                <text:p>3.844078</text:p>
              </table:table-cell>
              <table:table-cell office:value-type="float" office:value="3.866667">
                <text:p>3.866667</text:p>
              </table:table-cell>
              <table:table-cell office:value-type="float" office:value="3.867643">
                <text:p>3.867643</text:p>
              </table:table-cell>
              <table:table-cell office:value-type="float" office:value="3.868498">
                <text:p>3.868498</text:p>
              </table:table-cell>
              <table:table-cell office:value-type="float" office:value="NaN">
                <text:p>NaN</text:p>
              </table:table-cell>
              <table:table-cell office:value-type="float" office:value="3.86801">
                <text:p>3.86801</text:p>
              </table:table-cell>
              <table:table-cell office:value-type="float" office:value="3.848351">
                <text:p>3.848351</text:p>
              </table:table-cell>
              <table:table-cell office:value-type="float" office:value="3.861172">
                <text:p>3.861172</text:p>
              </table:table-cell>
              <table:table-cell office:value-type="float" office:value="3.860439">
                <text:p>3.860439</text:p>
              </table:table-cell>
              <table:table-cell office:value-type="float" office:value="3.859707">
                <text:p>3.859707</text:p>
              </table:table-cell>
              <table:table-cell office:value-type="float" office:value="NaN">
                <text:p>NaN</text:p>
              </table:table-cell>
              <table:table-cell office:value-type="float" office:value="3.865812">
                <text:p>3.865812</text:p>
              </table:table-cell>
              <table:table-cell office:value-type="float" office:value="3.865201">
                <text:p>3.865201</text:p>
              </table:table-cell>
              <table:table-cell office:value-type="float" office:value="3.862881">
                <text:p>3.862881</text:p>
              </table:table-cell>
              <table:table-cell office:value-type="float" office:value="3.866667">
                <text:p>3.866667</text:p>
              </table:table-cell>
              <table:table-cell office:value-type="float" office:value="3.865934">
                <text:p>3.865934</text:p>
              </table:table-cell>
              <table:table-cell office:value-type="float" office:value="NaN">
                <text:p>NaN</text:p>
              </table:table-cell>
              <table:table-cell office:value-type="float" office:value="3.866056">
                <text:p>3.866056</text:p>
              </table:table-cell>
              <table:table-cell office:value-type="float" office:value="3.841636">
                <text:p>3.841636</text:p>
              </table:table-cell>
              <table:table-cell office:value-type="float" office:value="3.863126">
                <text:p>3.863126</text:p>
              </table:table-cell>
              <table:table-cell office:value-type="float" office:value="3.867643">
                <text:p>3.867643</text:p>
              </table:table-cell>
              <table:table-cell office:value-type="float" office:value="3.867033">
                <text:p>3.867033</text:p>
              </table:table-cell>
              <table:table-cell office:value-type="float" office:value="NaN">
                <text:p>NaN</text:p>
              </table:table-cell>
              <table:table-cell office:value-type="float" office:value="3.86398">
                <text:p>3.86398</text:p>
              </table:table-cell>
              <table:table-cell office:value-type="float" office:value="3.86166">
                <text:p>3.86166</text:p>
              </table:table-cell>
              <table:table-cell office:value-type="float" office:value="3.852381">
                <text:p>3.852381</text:p>
              </table:table-cell>
              <table:table-cell office:value-type="float" office:value="3.86398">
                <text:p>3.86398</text:p>
              </table:table-cell>
              <table:table-cell office:value-type="float" office:value="3.864225">
                <text:p>3.864225</text:p>
              </table:table-cell>
              <table:table-cell office:value-type="float" office:value="NaN">
                <text:p>NaN</text:p>
              </table:table-cell>
              <table:table-cell office:value-type="float" office:value="3.865446">
                <text:p>3.865446</text:p>
              </table:table-cell>
              <table:table-cell office:value-type="float" office:value="3.844689">
                <text:p>3.844689</text:p>
              </table:table-cell>
              <table:table-cell office:value-type="float" office:value="3.862637">
                <text:p>3.862637</text:p>
              </table:table-cell>
              <table:table-cell office:value-type="float" office:value="3.863248">
                <text:p>3.863248</text:p>
              </table:table-cell>
              <table:table-cell office:value-type="float" office:value="3.865079">
                <text:p>3.865079</text:p>
              </table:table-cell>
              <table:table-cell office:value-type="float" office:value="NaN">
                <text:p>NaN</text:p>
              </table:table-cell>
              <table:table-cell office:value-type="float" office:value="3.863614">
                <text:p>3.863614</text:p>
              </table:table-cell>
              <table:table-cell office:value-type="float" office:value="3.844811">
                <text:p>3.844811</text:p>
              </table:table-cell>
              <table:table-cell office:value-type="float" office:value="3.860562">
                <text:p>3.860562</text:p>
              </table:table-cell>
              <table:table-cell office:value-type="float" office:value="3.854823">
                <text:p>3.854823</text:p>
              </table:table-cell>
              <table:table-cell office:value-type="float" office:value="3.863248">
                <text:p>3.863248</text:p>
              </table:table-cell>
              <table:table-cell office:value-type="float" office:value="NaN">
                <text:p>NaN</text:p>
              </table:table-cell>
              <table:table-cell office:value-type="float" office:value="3.86398">
                <text:p>3.86398</text:p>
              </table:table-cell>
              <table:table-cell office:value-type="float" office:value="3.860439">
                <text:p>3.860439</text:p>
              </table:table-cell>
              <table:table-cell office:value-type="float" office:value="3.861416">
                <text:p>3.861416</text:p>
              </table:table-cell>
              <table:table-cell office:value-type="float" office:value="3.86337">
                <text:p>3.86337</text:p>
              </table:table-cell>
              <table:table-cell office:value-type="float" office:value="3.860806">
                <text:p>3.860806</text:p>
              </table:table-cell>
              <table:table-cell office:value-type="float" office:value="NaN">
                <text:p>NaN</text:p>
              </table:table-cell>
              <table:table-cell office:value-type="float" office:value="3.861172">
                <text:p>3.861172</text:p>
              </table:table-cell>
              <table:table-cell office:value-type="float" office:value="3.842735">
                <text:p>3.842735</text:p>
              </table:table-cell>
              <table:table-cell office:value-type="float" office:value="3.846154">
                <text:p>3.846154</text:p>
              </table:table-cell>
              <table:table-cell office:value-type="float" office:value="3.86166">
                <text:p>3.86166</text:p>
              </table:table-cell>
              <table:table-cell office:value-type="float" office:value="3.860317">
                <text:p>3.860317</text:p>
              </table:table-cell>
              <table:table-cell office:value-type="float" office:value="NaN">
                <text:p>NaN</text:p>
              </table:table-cell>
              <table:table-cell office:value-type="float" office:value="3.859829">
                <text:p>3.859829</text:p>
              </table:table-cell>
              <table:table-cell office:value-type="float" office:value="3.836386">
                <text:p>3.836386</text:p>
              </table:table-cell>
              <table:table-cell office:value-type="float" office:value="3.842491">
                <text:p>3.842491</text:p>
              </table:table-cell>
              <table:table-cell office:value-type="float" office:value="3.862637">
                <text:p>3.862637</text:p>
              </table:table-cell>
              <table:table-cell office:value-type="float" office:value="3.860806">
                <text:p>3.860806</text:p>
              </table:table-cell>
              <table:table-cell office:value-type="float" office:value="NaN">
                <text:p>NaN</text:p>
              </table:table-cell>
              <table:table-cell office:value-type="float" office:value="3.860806">
                <text:p>3.860806</text:p>
              </table:table-cell>
              <table:table-cell office:value-type="float" office:value="3.860073">
                <text:p>3.860073</text:p>
              </table:table-cell>
              <table:table-cell office:value-type="float" office:value="3.844689">
                <text:p>3.844689</text:p>
              </table:table-cell>
              <table:table-cell office:value-type="float" office:value="3.860439">
                <text:p>3.860439</text:p>
              </table:table-cell>
              <table:table-cell office:value-type="float" office:value="3.860195">
                <text:p>3.860195</text:p>
              </table:table-cell>
              <table:table-cell office:value-type="float" office:value="NaN">
                <text:p>NaN</text:p>
              </table:table-cell>
              <table:table-cell office:value-type="float" office:value="3.865324">
                <text:p>3.865324</text:p>
              </table:table-cell>
              <table:table-cell office:value-type="float" office:value="3.861416">
                <text:p>3.861416</text:p>
              </table:table-cell>
              <table:table-cell office:value-type="float" office:value="3.860317">
                <text:p>3.860317</text:p>
              </table:table-cell>
              <table:table-cell office:value-type="float" office:value="3.860806">
                <text:p>3.860806</text:p>
              </table:table-cell>
              <table:table-cell office:value-type="float" office:value="3.862149">
                <text:p>3.862149</text:p>
              </table:table-cell>
              <table:table-cell office:value-type="float" office:value="NaN">
                <text:p>NaN</text:p>
              </table:table-cell>
              <table:table-cell office:value-type="float" office:value="3.864103">
                <text:p>3.864103</text:p>
              </table:table-cell>
              <table:table-cell office:value-type="float" office:value="3.859707">
                <text:p>3.859707</text:p>
              </table:table-cell>
              <table:table-cell office:value-type="float" office:value="3.848352">
                <text:p>3.848352</text:p>
              </table:table-cell>
              <table:table-cell office:value-type="float" office:value="3.861538">
                <text:p>3.861538</text:p>
              </table:table-cell>
              <table:table-cell office:value-type="float" office:value="3.860928">
                <text:p>3.860928</text:p>
              </table:table-cell>
              <table:table-cell office:value-type="float" office:value="NaN">
                <text:p>NaN</text:p>
              </table:table-cell>
              <table:table-cell office:value-type="float" office:value="3.861538">
                <text:p>3.861538</text:p>
              </table:table-cell>
              <table:table-cell office:value-type="float" office:value="3.837851">
                <text:p>3.837851</text:p>
              </table:table-cell>
              <table:table-cell office:value-type="float" office:value="3.858608">
                <text:p>3.858608</text:p>
              </table:table-cell>
              <table:table-cell office:value-type="float" office:value="3.860317">
                <text:p>3.860317</text:p>
              </table:table-cell>
              <table:table-cell office:value-type="float" office:value="3.859829">
                <text:p>3.859829</text:p>
              </table:table-cell>
              <table:table-cell office:value-type="float" office:value="NaN">
                <text:p>NaN</text:p>
              </table:table-cell>
              <table:table-cell office:value-type="float" office:value="3.859707">
                <text:p>3.859707</text:p>
              </table:table-cell>
              <table:table-cell office:value-type="float" office:value="3.858608">
                <text:p>3.858608</text:p>
              </table:table-cell>
              <table:table-cell office:value-type="float" office:value="3.854213">
                <text:p>3.854213</text:p>
              </table:table-cell>
              <table:table-cell office:value-type="float" office:value="3.859829">
                <text:p>3.859829</text:p>
              </table:table-cell>
              <table:table-cell office:value-type="float" office:value="3.859707">
                <text:p>3.859707</text:p>
              </table:table-cell>
              <table:table-cell office:value-type="float" office:value="NaN">
                <text:p>NaN</text:p>
              </table:table-cell>
              <table:table-cell office:value-type="float" office:value="3.860562">
                <text:p>3.860562</text:p>
              </table:table-cell>
              <table:table-cell office:value-type="float" office:value="3.838218">
                <text:p>3.838218</text:p>
              </table:table-cell>
              <table:table-cell office:value-type="float" office:value="3.860439">
                <text:p>3.860439</text:p>
              </table:table-cell>
              <table:table-cell office:value-type="float" office:value="3.860317">
                <text:p>3.860317</text:p>
              </table:table-cell>
              <table:table-cell office:value-type="float" office:value="3.85812">
                <text:p>3.85812</text:p>
              </table:table-cell>
              <table:table-cell office:value-type="float" office:value="NaN">
                <text:p>NaN</text:p>
              </table:table-cell>
              <table:table-cell office:value-type="float" office:value="3.860317">
                <text:p>3.860317</text:p>
              </table:table-cell>
              <table:table-cell office:value-type="float" office:value="3.844444">
                <text:p>3.844444</text:p>
              </table:table-cell>
              <table:table-cell office:value-type="float" office:value="3.833699">
                <text:p>3.833699</text:p>
              </table:table-cell>
              <table:table-cell office:value-type="float" office:value="3.860562">
                <text:p>3.860562</text:p>
              </table:table-cell>
              <table:table-cell office:value-type="float" office:value="3.859463">
                <text:p>3.859463</text:p>
              </table:table-cell>
              <table:table-cell office:value-type="float" office:value="NaN">
                <text:p>NaN</text:p>
              </table:table-cell>
              <table:table-cell office:value-type="float" office:value="3.859219">
                <text:p>3.859219</text:p>
              </table:table-cell>
              <table:table-cell office:value-type="float" office:value="3.837973">
                <text:p>3.837973</text:p>
              </table:table-cell>
              <table:table-cell office:value-type="float" office:value="3.859341">
                <text:p>3.859341</text:p>
              </table:table-cell>
              <table:table-cell office:value-type="float" office:value="3.857143">
                <text:p>3.857143</text:p>
              </table:table-cell>
              <table:table-cell office:value-type="float" office:value="3.856777">
                <text:p>3.856777</text:p>
              </table:table-cell>
              <table:table-cell office:value-type="float" office:value="NaN">
                <text:p>NaN</text:p>
              </table:table-cell>
              <table:table-cell office:value-type="float" office:value="3.859707">
                <text:p>3.859707</text:p>
              </table:table-cell>
              <table:table-cell office:value-type="float" office:value="3.834799">
                <text:p>3.834799</text:p>
              </table:table-cell>
              <table:table-cell office:value-type="float" office:value="3.857753">
                <text:p>3.857753</text:p>
              </table:table-cell>
              <table:table-cell office:value-type="float" office:value="3.859707">
                <text:p>3.859707</text:p>
              </table:table-cell>
              <table:table-cell office:value-type="float" office:value="3.85812">
                <text:p>3.85812</text:p>
              </table:table-cell>
              <table:table-cell office:value-type="float" office:value="NaN">
                <text:p>NaN</text:p>
              </table:table-cell>
              <table:table-cell office:value-type="float" office:value="3.859219">
                <text:p>3.859219</text:p>
              </table:table-cell>
              <table:table-cell office:value-type="float" office:value="3.855189">
                <text:p>3.855189</text:p>
              </table:table-cell>
              <table:table-cell office:value-type="float" office:value="3.853968">
                <text:p>3.853968</text:p>
              </table:table-cell>
              <table:table-cell office:value-type="float" office:value="3.859707">
                <text:p>3.859707</text:p>
              </table:table-cell>
              <table:table-cell office:value-type="float" office:value="3.847741">
                <text:p>3.847741</text:p>
              </table:table-cell>
              <table:table-cell office:value-type="float" office:value="NaN">
                <text:p>NaN</text:p>
              </table:table-cell>
              <table:table-cell office:value-type="float" office:value="3.859585">
                <text:p>3.859585</text:p>
              </table:table-cell>
              <table:table-cell office:value-type="float" office:value="3.858852">
                <text:p>3.858852</text:p>
              </table:table-cell>
              <table:table-cell office:value-type="float" office:value="3.854579">
                <text:p>3.854579</text:p>
              </table:table-cell>
              <table:table-cell office:value-type="float" office:value="3.85287">
                <text:p>3.85287</text:p>
              </table:table-cell>
              <table:table-cell office:value-type="float" office:value="3.853602">
                <text:p>3.853602</text:p>
              </table:table-cell>
              <table:table-cell office:value-type="float" office:value="NaN">
                <text:p>NaN</text:p>
              </table:table-cell>
              <table:table-cell office:value-type="float" office:value="3.859585">
                <text:p>3.859585</text:p>
              </table:table-cell>
              <table:table-cell office:value-type="float" office:value="3.857509">
                <text:p>3.857509</text:p>
              </table:table-cell>
              <table:table-cell office:value-type="float" office:value="3.855189">
                <text:p>3.855189</text:p>
              </table:table-cell>
              <table:table-cell office:value-type="float" office:value="3.857265">
                <text:p>3.857265</text:p>
              </table:table-cell>
              <table:table-cell office:value-type="float" office:value="3.857143">
                <text:p>3.857143</text:p>
              </table:table-cell>
              <table:table-cell office:value-type="float" office:value="NaN">
                <text:p>NaN</text:p>
              </table:table-cell>
              <table:table-cell office:value-type="float" office:value="3.858242">
                <text:p>3.858242</text:p>
              </table:table-cell>
              <table:table-cell office:value-type="float" office:value="3.85873">
                <text:p>3.85873</text:p>
              </table:table-cell>
              <table:table-cell office:value-type="float" office:value="3.855312">
                <text:p>3.855312</text:p>
              </table:table-cell>
              <table:table-cell office:value-type="float" office:value="3.854701">
                <text:p>3.854701</text:p>
              </table:table-cell>
              <table:table-cell office:value-type="float" office:value="3.854823">
                <text:p>3.854823</text:p>
              </table:table-cell>
              <table:table-cell office:value-type="float" office:value="NaN">
                <text:p>NaN</text:p>
              </table:table-cell>
              <table:table-cell office:value-type="float" office:value="3.857143">
                <text:p>3.857143</text:p>
              </table:table-cell>
              <table:table-cell office:value-type="float" office:value="3.858119">
                <text:p>3.858119</text:p>
              </table:table-cell>
              <table:table-cell office:value-type="float" office:value="3.857387">
                <text:p>3.857387</text:p>
              </table:table-cell>
              <table:table-cell office:value-type="float" office:value="3.855678">
                <text:p>3.855678</text:p>
              </table:table-cell>
              <table:table-cell office:value-type="float" office:value="3.854945">
                <text:p>3.854945</text:p>
              </table:table-cell>
              <table:table-cell office:value-type="float" office:value="NaN">
                <text:p>NaN</text:p>
              </table:table-cell>
              <table:table-cell office:value-type="float" office:value="3.857631">
                <text:p>3.857631</text:p>
              </table:table-cell>
              <table:table-cell office:value-type="float" office:value="3.834799">
                <text:p>3.834799</text:p>
              </table:table-cell>
              <table:table-cell office:value-type="float" office:value="3.856044">
                <text:p>3.856044</text:p>
              </table:table-cell>
              <table:table-cell office:value-type="float" office:value="3.855678">
                <text:p>3.855678</text:p>
              </table:table-cell>
              <table:table-cell office:value-type="float" office:value="3.854212">
                <text:p>3.854212</text:p>
              </table:table-cell>
              <table:table-cell office:value-type="float" office:value="NaN">
                <text:p>NaN</text:p>
              </table:table-cell>
              <table:table-cell office:value-type="float" office:value="3.857021">
                <text:p>3.857021</text:p>
              </table:table-cell>
              <table:table-cell office:value-type="float" office:value="3.833821">
                <text:p>3.833821</text:p>
              </table:table-cell>
              <table:table-cell office:value-type="float" office:value="3.854456">
                <text:p>3.854456</text:p>
              </table:table-cell>
              <table:table-cell office:value-type="float" office:value="3.856166">
                <text:p>3.856166</text:p>
              </table:table-cell>
              <table:table-cell office:value-type="float" office:value="3.856288">
                <text:p>3.856288</text:p>
              </table:table-cell>
              <table:table-cell office:value-type="float" office:value="NaN">
                <text:p>NaN</text:p>
              </table:table-cell>
              <table:table-cell office:value-type="float" office:value="3.856898">
                <text:p>3.856898</text:p>
              </table:table-cell>
              <table:table-cell office:value-type="float" office:value="3.853358">
                <text:p>3.853358</text:p>
              </table:table-cell>
              <table:table-cell office:value-type="float" office:value="3.855433">
                <text:p>3.855433</text:p>
              </table:table-cell>
              <table:table-cell office:value-type="float" office:value="3.848596">
                <text:p>3.848596</text:p>
              </table:table-cell>
              <table:table-cell office:value-type="float" office:value="3.858974">
                <text:p>3.858974</text:p>
              </table:table-cell>
              <table:table-cell office:value-type="float" office:value="NaN">
                <text:p>NaN</text:p>
              </table:table-cell>
              <table:table-cell office:value-type="float" office:value="3.856166">
                <text:p>3.856166</text:p>
              </table:table-cell>
              <table:table-cell office:value-type="float" office:value="3.847619">
                <text:p>3.847619</text:p>
              </table:table-cell>
              <table:table-cell office:value-type="float" office:value="3.853602">
                <text:p>3.853602</text:p>
              </table:table-cell>
              <table:table-cell office:value-type="float" office:value="3.855922">
                <text:p>3.855922</text:p>
              </table:table-cell>
              <table:table-cell office:value-type="float" office:value="3.855311">
                <text:p>3.855311</text:p>
              </table:table-cell>
              <table:table-cell office:value-type="float" office:value="NaN">
                <text:p>NaN</text:p>
              </table:table-cell>
              <table:table-cell office:value-type="float" office:value="3.854823">
                <text:p>3.854823</text:p>
              </table:table-cell>
              <table:table-cell office:value-type="float" office:value="3.839561">
                <text:p>3.839561</text:p>
              </table:table-cell>
              <table:table-cell office:value-type="float" office:value="3.850916">
                <text:p>3.850916</text:p>
              </table:table-cell>
              <table:table-cell office:value-type="float" office:value="3.856411">
                <text:p>3.856411</text:p>
              </table:table-cell>
              <table:table-cell office:value-type="float" office:value="3.852503">
                <text:p>3.852503</text:p>
              </table:table-cell>
              <table:table-cell office:value-type="float" office:value="NaN">
                <text:p>NaN</text:p>
              </table:table-cell>
              <table:table-cell office:value-type="float" office:value="3.854945">
                <text:p>3.854945</text:p>
              </table:table-cell>
              <table:table-cell office:value-type="float" office:value="3.847009">
                <text:p>3.847009</text:p>
              </table:table-cell>
              <table:table-cell office:value-type="float" office:value="3.829426">
                <text:p>3.829426</text:p>
              </table:table-cell>
              <table:table-cell office:value-type="float" office:value="3.85641">
                <text:p>3.85641</text:p>
              </table:table-cell>
              <table:table-cell office:value-type="float" office:value="3.856777">
                <text:p>3.856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